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Heiti TC Light" fo:font-size="12.0pt" fo:background-color="#868686"/>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穎芝   |  2020.05.18 11:37   |   <text:a xlink:type="simple" xlink:href="http://palinfo.habago.org/Entry?Command=Information_PrintForum&amp;#FORUM39224"><text:span text:style-name="T1">#</text:span></text:a></text:p>
      <text:p text:style-name="P3">美國1月11日前就開始研發新冠疫苗 <text:line-break/>央视新闻 5月17日 08:32 <text:line-break/><text:line-break/>當地時間15日，特朗普在白宮表示，美國於1月11日已經開始研發新冠病毒疫苗。特朗普的話立即引發美國境內外網友質疑：美國是不是早就瞭解了新冠病毒的情況？特朗普和部分美國政客一直在想方設法「甩鍋」世衛組織，污稱世衛組織「隱瞞」疫情。 <text:line-break/><text:line-break/><text:a xlink:type="simple" xlink:href="https://weibo.com/2656274875/J2iLOz9Le"><text:span text:style-name="T2">https://weibo.com/2656274875/J2iLOz9Le</text:span></text:a></text:p>
      <text:p text:style-name="P2">陳真   |  2020.05.18 09:32   |   <text:a xlink:type="simple" xlink:href="http://palinfo.habago.org/Entry?Command=Information_PrintForum&amp;#FORUM39223"><text:span text:style-name="T1">#</text:span></text:a></text:p>
      <text:p text:style-name="P4">卡韓政變(242)：一張卡片 <text:line-break/><text:line-break/>陳真 <text:line-break/><text:line-break/>2020. 05. 18. <text:line-break/><text:line-break/>三十一年前，剛當醫生，我的醫師白袍口袋裏除了藥物與診斷手冊外，都還會帶著一樣東西，那就是聖經，伴我渡過無數漫漫長夜。面對病患及其所愛，面對各種孤苦病痛，每當我感到無助與惆悵，我就隨手翻翻聖經，從而獲得某種安慰與力量。 <text:line-break/><text:line-break/>一年多以來，一直想寫信給韓國瑜，但怠惰個性使然，遲遲未寫，直到這兩天才動筆。我搬出一大盒卡片，小孩很興奮，因為這是她第一次看到我搬出這盒神祕的八寶箱。我告訴小孩說，「把拔想要寄一張卡片給韓國瑜，我們來抽一張好不好？」結果就抽到這一張。 <text:line-break/><text:line-break/>小孩還不識字，問我卡片寫什麼，我念給她聽，我說：「神並不曾保證天空永遠是藍色的，也不曾許諾生命裏總有花香。」她似懂非懂，告訴我說她看過紫色的天空。最後，我跟她說，「但是，神卻向我們允諾一件事哦，妳猜是什麼事呢？」她搖頭。我公布答案，那就是「神允諾：我們會獲得憐憫，擁有不死的愛。」她聽不懂，一直吵著要我解釋。我說，「懂不懂不重要。妳長大後自然就會懂，自然就會知道什麼是不死的愛。但是，知道沒有用，做到比知道更重要。」 <text:line-break/><text:line-break/>我在卡片背後還寫了一些話給韓國瑜。我寫說： <text:line-break/><text:line-break/>「國瑜兄，平安。 <text:line-break/><text:line-break/>素昧平生，時代的因素讓我們曾經站在對立面，但我相信，在某種更為深刻、苦民所苦的共同價值上，你我始終並無區別。 <text:line-break/><text:line-break/>您受的痛苦與冤屈，不會虛擲，神會紀念這一切。 <text:line-break/><text:line-break/>送你一張珍藏多年的卡片，希望你會喜歡。 <text:line-break/><text:line-break/>祝福一切。 <text:line-break/><text:line-break/>陳真 <text:line-break/><text:line-break/>2020. 05. 17.」 <text:line-break/><text:line-break/>這卡片長這樣，留言板貼不出照片，請看： <text:line-break/><text:line-break/><text:a xlink:type="simple" xlink:href="https://bit.ly/368YbbD"><text:span text:style-name="T2">https://bit.ly/368YbbD</text:span></text:a><text:s/><text:line-break/><text:line-break/><text:line-break/>我還附上一篇過去寫的文章給他： <text:line-break/><text:line-break/><text:a xlink:type="simple" xlink:href="https://bit.ly/3bLwU0o"><text:span text:style-name="T2">https://bit.ly/3bLwU0o</text:span></text:a><text:s/><text:line-break/><text:line-break/>「卡韓」這場可笑的戰役，在我看來，善者為勝，勝負已分。不義與邪惡也許喧囂一時，也許橫行長久，但愛與憐憫卻不會因此死去。</text:p>
      <text:p text:style-name="P2">陳真   |  2020.05.18 03:27   |   <text:a xlink:type="simple" xlink:href="http://palinfo.habago.org/Entry?Command=Information_PrintForum&amp;#FORUM39222"><text:span text:style-name="T1">#</text:span></text:a></text:p>
      <text:p text:style-name="P3">卡韓政變 (241)：現在我明白了這一切惡行從何而來 <text:line-break/><text:line-break/>陳真 <text:line-break/><text:line-break/>2020. 05. 17. <text:line-break/><text:line-break/><text:line-break/>話說什麼罷韓的，這種事實在太低級太瑣碎。可是，在這樣一個善惡顛倒、忠良受苦、豺狼當道的小島上，我們的生活卻被這樣一些極其低級猥瑣乃至邪門的人事物所包圍。 <text:line-break/><text:line-break/>昆汀塔倫提諾的《決殺令》（Django Unchained）裏頭，男主角為了營救相愛的女主角，不惜出生入死，吃盡苦頭。有位賞金獵人因其熾烈愛情，一路相助。後來，女主角現身，賞金獵人見其美貌，發出感嘆說：「現在我明白了這一切熱情從何而來」。 <text:line-break/><text:line-break/>我想說的也是這麼一回事。許多時候，每當我看到一些人渣或腦殘，看到他們的神情模樣，心裏也有同樣的感嘆：「現在我明白了這一切惡行從何而來。」 <text:line-break/><text:line-break/>十九世紀有一種科學頗為盛行，叫做顱相學（Phrenology），對大腦做出功能定位。隨著神經科學的發展，如今顱相學無非就只是一場笑話。許多人說它是偽科學，其實它終究還是一種科學，只是驗證錯誤而已，但它卻為現代神經科學奠定了某種基礎假設。 <text:line-break/><text:line-break/>俗語說「人不可貌相」，但我卻覺得人完全是可以貌相的，好人就是好人模樣，人渣就是人渣樣，而腦殘就是一副腦子進水的樣子。關於這方面，我就不舉例了。我講這個並非耍嘴皮拐彎抹角罵人，而是認真的。所謂「相由心生」，確實如此，差別只是在於你會不會看一個人的「相」。 <text:line-break/><text:line-break/>以罷韓為例，我想請問的是：善惡好壞還需要說嗎？這就好像白雪公主和虎姑婆哪個好哪個壞，還需要講解嗎？一個人，如果不是重度腦殘，抑或是良心被狗吃了，怎麼可能會分不清如此淺顯如此清楚的一種是非善惡？許多時候，每當我看到腦殘，或是看到人渣，看到他們的氣質神情與模樣，就常會有這樣一種「決殺令式的」恍然大悟感：「現在我明白了這一切惡行從何而來」。 <text:line-break/><text:line-break/>我能理解人渣，我能理解他們為何要使壞。但我惟一不能理解的是人類理性之荒蕪。簡單說就是：我不能理解怎麼會有人這麼蠢、這麼容易被洗腦？更不可思議的是：這樣一些腦殘，我敢說，他們一定以為自己很聰明，很有獨立思考能力，很有正義感。 <text:line-break/><text:line-break/>林義雄在1978年出版的《從蘭陽到霧峰》一書，對我產生很大的影響，年少心靈，十分感動。林先生在書中引用了一句話，大約是這麼說的：「古希臘人相信：人類的智慧，透過不斷的辯駁而得以成長」。這樣一些話，讓當時剛念高中的我，熱情澎湃，心裏說不出的感動，彷彿我看見的不僅僅是關乎島嶼的前景，更是看見了一種有關人類文明的希望。 <text:line-break/><text:line-break/>兩年後，我成為黨外人士，在我第一張名片上，我引用了林義雄在《從蘭陽到霧峰》裏的一句話：「我相信政治是一種科學，我願抱著對就是對、錯就是錯、是非分明的態度，投身政治。」 <text:line-break/><text:line-break/>如今四十年過去了，我依舊還相信善惡對錯的內在本質；對就是對，錯就是錯；即便千夫所指，是非善惡也不會因此顛倒。 <text:line-break/><text:line-break/>但有一件事我不再相信了，我不再相信群眾，不再相信集體理性。我倒是相信，絕大部份人很難不受主流媒體影響；誰掌握了麥克風，誰就能引導群眾，讓他們相信任何你要他相信的荒唐事，讓他們痛恨任何一個你要他痛恨的人；即便是個義人，一樣會被當成過街老鼠打。 <text:line-break/><text:line-break/>所謂「人類的智慧，透過不斷的辯駁而得以成長」，恐怕也僅僅只能適用於極少數有能力行使基本理性的人。至於絕大多數人，你大概也只能無言了。 </text:p>
      <text:p text:style-name="P2">天天   |  2020.05.16 13:27   |   <text:a xlink:type="simple" xlink:href="http://palinfo.habago.org/Entry?Command=Information_PrintForum&amp;#FORUM39221"><text:span text:style-name="T1">#</text:span></text:a></text:p>
      <text:p text:style-name="P4">说实话，我感知许多台湾人不可理喻。 <text:line-break/>韩国瑜我是通过选举知道的，算是台湾政坛中比较理性、务实，想为民办事的人。 <text:line-break/>韩有什么罪大恶极的行为吗？ <text:line-break/>韩国瑜有陈水扁可恶吗？ <text:line-break/>陈水扁在证据确凿的情况下被定罪，到现在不认罪；被判入狱却成天在外面参与政治活动。这样一个视法律为无物，恶行昭彰之人。台湾竟然还有许多人为他叫屈，有政客为其助威。怎么没见台湾人愤怒？ <text:line-break/>韩国瑜有蔡英文可恶吗？ <text:line-break/>菜执政这么多年，可有可圈可点之政绩？除了为选举不择手段，制造族群分裂，鼓吹对大陆的仇恨，公开分赃之外，这些年她为台湾人做过什么？怎么没见台湾人愤怒？ <text:line-break/>韩国瑜有民进党可恶吗？ <text:line-break/>民进党为打击政敌，大设东厂，所谓的转型正义，真是为了正义？怎么没见台湾人愤怒？ <text:line-break/>民进党在美日面前如狗一样，摇尾乞怜，可有给台湾带来半点尊严。所谓的美国在台湾那个什么办事处？与百年前的外国租界有什么两样？民进党不以为耻，反以为荣。民进党美化殖民，为殖民者树碑立传。当年这些殖民者可曾将台湾人当人？国民党自然可恶，难道民进党不可恶？ <text:line-break/>放过这么多大恶之人，却为韩这样一个人，劳民伤财，搞公投罢免，不知道台湾人是怎么想的？ </text:p>
      <text:p text:style-name="P2">陳真   |  2020.05.16 03:37   |   <text:a xlink:type="simple" xlink:href="http://palinfo.habago.org/Entry?Command=Information_PrintForum&amp;#FORUM39220"><text:span text:style-name="T1">#</text:span></text:a></text:p>
      <text:p text:style-name="P3">卡韓政變(240)：我就是韓國瑜 <text:line-break/><text:line-break/>陳真 <text:line-break/><text:line-break/>2020. 05. 16. <text:line-break/><text:line-break/><text:line-break/>齊克果說：「世上沒有真理，直到它被我認知。」也就是說，真理不是一種客觀的身外物，而是得有個「主詞」，得黏在「我」身上，然後也才有所謂真理的存在。 <text:line-break/><text:line-break/>同理，維根斯坦說：「一個人唯有當他回到家，方才能夠說出真理。」光是成為真理的主詞還不夠，你還得有所行動，你得「回到家」，你得真的做到了，然後你的言說方才具有意義，要不然，說大家都會說，光出一隻嘴巴說，有何意義？民進黨最會說了不是嗎？但他卻好話說盡，壞事做絕。 <text:line-break/><text:line-break/>可別以為政治與你無關。現實層面的部份，不是我要說的，我想說點別的。比方說，罷韓不關我的事嗎？當然有關。我能想像某個我認識的人，走進投票所，投下罷韓一票。這跟我有關嗎？當然有關。這時候，我難免會這麼想： <text:line-break/><text:line-break/>「這個人有可能成為我的朋友嗎？這麼蠢的一個人，我有可能跟他產生情感意念上的交流嗎？」 <text:line-break/><text:line-break/>恐怕很難。 <text:line-break/><text:line-break/>「如果他連韓國瑜都能視如寇讎，豈有可能對我產生一絲敬意？豈有可能理解我？」 <text:line-break/><text:line-break/>當然不可能。為什麼？因為我就是韓國瑜，韓國瑜就是我。如果有個人視之如寇讎，莫名其妙地對之百般不屑，那麼，這人豈有可能視我為友？所謂朋友的真實意義其實並不存在。 <text:line-break/><text:line-break/>那樣的人，蠢蛋也好，壞蛋也罷，抑或兩者皆具，無論哪一種蛋，總是不可能和我產生深刻的情感交流。那不是朋友，也許只能說認識而已。當我面對這樣一個人，蠢蛋也好，壞蛋也罷，我將化為一灘血水，我將啞口無言。 <text:line-break/><text:line-break/>我沒有臉書，因為我毫無此一需求。我甚至連平常上網要幹啥都常感覺很迷惑；畢竟網路世界如此空洞而缺乏吸引力。我都是自己寫，自己看，如此而已，就跟自言自語沒兩樣。 <text:line-break/><text:line-break/>另一方面，我也刻意不想了解「朋友」們在寫什麼、想什麼，因為我儘可能不想對人失望；我怕我會看穿朋友們的心思，從而在人與人間產生一種難以跨越的距離感。 <text:line-break/><text:line-break/>說到底，這一切都跟一個東西有關，那就是「我」。除了家務事之外，人世上其它所有的一切，無非還是一個「我」字。 <text:line-break/><text:line-break/>比方說，一個全然陌生的小孩，存在幾千公里外地球上的某個角落，或病或殘遭逢悲劇，或因為某種原因而心碎，這時候，「他」很可能就是「我」，因為他的痛苦很難不影響到我。 <text:line-break/><text:line-break/>所有所謂政治，盡皆如此。 <text:line-break/><text:line-break/>韓國瑜的冤屈，不可能與「我」無關；他的傷，同樣會在我身上留下一道道傷痕。生命如此，所有政治也一樣，「我」不可能置身事外，因為「我」無所不在。我所做的一切，無非也就是為了「我」，我就是你，就是他，就是這個世界。 <text:line-break/><text:line-break/>維根斯坦曾經說過一句謎一般的話，但我並不覺得難以理解。他說，「上帝有兩個頭，一個是這個世界，一個就是『我』。」「我」就像一雙獨立於世界之外的眼睛，清楚地看見這個世界，從而發現這就是「我的」世界；這世上的一切，不管何種恩怨情仇，其實都跟「我」有關。</text:p>
      <text:p text:style-name="P2">穎芝   |  2020.05.16 01:42   |   <text:a xlink:type="simple" xlink:href="http://palinfo.habago.org/Entry?Command=Information_PrintForum&amp;#FORUM39219"><text:span text:style-name="T1">#</text:span></text:a></text:p>
      <text:p text:style-name="P4">韓國瑜內心話｜任憑風雨、繼續向前 (6/6日 愛韓 挺韓 請尊重韓國瑜 市長的抉擇 不要出來投票) <text:a xlink:type="simple" xlink:href="https://www.youtube.com/watch?v=dSW_fwYOZE0"><text:span text:style-name="T2">https://www.youtube.com/watch?v=dSW_fwYOZE0</text:span></text:a><text:s/></text:p>
      <text:p text:style-name="P2">陳真   |  2020.05.16 00:27   |   <text:a xlink:type="simple" xlink:href="http://palinfo.habago.org/Entry?Command=Information_PrintForum&amp;#FORUM39218"><text:span text:style-name="T1">#</text:span></text:a></text:p>
      <text:p text:style-name="P3">致百世集團王百世先生公開信 <text:line-break/><text:line-break/>百世幼兒園暫時停辦一年一事，我們夫妻倆有幾點看法： <text:line-break/><text:line-break/>一，應提早告知：我們查了一下實價登錄，百世幼兒園早在去年九月就已賣掉，成交價將近11億，媒體亦於當時數次大篇幅報導此事，明言美術館區之幼兒園將又少掉一間。涉及十幾億金額、這麼大筆的買賣，百世集團顯然在比去年九月更早的時間點就已知道買賣進行中，當時就應及時告知家長，但卻遲至賣出之後八個多月才告知。 <text:line-break/><text:line-break/>二，依據「買賣不破租賃」原則，除非很湊巧剛好租約到期，否則，新地主根本無權更動原有租賃內容與租金。所謂「租金漲價以致於無法負荷」之說法，難以置信。況且，根據媒體報導，買主並非京城集團，而是該集團之董事長蔡天贊先生個人承購。我不相信蔡董事長會斤斤計較於多漲那幾十萬的年租金。所謂「租金談不攏而必須停辦幼兒園」之說，完全超乎常理，更何況還有「買賣不破租賃」原則的法律保障。 <text:line-break/><text:line-break/>三，教育不是一般營利事業，幼兒園畢竟不是飲料店，不應片面說停就停，而應「事先」與家長協商維持原有運作之可能性，抑或雙方討論因應方案後，才做決定，而非片面黑箱作業，待作業完畢後再「通知」家長園方準備打烊一年，給大家來個措手不及。 <text:line-break/><text:line-break/>四，教育局應介入協調：教育局既是主管單位，就應主動介入協調。包括我們在內，據悉亦有其他家長已連繫教育局，下周會有回應。 <text:line-break/><text:line-break/>五，依據中央管理辦法，幼稚園停辦前兩個月應以書面向主管機關提出申請，敘明理由及備妥員工與幼兒因應方案後，待主管機關核准後方能公告。主管機關究竟做了哪些稽核，應讓家長參與，畢竟家長與幼兒才是相關裁量之主體。 <text:line-break/><text:line-break/>六，百世集團或幼兒園董事會應派代表出面，與家長與幼兒園教師及員工協商，而非始終隱身幕後。 <text:line-break/><text:line-break/>七，百世集團就現有之公司登記公開資料來看，負責人王百世先生名下至少有十幾間公司，包括教育、資訊、控股投資公司、餐飲、租賃買賣與不動產經營等等等，財力至少數十億以上。幼兒園區區一年數十萬租金，連一天的利息都不到，猶如九牛一毛，所謂租金沉重不堪負荷，純屬遁詞藉口，缺乏說服力。此等處置方式，即便合法，亦不合理不合情，缺乏社會責任意識，畢竟幼兒教育事業並非一般商品，不應任其任意拋售，遑論拋售過程之獨斷粗暴，尤不可取。 <text:line-break/><text:line-break/>八，教育不是商品概念，教育事業應負有一定的社會責任。然而，依據2015年7月4日《財訊》雜誌報導如下： <text:line-break/><text:line-break/>「2009年，由王百世所創立的百世教育集團（旗下有百世資優數學、ＰＳＪ個別指導、百瀚外語、百世幼兒園等），以每股0.3元私募方式，總計約3000萬元拿下智基科技近60％的股權，成為台灣史上第一件補教業者借殼掛牌的案例。」 <text:line-break/><text:line-break/>我查了一下智基 (6294)的股價，從十年前的一張股票三千元，如今已漲到一張十幾萬，足足漲了三十幾倍，不可不謂暴利。王百世先生卻為了這僅僅數十萬年租金的一點點連零頭皮毛都根本談不上的錢，粗暴停辦幼兒園，視幼兒之基本權益如無物。這樣一種作風，符合百世集團所標榜的那些動人教育理念嗎？ <text:line-break/><text:line-break/>八，尤有甚者，今日與園方談及，倘若終究無法維持現有運作而必須轉校，應維持現有教材的一致性。園方表明，百世集團擁有教材版權，其它幼兒園無權使用。我想說的是，不過就只是一年的教材使用，那是多麼龐大的利益嗎？百世集團捍衛一己根本微不足道的利益竟如此錙銖必較，為何對幼兒應有的基本權益卻視若敝屣？ <text:line-break/><text:line-break/>九，相較於其他幼兒園，百世幼兒園非常值得推崇，那是因為園長、老師與各種工作人員之盡心盡力與充滿愛心，方才有此成就。背後之董事會或整個百世集團，應該珍惜這項難能可貴的成果與無形資產。 <text:line-break/><text:line-break/>十，綜合以上，我們要求百世集團應該讓百世幼兒園繼續在原址運作，直到一兩年後所有學生都畢業，這才是一個教育集團應有的基本擔當。 <text:line-break/><text:line-break/>家長 <text:line-break/>陳真/李鑑慧 <text:line-break/>2020. 05. 16.</text:p>
      <text:p text:style-name="P2">陳真   |  2020.05.15 12:14   |   <text:a xlink:type="simple" xlink:href="http://palinfo.habago.org/Entry?Command=Information_PrintForum&amp;#FORUM39217"><text:span text:style-name="T1">#</text:span></text:a></text:p>
      <text:p text:style-name="P4">人性的最後希望 <text:line-break/><text:line-break/>陳真 <text:line-break/><text:line-break/>2020. 05. 15. <text:line-break/><text:line-break/><text:line-break/>謝謝亦鳴介紹底下這本書，是Andre Vltchek 與 Noam Chomsky 合著，博客來網站上買得到中文版： <text:line-break/><text:line-break/><text:a xlink:type="simple" xlink:href="https://bit.ly/2WxV0r1"><text:span text:style-name="T2">https://bit.ly/2WxV0r1</text:span></text:a><text:s/><text:line-break/><text:line-break/>容我把你貼的轉成繁體中文如下，因為繁體中文世界腦殘人數似乎比較多，需要更多治療。我同時也修改了原始譯文的某些遣詞用句，使之適合台灣一般翻譯習慣，例如「季辛吉」、「寮國」、「吉普賽人」、「波布政權」、「盧安達」、「皮諾契」，而非「基辛格」、「老撾」、「羅姆人」、「波爾布特政權」、「盧旺達」、「皮諾切特」等等。 <text:line-break/><text:line-break/>老實說，這篇原始翻譯有點彆扭，因此我儘可能在維持原有的翻譯下，做點小修改，使其通順，至少讓人能看懂。另外，我也做了一些註解，比方說「炸彈寶寶」，請見內文注釋。 <text:line-break/><text:line-break/>我寫文章常會提到，美國光是二戰結束後就發動了上百次侵略戰爭，殺害了「上千萬人」，很多腦殘看了心裏一定認為我造謠或誇大其詞。曾有一位腦殘公開叫陣，要我證明美國「曾經故意殺害一個平民」。這位腦殘中毒很深，他甚至連美國殺害「一個人」都不相信，更不用說屠殺千萬條人命。事實上，我不但一點都沒有誇大，而且為了避免無謂爭議，我寫文章通常都會故意寫得非常含蓄，以免讓腦殘一下子就拒看或拒絕相信，這就是我的狡猾之處。其實我應該寫說：自二戰結束以來，以美國為首的西方國家之侵略行徑，直接導致「數千萬人」(而非僅僅上千萬人) 的死亡以及數億人的流離失所與傷殘。 <text:line-break/><text:line-break/>各位會不會跟我一樣，經常覺得很沮喪，為什麼這樣一種血腥殘暴毫無人性的人類浩劫，人們不但一無所知，或是根本不在乎，甚至還把這樣一個危害人類甚鉅的邪惡帝國吹捧為人類的民主救星與人權捍衛者？另一方面，不僅獨善其身，甚且還兼善天下，在真正意義上對人類和平與文明發展及人權與生命保障做出史無前例的偉大貢獻的中國，卻反而被抹黑成惡魔，視為人類公敵。 <text:line-break/><text:line-break/>面對這樣一種荒謬世道，我常覺得很挫折，很無言。那種感覺就好像我活在一個詭異病態的世界，在這世界裏，耶穌被描繪成惡魔，而撒旦卻成為正義使者，底下的妖魔鬼怪到處跑，說是散播真善美的可愛小天使。這時候，我該怎麼辦？我該怎麼讓腦殘們清醒？有沒有什麼聰明藥，吃了之後，可以修復腦殘細胞；讓腦子有洞的補洞，進水的排水，讓智商至少可以提高 50，或是提高到達我的智商開根號再乘以10。 <text:line-break/><text:line-break/>阿遠提供該書作者之一Andre Vltchek 的訪談視頻： <text:line-break/><text:line-break/><text:a xlink:type="simple" xlink:href="https://youtu.be/7CnSXBOrHMc"><text:span text:style-name="T2">https://youtu.be/7CnSXBOrHMc</text:span></text:a><text:s/><text:line-break/><text:line-break/>裏頭有些話，說中我心。作者說：現在正是拯救數十億人類的最後機會了；美國及西方帝國主義再不打倒，在可見的將來就再也沒有機會了。惟一有能力改變這一切的就是中國。中國是世界上最偉大的國家，中國的文化、思想與實踐能夠為人類帶來救贖。 <text:line-break/><text:line-break/>我知道腦殘聽到這樣一些話肯定會嗤之以鼻，但這其實只是一個基本事實，而這就是重點所在：為何是非善惡居然能顛倒至此？明明白白的基本事實無人相信，而荒謬透頂的謊言卻眾人頂禮膜拜。 <text:line-break/><text:line-break/>Vltchek 還說：「中國在全世界做著偉大的工作，因此，支持中國就是我的責任所在，我若不這麼做，那我就是在自欺欺人。」做為一個記者，Vltchek  走遍全世界一百多個國家，親眼目擊西方帝國主義在世界各地的侵略與恐怖傷害。他說，「西方帝國主義是這個地球上惟一的根本問題，惟有反抗它，才有可能拯救長期以來被折磨與摧殘的數十億人民。」 <text:line-break/><text:line-break/>Vltchek 並提到他花了十五年時間，製作了一部記錄片，記錄美國1965年在印尼發動軍事政變的經過。(陳真按：美國在印尼策動一場有計畫的反華反共大屠殺，從1965到1966年，短短一年間，以極其病態殘忍的手法，殺害至少五十萬人，包括老幼婦孺都不放過。) <text:line-break/><text:line-break/>他並提到香港暴亂是如何由西方政府以及那些包藏禍心的 NGO 所資助與策動，並且透過完全由西方掌控的主流媒體，編造謊言，洗腦年輕人；讓一半的香港人突然以為過去被英國所殘酷鎮壓、羞辱與剝削的殖民歲月是多麼美好。事實上，「共產黨領導下的中國，才是全世界最進步的國家之一。」 <text:line-break/><text:line-break/>Vltchek 在非洲居住了五年，親眼目擊其變化。他說，「在中國來到之前，非洲人民被西方國家幾乎剝奪了一切，一片荒蕪，沒有鐵路，沒有像樣的學校和醫院，直到中國來了之後，開始幫他們修鐵路，修公路，蓋學校，蓋醫院，並且花了兩年時間，消滅了瘧疾。所有這一切作為，中國都默默地做，從不宣揚。」他說，「非洲人民開誠布公地說，中國人是第一個把他們當成人類來對待的民族」，「主動給予我們三倍以上的工資，而且從來不會因為我們損壞機器而施以懲罰，而西方人卻甚至強迫我們為其勞動而不支薪。」 <text:line-break/>  <text:line-break/>Vltchek 說：「中國代表著全世界被壓迫的人民，為人民奮鬥...在我審視整個世界後，我深深體認到：如果中國式的實踐及中國體制失敗，那麼，全世界都將潰敗。這是人性的最後希望了。」 <text:line-break/><text:line-break/>我知道現代人看東西只願看兩行字，既不願意做點基本功課，卻又凡事意見一大堆。我只能說，姑且惦念在一些人長年的辛勞與付出及各種痛苦代價的份上，仍然還是要懇請大家花一點時間去關注那些理當獲得更多關注的問題。就如蘇格拉底所說，「我們畢竟不是在清談」，而是不得不面對一些「關乎我們應當怎麼活下去」的根本問題，這或許真的是人性的最後一點希望了。 <text:line-break/>  <text:line-break/>============================== <text:line-break/>書名：《以自由之名 ：民主帝國的戰爭、謊言與殺戮》 <text:line-break/><text:line-break/>第一章節錄 <text:line-break/><text:line-break/>作者：Andre Vltchek &amp; Noam Chomsky <text:line-break/><text:line-break/>2013.09.05. <text:line-break/><text:line-break/>安德列•弗爾切克： <text:line-break/><text:line-break/>第二次世界大戰結束以來，西方的殖民主義和新殖民主義導致了全世界五千萬到五千五百萬人的死亡。時間雖然相對短暫，但卻可以說見證了人類歷史上最多次的屠殺。它們之中的大多數都打著諸如自由民主的崇高旗號。一小部分歐洲國家和那些主要由歐洲裔公民所統治的國家，一直在推動西方的利益，也就是那些「重要人士」 的利益，而從不顧及最大多數人的利益。人們接受了針對數百萬人的屠殺，並將其視為是不可避免甚至是正當的。許多西方民眾也似乎受到嚴重的誤導。 <text:line-break/><text:line-break/>除了五千五百萬人左右直接死於西方和親西方的軍事政變及其他衝突之外，另外還有數億人間接地、悲劇地默默死去。在西方，這樣一種全球秩序，卻沒有受到任何挑戰；甚至在被征服的世界裏，人們也往往不加思索地接受了它。這個世界是不是瘋了？ <text:line-break/><text:line-break/>諾姆•喬姆斯基： <text:line-break/><text:line-break/>很不幸，對於西方人所犯下的此一最嚴重罪行，存在著激烈爭論。當哥倫布在西半球登陸時，大約有八百萬到一千萬人處於高級文明（商業、城市等等）之中。此後，並沒有經過多長時間，這些人口的大約 95％消失了。在今天美國的領土上，曾經大約有一千萬左右的美洲原住民，但是根據人口統計，到1900 年時，這個國家裏頭原住民的數量竟然只剩下二十萬。但是，所有這一切事實均遭到否認。在英裔美國人之中的主要知識份子和左翼自由派的報刊中，所有這一切都被輕描淡寫地否認了…被一筆帶過，或是根本不當一回事。 <text:line-break/><text:line-break/>根據醫學雜誌《柳葉刀》的說法，每年有六百萬兒童由於缺乏基本的醫療處置而死亡，然而，提供這些醫療處置卻根本不需要什麼花費多少錢。下面是一個我們再熟悉也不過的數字。光是在南部非洲，營養不良和一些很容易治療的疾病每天殺死八千名名兒童—這恰恰也是盧安達大屠殺中平均每天死亡的人數。 <text:line-break/><text:line-break/>這些問題都很容易就能解決，但我們卻正走向一條很可能是事實上的終極種族滅絕之路，亦即對環境的破壞。這個問題不但幾乎沒有得到任何處理，而且事實上，美國正朝著相反的方向走。在今天的美國有一種樂觀的氛圍認為，由於擁有複雜精密的化石燃料提煉技術，所以我們可能還能保持一百年的能源自給自足，這也因此會讓美國霸權繼續保持一個世紀，我們會成為世界的沙烏地阿拉伯等等等。奧巴馬總統在2012年的國情咨文中，熱情洋溢地提到了這一點。你能從國家媒體、商業媒體等激情四溢的文章中讀到這類內容。 <text:line-break/><text:line-break/>其中，對於環境變化對當地的影響仍然有一些批評，比方說會破壞水源，會摧毀生態體系等等。但是，對於如果我們繼續這樣做，一百年後這個世界將會變成什麼樣子的問題，卻幾乎沒有任何涉及，也從未討論。目前存在著一些非常根本的問題，而這些恰恰是市場導向型社會中的某種固有問題。在這種社會裏，你不會去考慮我們稱之為外部性的東西，也就是那些沒有進入到任何特定交易當中、卻會對他者產生影響的東西。 <text:line-break/><text:line-break/>安德列•弗爾切克： <text:line-break/><text:line-break/>我正目睹大洋洲（南太平洋）幾個國家的消失。我在若干年的時間裏以薩摩亞（Samoa）為中心基地，朝著四周旅行，穿越該區域。一些國家，例如圖瓦盧（Tuvalu）、基裏巴斯（Kiribati），包括馬紹爾群島（Marshall Islands）等等，都已經在考慮大規模撤離自己的公民。 <text:line-break/><text:line-break/>在大洋洲，已經有若干島嶼和環礁正變得無法居住。同樣的情況也發生在馬爾地夫和其他地方。基裏巴斯很可能會成為第一個消失的國家。根據大眾傳媒的說法是，這些國家正在下沉。事實上，它們根本沒有下沉，而是潮汐淹沒過環礁，破壞了所有植被，污染了水源。這使得這些島嶼變得不再適合居住，或者使它們從水到食物幾乎所有物品都必須完全依賴進口。 <text:line-break/><text:line-break/>令人驚訝的是，當我在圖瓦盧工作的時候，我竟然沒有見到外國媒體。只有一個日本的攝製組在福納佛提環礁（Funafuti Atoll）拍攝肥皂劇，做一些不相干的事。我由此陷入思考：這可是受害最嚴重的一個國家，這是一個隨著海平面上升即將消失在地球表面的國家，竟然沒有任何媒體對此進行報導！ <text:line-break/><text:line-break/>諾姆•喬姆斯基： <text:line-break/><text:line-break/>喬治•奧威爾有一個術語，叫作「非人類」。世界被劃分成像「我們」這樣的人，以及其他無足輕重的「非人類」。奧威爾討論的是一個未來的極權社會，但它卻很符合我們今天的情況。馬克•柯帝士（Mark Curtis）在他對二戰後大英帝國的掠奪行為所做的研究中使用了「非人類」這一術語。對於發生在「他們」身上的事，「我們」並不關心。 <text:line-break/><text:line-break/>所謂的英語圈（英國的分支—美國、加拿大、澳大利亞）世界中的原住民，他們所遭受的待遇也與此類似。這些都不是尋常的帝國主義社會，他們並不僅僅只是統治原住民，他們還要消滅原住民。他們奪走原住民的土地和定居點，在大多數情況下還將其幾乎殺戮殆盡。「我們」並沒有考慮到原住民，「我們」從不追問過去在「他們」身上到底發生了什麼事。事實上，「我們」對這一切一概予以否認。 <text:line-break/><text:line-break/>安德列•弗爾切克： <text:line-break/><text:line-break/>用歷史的眼光來看，幾乎所有歐洲的殖民地也都是如此，世界上所有被歐洲殖民帝國所控制的地方都是如此。最早的集中營並不是由納粹德國所建造，而是由大英帝國在肯亞和南非首次建立。當然，德國人對於歐洲猶太人和吉普賽人（Roma）的大屠殺並非是德國人所實施的第一次大屠殺；他們參與了南美洲南部以及事實上在全世界各地的各種恐怖屠殺。德國已經將納米比亞的赫雷羅（Herero）部落中的大多數人給消滅殆盡。這個話題，在德國和歐洲的其他地方卻從來都沒有得到任何討論。這些是完全沒有任何理由、沒有絲毫邏輯的殺戮。唯一的解釋是，德國人就是純粹厭惡當地人。 <text:line-break/><text:line-break/>但是，你去聽一聽那麼多的歐洲人在二戰之後所表達出來的那種悲慟。他們認為：那個充滿理性與哲思並且本質十分平和的德國，怎麼會突然之間變成了殺人狂呢？他們說，那是因為他在一戰結束後遭受了經濟上的羞辱！否則，哪有人會預料到這樣一個友善的民族竟然會變得如此殘暴？好吧，如果一個人根本不把赫雷羅部落、薩摩亞人或者馬普切印第安人（Mapuche Indians）視為人類，如果他根本就忘記了德國人在非洲其他地方的殖民歷史，那麼他確實會對於德國人屠殺猶太人感到驚訝。 <text:line-break/><text:line-break/>諾姆•喬姆斯基： <text:line-break/><text:line-break/>即便吉普賽人在大屠殺這件事上遭受了和猶太人近乎相同的對待，但這事卻始終沒有被人提及；今天法國對吉普賽人的迫害也尚未被人們所認知。舉個例來說，2010年，法國政府決定將法國國內的吉普賽人居民驅逐至羅馬尼亞境內，而在那裏，吉普賽人的生活是十分悲慘且可怕的。你能想像法國人將大屠殺中的猶太倖存者，驅逐到那些他們將會持續遭受虐待和恐嚇的地方嗎？若真的如此做，整個國家恐怕都會因此憤怒得炸了鍋吧。但是，吉普賽人的問題卻完全被不置一詞地帶過了！ <text:line-break/><text:line-break/>安德列•弗爾切克： <text:line-break/><text:line-break/>現代捷克共和國修建起圍牆來隔離吉普賽人。事實上，他們就是在城市之中打造隔離區，時間距今還不到二十年。這令人回想起二十世紀三、四十年代捷克人與納粹合作圍捕吉普賽人的可怕歷史。當然，到二十世紀九零年代，捷克人已經成為西方最可靠的盟友，西方的大眾傳媒也因此將其視為一個不應被批評的民族。相比穆加貝（Mugabe）對辛巴威的白人農民所做的一切，捷克共和國對吉普賽人的所作所為更要殘忍許多。 <text:line-break/><text:line-break/>讓我們回到歐洲殖民主義上來看。我感覺殖民主義並沒有隨著第二次世界大戰的結束而消失，沒有在二十世紀的五零或六零年代結束。我在這個世界上所謂的邊緣地帶接觸得越多，就越能感受到殖民主義已經通過更有效的宣傳而進一步深入強化。其實這是一件很可怕的事情。因為在過去，總是存在一個敵人，一個你能看得見、摸得著的壞蛋，你可以很簡單地以殖民軍隊或一些殖民機構的形式來定義敵人是誰。如今，殖民主義雖然持續，但是，對當地人來說，要清楚地說明白到底是怎麼回事以及他們的敵人究竟是誰，卻好像越來越困難。 <text:line-break/><text:line-break/>諾姆•喬姆斯基： <text:line-break/><text:line-break/>在過去的幾年間，在東剛果（Eastern Congo）發生了一些世界上最為嚴重的血腥暴行，大約有三百萬至四百萬人被屠殺。你能說清楚兇手是誰嗎？他們是被民兵殺死的，但在這些民兵的背後，卻是跨國集團和多個國家的政府，而他們卻隱身幕後。 <text:line-break/><text:line-break/>安德列•弗爾切克： <text:line-break/><text:line-break/>我馬上就要完成一部紀錄長片，名字叫作《盧安達式開局》（Rwanda Gambit）。我花了三年多的時間才完成這部紀錄片。我們現在知道的數字比剛才提及的要大得多，大約有六百萬到一千萬人在剛果民主共和國被殺害。這一數字，大概和比利時國王利奧波德二世（Leopold）在二十世紀初殺害當地民眾的數字相當。你說得沒錯，表面上，屠殺了數百萬無辜人民的兇手是盧安達、烏干達政府及其代理人，但在他們背後，卻是西方的地緣政治和經濟利益。 <text:line-break/><text:line-break/>諾姆•喬姆斯基： <text:line-break/><text:line-break/>你看，跨國集團為了獲得西方人使用在手機上的鈳鉭鐵礦和其他重要礦產，於是就利用民兵來屠殺當地人民。這種屠殺方式是間接的。你所描述的許多暴行和罪行都具有同樣特點。但也有一些屠殺則是採用相當直接的方式進行，比方說越戰，這是第二次世界大戰以來最嚴重的暴行。 <text:line-break/><text:line-break/>2011年是約翰•F•甘迺迪（John Kennedy）發動越戰五十周年。通常，某一事件的五十周年紀念應該是相當隆重的，尤其是當這一事件的規模如此巨大時。但是，在越戰爆發五十周年之際，卻沒有一星半點的任何紀念活動。1961年5月，甘迺迪派出美國空軍開始轟炸南越。他授權使用燒夷彈和化學武器摧毀越南的農作物和地表植被；同樣也是甘迺迪，啟動了一項計畫，將數百萬越南人驅趕到所謂的「戰略村」，而它們實際上就是集中營或城市貧民窟。 <text:line-break/><text:line-break/>美國針對越南進行化武攻擊的後遺症至今沒有消散。你也許曾經看過，我們在西貢的醫院至今仍然可以看到許多畸形胎兒；直接滲透到南越土地上的化學毒素，導致這些兒童天生伴隨可怕的畸形和異常。但時至今日，即便經歷了好幾代人，這一問題仍然沒有得到人們的關注。這個問題在寮國和柬埔寨也沒有得到解決。 <text:line-break/><text:line-break/>對於波布（Pol Pot）政權在柬埔寨的恐怖統治，人們已經談論得很多了。但是，對於它何以會發生，卻幾乎無人問津。二十世紀七零年代早期，美國空軍對柬埔寨的農村地區實施了全面轟炸，其規模與二戰中盟軍空軍力量在太平洋戰場所進行的轟炸相當。在當時，他們遵照季辛吉（Henry Kissinger）針對柬埔寨實施大規模轟炸的指示，亦即：「動用所有空中力量進行轟炸，對於地面上任何一個移動目標都絕不能放過。」   <text:line-break/><text:line-break/>我的意思是，這就是號召進行你所說的種族屠殺。我們很難從檔案中找到任何記錄，只有《紐約時報》對此事曾經有一句話略有提及，但之後，類似報導就完全停止了。除了在學術雜誌和一些小圈子以外，對於轟炸柬埔寨的規模，從未有過任何報導，但這可是針對數百萬人的大屠殺，一口氣毀滅了四個國家。這些國家，在那之後就再也沒法恢復元氣。當地人民雖然知道這一切，但也無能為力。 <text:line-break/><text:line-break/>安德列•弗爾切克： <text:line-break/><text:line-break/>我曾在越南的河內待了幾年，對所謂的「秘密戰爭」［the Secret War，指美國空軍及其盟友對寮國的石缸平原（Plain of Jars）的地毯式轟炸］進行了報導。關於柬埔寨，我也寫了很多東西，所發現的結論同樣令人感到震驚：就和其他許多遭受西方摧殘與蹂躪的地區一樣，西方的大眾傳媒機構在這裏依舊實施了一場有計劃的假新聞宣傳戰。 <text:line-break/><text:line-break/>波布政權統治下的柬埔寨，被描繪成共產主義所犯下的不可饒恕罪行之最可怕的例子之一。但是，西方針對東南亞人所進行的種族滅絕，他們卻不置一詞，甚至乾脆完全忽略。美國使用 B-52 轟炸機對寮國和柬埔寨的農村地區狂轟濫炸的目的是：防止寮國和柬埔寨加入越南解放戰爭中，數百萬人因此遭到無情的殺害；甚至直到今天，仍然還有牛隻因為在咀嚼小石子的時候不時會咬到散落各地的所謂「 炸彈寶寶」而被炸飛了腦袋，至於當地人民尤其是女性和兒童的遭遇，當然就更不難想像了。 <text:line-break/><text:line-break/>(陳真按：「炸彈寶寶」指的是集束彈，又稱子母彈，一顆炸彈裏頭含有成百上千的小炸彈。炸彈會開花，就像下雨一樣，撒下漫天小炸彈，是一種無差別殺傷的大規模毀滅武器。請見這段視頻，裏頭提到我曾寫過的美軍集體掩埋六千名伊拉克士兵的事 (掩埋時，其中很多人仍然還活著)： <text:line-break/><text:line-break/><text:a xlink:type="simple" xlink:href="https://bit.ly/3dHZj8Y"><text:span text:style-name="T2">https://bit.ly/3dHZj8Y</text:span></text:a><text:s/><text:line-break/><text:line-break/>這些小炸彈之中，有一些不會馬上爆炸，當它灑落地面，於是就成為平民百姓特別是兒童的長年噩夢，宛若地雷。而且，更可惡的是，這類小炸彈故意製造得像玩具，因此特別容易吸引小孩撿拾。一旦碰觸，便立即能把人或動物給炸得四分五裂。 <text:line-break/><text:line-break/>越戰期間，美國為了切斷北越的補給線，竟然對寮國無端進行徹底毀滅性的狂轟濫炸，完全不把人當人看，一共投下了兩百多萬噸的集束彈，內含兩億七千多萬顆的小炸彈。當時寮國總人口數僅兩百萬人，平均一人可以分到大約150顆炸彈，使得寮國成為世界上「人均受炸彈襲擊」最嚴重的國家。 <text:line-break/><text:line-break/>根據美國國哥倫比亞廣播公司2016年9月5日的報導以及Legacies of War 組織的2018年報告，至今仍有大約八千萬顆散落寮國各地的未爆彈；二戰結束後，被炸死或炸傷的寮國居民已超過五萬人，其中百分之四十的受害者為兒童。) <text:line-break/><text:line-break/>五、六年前，我和排雷諮詢小組（Mines Advisory Group，MAG）有過密切合作。這是一家總部位於英國的大型排雷機構。他們向我抱怨，在印度支那地區的戰爭中，為美軍生產和提供致命武器的一些公司（其中就包括今天美國的一家著名家用消費品生產公司），至今仍拒絕提供相關武器的技術資料。這使得他們的拆彈工作開展起來極為困難，因為他們需要知道如何拆解這些武器裝置以及它們多久之後才會失效。 <text:line-break/><text:line-break/>這種惡意以及體制性的缺乏同情，導致雙方完全難以合作；往後，仍會有數百或數千個當地人（主要是女性和兒童）將會因此死亡。 <text:line-break/><text:line-break/>至於柬埔寨的問題，則始於美國在首都金邊扶植起來的非法腐敗政府。我發現，我們對紅色高棉和所謂共產主義暴行的討論非常值得商榷，甚至非常可笑。由於沒有接受過教育以及與世界的隔閡，大多數柬埔寨人在波布從法國（正是在當地的咖啡館裏，波布變成一個激進分子）回到柬埔寨之前，對共產主義根本一無所知。我在柬埔寨聽到的消息是，紅色高棉時期的暴行，主要是由那些對城市菁英心存不滿的農民所執行。 <text:line-break/><text:line-break/>事實上，在轟炸期間，金邊對美國是俯首貼耳的，農村地區的人民於是開始痛恨那些城市居民，將其視為通敵份子，而自己則是事實上的受害者。這與共產主義的意識形態幾乎毫無關連。而且，毫無疑問，美國對柬埔寨農村地區的轟炸所造成的死亡人數，要遠遠大於紅色高棉行動所造成的傷亡。 <text:line-break/><text:line-break/>然後，當這一切都結束，越南解放了柬埔寨，並將紅色高棉從權力神壇上踹下來的時候，美國駐聯合國大使卻要求紅色高棉政府重新回來掌權。由此你可以知道，美國作戰的對象，實際上是做為蘇聯盟友的越南，而不是一些稀奇古怪、自我標榜的毛主義政權。但是，西方卻一手炮製無數虛假資訊，指控共產主義的意識形態，並將其與波布政權的暴行聯繫起來。在我發自柬埔寨的報導中，我曾如此斷言：即使波布及其黨羽以一個比方說什麼南美足球俱樂部或什麼慢跑鞋的名義鼓動農村居民去殺害城市居民，西方照樣可以扯到共產主義上頭，做出相同的指控。 <text:line-break/><text:line-break/>諾姆•喬姆斯基： <text:line-break/><text:line-break/>許多學者指出，在柬埔寨的整個歷史中，被研究最多的就是紅色高棉統治的那三年。我們對這三年的認知，居然遠遠比對這個國家其餘全部歷史的認知都還要多。但在幾年前，我們對這段時期其實也幾乎一無所知。我們只知道紅色高棉在1970年仍然還是一個很邊緣的小團體，但它卻動員起一支由憤怒農民所組成的龐大軍隊。這些農民當然是與那些被他們視作罪犯的城市菁英對立的。 <text:line-break/><text:line-break/>人們卻沒有看到，城市菁英的背後就是華盛頓這隻黑手。這和東剛果以及鈳鉭鐵礦的例子有點類似，你看不見殺你的人是誰。我想，這種事情在西方也一樣很明顯。我舉個例——雖然在規模上與前面那些例子差得遠了，但這仍然是個嚴重事件：在威斯康辛州，共和黨籍的州長下令取消工會的集體談判權，因此引發大規模的抗議活動。抗議者要求重新選舉州長並進行罷免投票。但共和黨在投票中卻又再度獲勝了。 <text:line-break/><text:line-break/>背後的原因很耐人尋味：共和黨開展了非常有效的宣傳活動，他們使那些不幸的民眾相信：造成他們不幸的根源就是他們的鄰居，而不是摧毀我們經濟的真正罪犯 —銀行，因為他們離我們太遙遠了。你能看到的只是身邊經濟狀況比你好的那些人。比方說，你的鄰居可能是個消防員，他有養老金，而你沒有，所以你便遷怒於他，而不是對那些真正搞垮經濟的人感到憤怒，因為他們遠在天邊，他們通常就住在紐約的摩天大樓裏頭。當時的宣傳活動規模龐大，其背後又有龐大資金支持。這就如同納粹將猶太人當作替罪羔羊一般，他們宣傳說：「猶太人應該對你們 (德國人) 所遭受的饑餓和經濟蕭條負責。」 <text:line-break/><text:line-break/>安德列•弗爾切克： <text:line-break/><text:line-break/>沒錯，發生在東南亞的事情和發生在盧安達、烏干達以及剛果民主共和國的事情非常相似。我們看到的是民兵的殘殺行為和數百萬人的死亡，當地人則常常被描述成野蠻人，幾乎與動物無異。但是，真正該被譴責的西方政府和大企業，卻遠遠地置身事外，幾乎對此不用承擔任何責任。在歐洲和美國，人們對這些事件知之甚少，而歐洲又是一個受教育程度較高且自認見多識廣的大洲。然而，大多數非洲人都知道的事情，真正涉入其中的歐洲人卻反而一無所知。這或許是因為他們根本不想知道。 <text:line-break/><text:line-break/>任何事情都是互為關聯的。在西方人眼裏，羅伯特•穆加貝是在參與阻止盧安達軍隊第二次企圖推翻剛果民主共和國時才變得「邪惡」起來的；而剛果民主共和國在現實中正是西方國家的代理人。在東非有一種諷刺的說法是：南蘇丹是西方給予烏干達總統約韋裏•穆塞韋尼的獎賞，表彰他在這一地區代表西方所做的「出色的工作」。 <text:line-break/><text:line-break/>在剛果發生的是這樣一場難以想像的災難和慘絕人寰的種族滅絕，它完全可以和一個世紀前比利時國王利奧波德二世在剛果的暴行相提並論。 <text:line-break/><text:line-break/>我不得不再次重述暴行所導致的死亡人數，因為實在太可怕、太難以想像了。當我去年在華盛頓進行拍攝的時候，剛果民主共和國的一位總統候選人本•卡拉拉（Ben Kalala）告訴我，死亡人數大約是六百萬到八百萬人，但也有人說是死了一千萬。他說：「你看，在盧安達大約有八十萬人死亡，我為他們感到難過，因為他們也是人。但是，整個世界卻都只是在討論1994年的這場種族殺戮。你要知道，在我們剛果，卻有六百萬到八百萬人被屠殺。」 <text:line-break/><text:line-break/>這件事就發生在幾年前，它和利奧波德二世統治時期非常相像，在當時，也大約有一千萬人被殺害。如果你在橡膠園裏表現得不好，他們就會剁掉你的雙手，也有人在自己的農舍裏被活活燒死。這些例子告誡我們：西方的立憲君主制國家和多黨制「民主國家」，都同樣會做這種事。當然，這些大屠殺不是發生在安特衛普（Antwerp) 或布魯日(Bruges）(比利時的商業大城)，而是發生在所謂「黑暗大陸」的非洲，發生在我們的視野之外。事實上，比利時人殺害的非洲人數量，遠比當時他們自己整個國家的總人口數都還要多。 <text:line-break/><text:line-break/>諾姆•喬姆斯基： <text:line-break/><text:line-break/>我曾經出於好奇翻閱了《大不列顛百科全書》最著名的那個版本。我把時間定位在 1910年前後，查找利奧波德二世這個詞條。這個詞條當然還是有的，但所記載的卻是他所做的好事，講他如何建立這個國家等等。在結尾處，它輕描淡寫地說了些諸如「他有時候會殘忍對待他的人民」的話——這話倒是沒錯，比方說，他屠殺了一千萬人。 <text:line-break/><text:line-break/>安德列•弗爾切克： <text:line-break/><text:line-break/>2011年，當我在布魯塞爾（Brussels）的時候，無意中看到許許多多利奧波德二世的雕像。在比利時，他仍受到萬眾敬仰。所以，儘管我們知道，即便以歐洲殖民主義本身的道德標準來衡量，利奧波德二世對剛果人的所作所為完全就是種族滅絕，但他仍然被認為是比利時的民族英雄之一。 <text:line-break/><text:line-break/>後來，比利時政府將利奧波德二世的私人殖民地拿走並 國有化」。當然，這聽上去就像是個笑話。在意識到一千萬人被謀殺之後，比利時政府將這些殖民地從墮落的王室手中拿走，並由自己來管理，而不是由其自主。但我也確信，他們說服並且再教育了許多剛果人民，使他們相信被殖民其實也沒什麼不好。 <text:line-break/><text:line-break/>諾姆•喬姆斯基： <text:line-break/><text:line-break/>被殖民者常常接納了自己被壓迫的歷史，甚至以此為榮，這是一個有趣現象。有一次，在加爾各答（Kolkata），我參觀了維多利亞紀念館。當我抵達那裏時，看到的第一個東西竟然是毀滅印度的人之一——羅伯特•克萊夫爵士（Sir Robert Clive）的雕像。我跟著嚮導參觀了一間又一間的繪畫陳列室，這些令人不忍卒睹的醜陋畫作，表現的卻是英國人毆打和羞辱印度人之類的主題。隨後，我來到維多利亞女王的茶室，修繕後的這間茶室真的很像國家聖祠那樣莊嚴。所有這一切都是印度遭受破壞的象徵，但又有幾個人知道有無數人在其中被殺害？ <text:line-break/><text:line-break/>安德列•弗爾切克： <text:line-break/><text:line-break/>那個地方我也去過幾次。它很可笑，但也足以說明問題所在。我從未在印度看到一家博物館能夠像維多利亞紀念館那樣，吸引如此之多的參觀者，每天都有數千參觀者湧入。而且，紀念館的維護工作做得很好。顯然，大英帝國成功完成了針對世界各地臣民的教導。比方說在馬來西亞，菁英們仍然盡其所能地想要表現出比英國人更加英國化，所有帝國統治時代以來的歷史遺跡都被一絲不苟地保存下來。在婆羅洲的沙巴州，人們甚至把曾經屬於殖民者的英式茶室和修復後的大樓變成博物館。受過教育的馬來西亞青年的終極目標，就是到英國的一些知名大學求學，以求從本質上掩蓋自己的馬來西亞屬性，並且儘可能地向殖民者模仿與靠攏。 <text:line-break/><text:line-break/>在肯亞，我們也能看到同樣的趨勢，那些代表他們的新殖民主義主子、專門掠奪自己國家的當地菁英，穿著打扮就像幾十年前的英國紳士那樣。肯亞的法官穿著和他們的英國同事相同的袍子，此外，社會的高級階層甚至還會刻意模仿英國口音。 <text:line-break/><text:line-break/>在東南亞，許多人相信，殖民統治者對他們的統治是公正的。舉個例子，在印尼、馬來西亞和新加坡之間有個關於馬來西亞為什麼比印尼先進的爭論。真可悲。他們之中的很多人認為，原因乃是在於大英帝國在馬來西亞所實行的良好統治；而很多印尼人則抱怨荷蘭人作為殖民統治者，不及英國人「出色」！ <text:line-break/><text:line-break/>甚至在秘魯，一直到最近，你都還能夠看到同樣的情形。利馬（Lima）曾是西班牙總督的首府，也是西方實施反人類罪行的中心之一。在位於總統官邸前的武裝廣場（Plaza de Armas）上，曾經坐落著一尊法蘭西斯科•皮薩羅（Francisco Pizzarro）的巨大雕像。直到幾年前，這座雕像才被撤走。當然，現在他們有了一個新政府；他們將雕像移到了公園裏。雕像至今依然矗立，只不過不是在武裝廣場上而已。即使是在今天親社會主義和左傾體制下，他們也不會拆除這尊雕像。整個拉丁美洲遍佈著這些征服者的象徵，仿佛社會中的一部分人對殖民主義的鞭子至今還心存懷念似的。 <text:line-break/>諾姆•喬姆斯基： <text:line-break/><text:line-break/>現在已經有一點反抗了。比方說，在1992年的多明尼加共和國，政府計畫舉行盛大的慶祝活動紀念哥倫布登陸，並為此矗立起一些巨大的紀念碑，但它們最後全都被民眾給拆除了。 <text:line-break/><text:line-break/>除了政治上和經濟上的殖民化，還有知識和道德上的殖民化。後者有著很深的根源，例子也很多。我們就以女性的地位為例。幾千年來，女性接受了自己作為父親和丈夫的財產是一種自然秩序的觀念：在美國，這種情況直到幾十年前才受到嚴肅的挑戰。比方說，直到1975年，女性在聯邦審判中擔任陪審團成員的法律權利仍無法得到保障。假如你問我的祖母是否受到了壓迫，她可能甚至都無法理解這個詞的意思！這就是當時女性的角色：女性的存在，乃是為他人服務的。而且它還內化為女性自身的一種觀念。階級制度與壓迫的主要成就，就是讓「非人類」也相信，這一切都是符合自然的。 <text:line-break/><text:line-break/>歐洲人對殖民的歷史有什麼意識嗎？ <text:line-break/><text:line-break/>安德列•弗爾切克： <text:line-break/><text:line-break/>奇怪的是，他們對此幾乎毫無意識，甚至在我的西班牙朋友中也存在同樣情況。你要知道，這些人可是曾經在聯合國和其他知名的國際組織中工作過的，他們是受教育程度相當高的一個群體，但他們對自己的歷史的認識卻如此幼稚無知。我和我那些來自法國媒體和出版界相對進步的朋友，還曾經因為法國的殖民主義問題起過衝突。 <text:line-break/><text:line-break/>他們（甚至是中左派）對戴高樂將軍無限崇拜，他們相信，和其他殖民者不同，法國從來不是一個真正惡劣的殖民者，說得好像非洲或印度支那或加勒比地區從來不存在一樣。這就是他們對殖民歷史的認知程度。 <text:line-break/><text:line-break/>你知道嗎，法國人在一些地方，比如在格林伍德島（Grenada），曾經試圖把當地人口徹底殺光，一個活口都不留；極少數死裏逃生者，為了不落入法國人手裏，寧可從懸崖跳下自盡。在波利尼西亞的復活節島上（Easter Island，今天是智利的領土），法國人離實現其「百分之百的屠殺成功率」，就只差了這麼一點點。 <text:line-break/><text:line-break/>同樣地，我也認為荷蘭人對他們在印尼的殖民歷史的觀念也是一樣非常落伍、可怕且病態。我在金邊的一家酒吧裏，遇到一個剛從雅加達回來的人，他坐在那裏，用手撐著腦袋，用醉醺醺的聲音不斷嘀咕著：「我們永遠不該從那裏撤離的。」這個人，可是一位歐盟官員！ <text:line-break/><text:line-break/>德國人對於自己在非洲的殖民歷史的認知也幾乎是零。在斯圖加特和慕尼克，除了雄偉的山丘和美麗的景色，我從來沒有聽到有誰談論起納米比亞。 <text:line-break/><text:line-break/>在智利，右翼人士認為皮諾契做了很多好事，也做了很多壞事。這跟你在英國聽到的關於殖民主義的說法如出一轍。他們對於印巴分治當然不會有任何深切的懊悔、悲傷或者罪惡感。印巴分治基本上就是由大英帝國所一手策劃，它所導致的後果很可能是現代歷史上最為嚴重的一輪大屠殺，其規模之大，可能也只有1965年美國在印尼策動的軍事政變大屠殺，以及今天在剛果民主共和國所發生的種族滅絕，可以與之相提並論。人們對於非洲和中東在歷史上的遭遇知道的也不多。 <text:line-break/><text:line-break/>諾姆•喬姆斯基： <text:line-break/><text:line-break/>一群流亡的阿爾及利亞物理學家（其中一個就在麻省理工，所以我也得以認識他），一起對二十世紀九零年代發生在阿爾及利亞的暴行進行了十分細緻的研究。他們的觀點是：許多暴行被歸咎于穆斯林，但事實上，暴行的實施者其實是偽裝成伊斯蘭教的政府。他們梳理了一次次事件中的細節。比方說，任何一次典型的屠殺，也許就發生在一個貧窮地區，一般大約持續三天，其間不會有任何人來干涉，等到所有人都被殺死或趕走之後，一個將軍就會進入該地區大撈一筆。 <text:line-break/><text:line-break/>像這樣的例子還有很多。這些研究者認為，這些都是由法國的情報部門所策劃，並邀請我為該書撰寫導言。我調查了這個問題，並盡可能地搜集證據。我發現，證據相當充份，因此撰寫了導言，用詞雖然和緩，但讀者仍可讀出其中意涵。 <text:line-break/><text:line-break/>這本書最後得以出版，但沒有一家法國出版社願意與他們合作，所以他們最後只能在瑞士出版。他們曾經嘗試在巴黎召開一次新聞發佈會，但發佈會當天卻沒有一個法國記者願意前來參加。所以，這本書在法國最終根本不為人所知。我和一位在巴黎的美國圖書館工作的朋友聊起這本書，於是他為圖書館購置了一本。他告訴我，這恐怕是該書在法國的唯一一本。這本書講述的是最近所發生的事件，講述的是發生在二十世紀九零年代的阿爾及利亞的暴行，法國極有可能涉入其中。 <text:line-break/><text:line-break/>安德列•弗爾切克： <text:line-break/><text:line-break/>你說的這些很能說明問題。還有一個問題是：美國的知識份子認為，歐洲人知道的比歐洲以外的人要多，認為歐洲人有更強的問題意識。但我發現，可能只有在涉及與美國直接相關的問題時，才是這樣。至於其他問題，歐洲人的無知卻十分令人震驚。 <text:line-break/><text:line-break/>總體上來說，我發現，受過教育的亞洲人、拉美人和非洲人對當前發生的事情，比同樣受過教育的歐洲人知道得更多。我也發現，西方人（特別是歐洲人）在總體上對於自己的特殊性總是抱持著極端教條的觀念，甚至自我陶醉。許多人接受了片面教育，完全依賴自己的西方主流媒體，而從不參考其他的消息來源。因此，他們認為自己是上帝的選民。 <text:line-break/><text:line-break/>回到你問我的有關歐洲的情況以及他們對於殖民主義瞭解多少的問題上，我想，他們對此接近一無所知。我認為，缺乏對於這個問題的認知和興趣是非常可恥的。歐洲人對於自己過去所犯下的可怕罪行全然無知，對於他們至今仍參與其中的種族滅絕行徑，同樣完全無知，對於他們的政府和公司在剛果民主共和國到底做了什麼，仍然還是一無所知。如此無知的原因，我想那是因為他們根本不想知道，他們只會抱怨窮國的腐敗政府濫用了外國援助，而這是一種相當廉價的理解世界方式。 <text:line-break/><text:line-break/>諾姆•喬姆斯基： <text:line-break/><text:line-break/>那麼，當你和他們談論起這個話題的時候，他們的反應如何？ <text:line-break/><text:line-break/>安德列•弗爾切克： <text:line-break/><text:line-break/>他們通常防衛心很重，不管是在法國、德國、西班牙還是在英國（儘管英國比其他歐洲國家擁有更多持有批判立場的人群，這可能和英國正在成為一個真正的多元文化的社會有關）。在歐洲，這種無知，不僅僅體現在對其殖民歷史的認知上，甚至還體現在對歐洲大陸自己的歷史認知上。 <text:line-break/><text:line-break/>諾姆•喬姆斯基： <text:line-break/><text:line-break/>我在西班牙有過一段有趣的經歷。1990年，也就是佛朗哥去世十五年之後，我在巴賽隆納擔任講座。我提到了許多關於在1936年到1937年發生在巴賽隆納的事件，但年輕一點的人對內戰根本沒有什麼概念，只有那些和我相同年紀的人才知道我在說什麼。 <text:line-break/><text:line-break/>之後不久，我碰巧又去了西班牙的奧維耶多（Oviedo），並在當地做了幾場演講。1934年，在奧維耶多曾發生過一次左派的起義，接著部隊進駐並將其鎮壓，軍隊佔領了市政廳，將起義者殺害。我就是在那個市政廳裏頭演講，我心想，聽眾們應該知道在這裏所發生的事情吧，結果發現，聽眾竟然對此沒有什麼反應，只有那些和我年紀相彷的人才知道我在說什麼。其餘的人，他們什麼都不知道。 <text:line-break/><text:line-break/>安德列•弗爾切克： <text:line-break/><text:line-break/>是的，這正是西班牙人如何對待佛朗哥時期的一種表現。在南美洲（智利、阿根廷、烏拉圭），人們對於過去歷史的態度卻更為開放；那裏的人們真的很勇敢。 <text:line-break/><text:line-break/>諾姆•喬姆斯基： <text:line-break/><text:line-break/>你說的沒錯。我曾經和我的女兒在墨西哥待過，她曾經居住在尼加拉瓜。當我正翻閱《每日新聞報》（La Jornada）（在我看來這是一份相當不錯的報紙）的時候，我讀到一篇關於一部新近由知名出版社「西班牙學園」（Spanish Academy）以西班牙文出版的國家人物傳記辭典的報導。其中當然有佛朗哥這一詞條，他被描述成一位為國家做了很多好事的保守民族主義者。與之相反，領導人民陣線反對佛郎哥的內格林（Negrin）則被描述為一個罪人。 <text:line-break/><text:line-break/>下面對話的結尾，我希望這世界是第二種情況 <text:line-break/><text:line-break/>安德列•弗爾切克： <text:line-break/><text:line-break/>諾姆，我想就此結束我們的對談。我們討論了第二次世界大戰後美國、歐洲及其盟友所犯下的反人類罪行。我們生活在一個動盪不安的年代。剛果和巴布亞（Papua）正在發生大規模的戰爭。像索馬利亞、蘇丹、烏干達、利比亞和阿富汗，整個國家都遭到西方蹂躪，像敘利亞和伊朗這些國家也可能成為西方下一個襲擊目標。 <text:line-break/><text:line-break/>西方經常製造衝突，迫使其他國家之間互相對抗。菲律賓的學者向我解釋了西方是如何在有爭議的領土問題上將菲律賓和該地區其他國家置於和中國對抗的位置上。短兵相接的戰鬥已經逐步被致命的導彈、轟炸和最新的致命武器無人機所取代。無人機跟恐怖主義根本沒什麼區別。而且，使用無人機作戰絕不會受到懲罰—亦即侵略國無須讓本國士兵冒生命危險。這是一種單向的戰爭：對其中一方而言，這就只是一次電動遊戲，但是對另一方而言，卻意味著被毀滅的村莊、死亡和殘破的屍體。 <text:line-break/><text:line-break/>西方似乎正試圖強化自己對世界的控制，但其實能夠阻擋其作為的並不多，只有一些堅定的國家和個人。但是，歷史告訴我們，僅憑這些，確實有可能制止這種恐怖暴行，讓人道主義重新佔據上風。 <text:line-break/><text:line-break/>諾姆•喬姆斯基： <text:line-break/><text:line-break/>現在齊頭並進的有兩種世界趨勢。一個外部觀察者會說，主要的趨勢是人類的自我毀滅，就像在懸崖上奔跑一樣。但另一個趨勢則是反對力量的不斷增強，在這方面，人類已經獲得了一些成功。這種改變甚至在過去的三十和四十年之中就已出現，而且都是一些重大的改變。問題是，究竟是這兩個趨勢中的哪一個會佔據世界發展的主導地位？ <text:line-break/><text:line-break/>就現實上來講，你似乎看不到什麼希望，但我們只有兩種選擇：一種就是一味感嘆「沒有希望了，我們放棄吧」，然後認定最糟糕的事情必然會發生。另一種則是說「好吧，(現實情況十分悲觀)，但我們還是希望讓整個情況可以好起來，所以我們應該要繼續努力」。 <text:line-break/><text:line-break/>如果第二種情況發生了，那一切就會好起來。如果第二種情況沒有發生，那麼，我們就只能走向最糟糕的後果。這就是我們現在所必須面對的選擇。</text:p>
      <text:p text:style-name="P2">穎芝   |  2020.05.13 17:22   |   <text:a xlink:type="simple" xlink:href="http://palinfo.habago.org/Entry?Command=Information_PrintForum&amp;#FORUM39216"><text:span text:style-name="T1">#</text:span></text:a></text:p>
      <text:p text:style-name="P3">去年七月份發生在美國維吉尼亞州的退休社區發生“呼吸道疾病”群聚感染，病人發病的症狀為“發燒，咳嗽，身體疼痛，喘息，聲音嘶啞和全身無力”⋯ <text:line-break/><text:line-break/>這是不是很像 covid-19 的症狀？ <text:line-break/><text:line-break/>新聞來源：abc news <text:a xlink:type="simple" xlink:href="https://reurl.cc/Y1YrxD"><text:span text:style-name="T2">https://reurl.cc/Y1YrxD</text:span></text:a><text:s/><text:line-break/></text:p>
      <text:p text:style-name="P2">衛思燕   |  2020.05.13 10:09   |   <text:a xlink:type="simple" xlink:href="http://palinfo.habago.org/Entry?Command=Information_PrintForum&amp;#FORUM39215"><text:span text:style-name="T1">#</text:span></text:a></text:p>
      <text:p text:style-name="P3">火鍋大王的最新視頻，提到法國官方要求感染的軍人封口! <text:line-break/><text:line-break/>最新0號病人竟是法國軍人? <text:line-break/><text:a xlink:type="simple" xlink:href="https://www.youtube.com/watch?v=FLFH6WsZu8M"><text:span text:style-name="T2">https://www.youtube.com/watch?v=FLFH6WsZu8M</text:span></text:a><text:s/><text:line-break/>視頻右下角可點選字幕</text:p>
      <text:p text:style-name="P2">蔡亦鸣   |  2020.05.13 09:57   |   <text:a xlink:type="simple" xlink:href="http://palinfo.habago.org/Entry?Command=Information_PrintForum&amp;#FORUM39214"><text:span text:style-name="T1">#</text:span></text:a></text:p>
      <text:p text:style-name="P4">5月7日丰远提到的那位俄裔美国人，正是乔姆斯基的好朋友，手头有一本将二人对话集合而成的《以自由之名 ：民主帝国的战争、谎言与杀戮》 <text:line-break/><text:line-break/><text:line-break/><text:line-break/>第一章 殖民主义的残酷遗产　 <text:line-break/>第二章 掩盖西方罪行　 <text:line-break/>第三章 宣传与媒体　 <text:line-break/>第四章 苏维埃阵营　 <text:line-break/>第五章 印度和中国　 <text:line-break/>第六章 拉丁美洲　 <text:line-break/>第七章 中东与“阿拉伯之春”　 <text:line-break/>第八章 废墟上的希望　 <text:line-break/>第九章 美国权力的衰落　 <text:line-break/><text:line-break/><text:line-break/>第一章 殖民主义的残酷遗产 <text:line-break/><text:line-break/><text:line-break/><text:line-break/>安德烈·弗尔切克: <text:line-break/><text:line-break/>第二次世界大战结束以来，西方的殖民主义和新殖民主义导致了全世界范围内5000万到5500万人死亡。时间虽然相对短暂，但却可以说见证了人类历史上最多次的屠杀。它们中的大多数都打着诸如自由和民主的崇高旗号。一小部分欧洲国家，和那些主要由欧洲裔公民所统治的国家一直在推动西方的利益，也就是那些“重要”的人的利益，而不顾最大多数人的利益。人们接受了对数百万人的屠戮，并将其视为是不可避免甚至是正当的。许多西方公众似乎也受到严重的误导。 <text:line-break/><text:line-break/>除了5500万人左右直接死于西方和亲西方的军事政变以及其他冲突之外，还有数亿人间接地、悲剧地和默默地死去。在西方，这种全球秩序没有受到任何挑战，甚至在被征服的世界里，人们也常常不加反抗地接受了它。这个世界是不是疯了？ <text:line-break/><text:line-break/><text:line-break/>诺姆·乔姆斯基: <text:line-break/><text:line-break/>很不幸，对这一西方人曾犯下的最严重的罪行，存在着激烈的争论。当哥伦布在西半球登陆时，大约有800万到1000万的人处于高级文明（商业、城市等等）中。此后，没有经过多长时间，这些人口中的大约95％消失了。在今天美国的领土上，曾经大约有1000万左右的美洲原住民，但是根据人口统计，到1900年时，这个国家中原住民的数量只有20万。但所有这一切都遭到否认。在英裔美国人中的主要的知识分子和左翼自由派的报刊中，这一切都被轻描淡写地否认了…被一笔带过或是不加评论。 <text:line-break/><text:line-break/>根据医学杂志《柳叶刀》的说法，每年有600万儿童由于缺乏基本的医疗手段而死亡，而提供这些几乎不需要什么成本。下面是一个我们再熟悉不过的数字。仅在南部非洲，营养不良和一些很容易治疗的疾病每天都要杀死8000名儿童—这是卢旺达大屠杀中平均每天死亡的人数。这些问题都是很容易就能解决的。我们正在走向可能是事实上的终极的种族灭绝一—对环境的破坏。这个问题不但几乎没有得到处理，而且事实上，美国正在朝着相反方向走。在今天的美国有一种乐观的氛围:认为由于有复杂精密的化石燃料提炼技术，所以我们可能还能保持一百年的能源自给，这也会让美国霸权继续保持一个世纪，我们会成为世界的沙特阿拉伯，等等。奥巴马总统在2012年的国情咨文中热情洋溢地提到了这一点。你能从国家媒体、商业媒体等激情四溢的文章中读到这些内容。其中，对于环境变化对当地的影响也有一些评论，比如说，会破坏水源，会摧垮生态系统，等等。但对于如果我们继续这样做，一百年后这个世界将会变成什么样子这个问题，则几乎没有涉及。这个问题他们没有讨论。现在存在着一些非常根本的问题。这些是市场导向型社会中的某种固有的问题。在这种社会里，你不会去考虑我们称之为外部性的东西，也就是那些没有进入到任何特定交易当中的、但会对他者产生影响的东西。 <text:line-break/><text:line-break/>安德烈·弗尔切克: <text:line-break/><text:line-break/><text:line-break/>我正在目睹大洋洲（南太平洋）几个国家的消失。我在若干年的时间里以萨摩亚（Samoa）为基地，朝着四周旅行，穿越这个区域。一些国家，像图瓦卢（Tuvalu）基里巴斯（Kiribati），包括马绍尔群岛（Marshall Islands），都已经在考虑大规模地撤离自己的公民。在大洋洲，已经有若干岛屿和环礁正在变得无法居住。同样的情况也发生在马尔代夫和其他地方。基里巴斯可能会成为第一个消失的国家。大众传媒的说法是，这些国家正在下沉。事实上它们根本没有在下沉，而是潮汐没过环礁，破坏了所有植被，污染了水源（如果有的话）。这使得这些岛屿变得不再适宜居住，或者使它们从水到食物几乎所有物品都过于依赖进口令人惊讶的是，当我在图瓦卢工作的时候，我竟然没有见到外国媒体。只有一个日本的摄制组在富纳富提环礁（Funafuti Atoll）拍摄肥皂剧，做着些不相干的事情。我由此陷入思考:这可是受害最严重的一个国家，这是一个随着海平面上升，即将消失在地球表面的国家，竟然没有任何媒体对此进行报道！ <text:line-break/><text:line-break/>诺姆·乔姆斯基: <text:line-break/><text:line-break/>乔治·奥威尔有一个术语，叫作“非人”。世界被划分成像我们这样的人，以及其他无足轻重的“非人”。奥威尔讨论的是一个未来的极权社会，但它却很符合我们今天的情况。马克·柯蒂斯（Mark Curtis）在他对“二战”后英帝国的掠夺行为所做的研究中使用了“非人”这一术语。对于发生在他们身上的事，我们并不关心。 <text:line-break/><text:line-break/>所谓的英语圈（英国的分支—美国、加拿大、澳大利亚）世界中的原住人口，他们遭受的待遇也与之类似。这些都不是寻常的帝国主义社会，他们并不仅仅只是统治原住民，他们还要消灭原住民。他们夺走原住民的土地和定居点，在大多数情况下还将其几乎消灭殆尽。我们没有考虑到原住民。我们不去追问过去在他们身上发生了什么。事实上，我们对这些予以了否认。 <text:line-break/><text:line-break/>安德烈·弗尔切克: <text:line-break/><text:line-break/>用历史的眼光看，几乎所有欧洲的殖民地都是如此，世界上所有被欧洲殖民帝国所控制的地方都是如此。最早的集中营并不是由纳粹德国而是由英帝国在肯尼亚和南非建造的。当然，德国人对欧洲犹太人和罗姆人（Roma）的大屠杀并非德国人实施的第一次大屠杀；他们参与了南美洲南部以及事实上全世界范围内的恐怖屠杀。德国已经将纳米比亚的赫雷罗（Herero）部落中的大多数人消灭。这个话题在德国和欧洲的其他地方都没有得到讨论。这些是没有理由和逻辑的杀戮。唯一的解释是，德国人就是纯粹厌恶当地人。 <text:line-break/><text:line-break/>但是，你去听一听那么多的欧洲人在“二战”之后表达出来的那种悲恸。他们认为:那个理性、哲思和本质里平和的德国怎么突然变成了杀人狂？就是因为它在“一战”后遭受了经济上的羞辱！哪有人会预料到这样一个友善的民族会变得如此暴力。好吧，如果一个人不把赫雷罗部落、萨摩亚人或者马普切印第安人（Mapuche Indians）视作人类，如果他忘记了德国人在非洲其他地方的殖民历史，那么他确实不会预料到这种结果。 <text:line-break/><text:line-break/>诺姆·乔姆斯基: <text:line-break/><text:line-break/>即便罗姆人在大屠杀这件事上遭受了和犹太人近乎相同的对待，但这件事也还没有真正被提及，今天对罗姆人的迫害也尚未被广泛认知。举例来说，2010年，法国政府决定将法国国内的罗姆人居民驱逐至罗马尼亚境内，而在那里，罗姆人的生活是悲惨和可怕的。你能够想象法国人将大屠杀中的犹太幸存者驱逐到那些他们仍遭受虐待和恐吓的地方吗？整个国家都会因此愤怒得炸了锅的。这个问题也被不置一词地带过了！ <text:line-break/><text:line-break/><text:line-break/>安德烈·弗尔切克: <text:line-break/><text:line-break/><text:line-break/>现代捷克共和国修建起围墙，来隔离罗姆人。事实上，他们就是在城市中建造隔离区，时间距今也不到20年。这令人回想起20世纪三四十年代捷克人与纳粹合作围捕罗姆人的可怕历史。当然，到20世纪90年代，捷克人已经成为西方最可靠的盟友，西方的大众传媒也因此将其视作一个不受批评的民族。相比穆加贝（Mugabe）对津巴布韦的白人农民所做的一切，捷克共和国对罗姆人的所作所为要残忍得多了。<text:line-break/><text:line-break/>让我们回到欧洲殖民主义上来。我感觉殖民主义并没有随着第二次世界大战的结束而消失，没有在20世纪50年代或60年代结束。我在这个世界上所谓的边缘部分走得越多，就越感受到殖民主义已经通过更有效的宣传和对当地人更全面的认识得到了强化。这其实是件很可怕的事情。因为在过去，总是存在一个敌人，一个你能看得见、摸得着的坏蛋。你可以很简单地以殖民军队或一些殖民机构的形式来定义敌人是谁。殖民主义在继续，但对当地人来说，要清楚地说明白到底是怎么回事以及他们的敌人究竟是谁，却好像越来越困难了。 <text:line-break/><text:line-break/>诺姆·乔姆斯基: <text:line-break/><text:line-break/>在过去的几年间，在东刚果（Eastern Congo）发生了一些世界上最为严重的暴行。300万至400万人被杀害。你能说清楚凶手是谁吗？他们是被民兵杀死的，但在这些民兵背后，是跨国集团和多个国家的政府，而他们是隐身的。 <text:line-break/><text:line-break/><text:line-break/>安德烈·弗尔切克: <text:line-break/><text:line-break/>我马上要完成一部纪录长片，名字叫作“卢旺达式开局”（ Rwanda Gambit）。我花了三年多的时间才完成这部纪录片。我们现在知道的数字比刚才提及的要大得多:600万到1000万人在刚果民主共和国被杀害。这一数字大概和比利时国王利奥波德二世（Leopold）在20世纪初杀害当地民众的数字相当。你说的没有错:尽管谋杀数百万无辜的人的凶手主要是卢旺达、乌干达政府及其代理人，但在他们背后，常常是西方的地缘政治和经济利益。 <text:line-break/><text:line-break/><text:line-break/>诺姆·乔姆斯基: <text:line-break/><text:line-break/>你没看到，跨国集团为了获得西方人用在手机上的钶钽铁矿和其他重要的矿产，利用民兵来屠杀当地人民。 <text:line-break/><text:line-break/>这种方式是间接的。你所描述的许多暴行和罪行都具有这一特点。但也有一些是采用相当直接的方式，比如越南战争，这是第二次世界大战以来最严重的罪行。2011年是约翰·F·肯尼迪（ John Kennedy）发动越战50周年。通常，某一事件的50周年纪念应该是相当隆重的，尤其是当这一事件的规模很大时。但在越战爆发50周年-之际，却没有一星半点的纪念活动。1961年月，肯尼迪派出美国空军开始轰炸南越。他授权使用凝固汽油弹和化学武器摧毁作物和地表植被；也是他，启动了一项计划，最终将数百万人驱赶到了所谓的“战略村”，而它们实际上就是集中营或城市贫民窟。 <text:line-break/><text:line-break/>化学战的后遗症至今没有消散。你也许已经看到过，我们在西贡的医院仍可以看到许多畸形的胎儿；直接渗透到南越土地上的化学毒素，导致这些儿童天生伴随可怕的畸形和异常。但时至今日，即便经历了好几代人，这一问题仍没有得到人们的关注。这个问题在老挝和柬埔寨也没有得到解决。对于波尔布特（Pol Pot）在柬埔寨的恐怖统治，人们已经谈论得很多了，但对于它何以会发生，却几乎无人问津。20世纪70年代早期，美国空军对柬埔寨的农村地区实施了轰炸，其规模与“二战”中盟军空军力量在太平洋战场所进行的轰炸相当。在当时，他们遵照亨利·基辛格（Henry Kissinger）针对柬埔寨实施大规模轰炸的指示:“要动用所有空中力量，任何一个移动目标都不放过。”我的意思是，这就是号召进行你之前所暗示的种族屠杀。我们很难从档案中找到任何类似的记录，只有《纽约时报》对此事有一句话的提及，但之后，类似报道就停止了。除了在学术杂志和一些小圈子以外，对轰炸的规模还从未有过报道。但这可是针对数百万人的杀戮，它毁灭了4个国家，它们从那之后起就没能再恢复元气。当地人民虽然知道，但也无能为力。 <text:line-break/><text:line-break/><text:line-break/>安德烈·弗尔切克: <text:line-break/><text:line-break/>我曾在越南的河内待了一些年，对所谓的“秘密战争”［the Secret War，指美国空军及其盟友对老挝的石缸平原（ Plain of Jars）实施的地毯式轰炸］进行了报道。关于柬埔寨，我也写了很多东西。结论令人感到震惊:和许多其他遭受西方破坏和蹂躏的地区一样，西方的大众传媒机构在这里也实施了一场坚决的假新闻战。波尔布特统治下的柬埔寨被描绘成是共产主义犯下的不可饶恕的罪行的最可怕的例子之一。但是，西方针对东南亚人所实施的种族灭绝这一真实的历史，他们却不置一词甚至干脆完全忽略。美国使用B52轰炸机对老挝和柬埔寨的农村地区实施轰炸的目的，是防止老挝和柬埔寨加入到越南解放战争中来。数百万人遭到无情的谋害。甚至到了今天，还有牛因为在咀嚼小石子的时候不时地咬到散落各地的所谓的“炸弹宝宝”而被炸飞脑袋。至于当地人民尤其是女性和儿童的遭遇，你当然就不难想象了。 <text:line-break/><text:line-break/>五六年前，我和排雷咨询小组（Mines Advisory Group，MAG）有过密切合作。这是一家总部位于英国的大型排雷机构。他们向我抱怨，在印度支那地区的战争中为美军生产和提供致命战争设备的一些公司（其中就包括今天美国的一家著名的家用消费品生产公司），至今仍拒绝提供有关那些武器的技术数据，这使得他们的工作开展起来极为困难。因为他们需要知道如何拆解这些装置以及这些装置要多久以后才会失效。这种恶意以及这种制度化了的同情缺失导致他们互相之间完全缺乏合作，数百甚至数千的当地人（主要是女性和儿童）会因此死亡。柬埔寨的问题始于美国在首都金边扶植起来的非法的和腐败的政府。我发现我们对红色高棉和所谓的共产主义的暴行的讨论非常值得商榷，甚至非常可笑。由于没有接受过教育以及与世界其他地方的隔阂，大多数柬埔寨人在波尔布特从法国（正是在当地的咖啡馆里，波尔布特变成了一个激进分子）回到柬埔寨之前对共产主义一无所知。我在柬埔寨听到的消息是，红色高棉时期的暴行，主要是由对城市精英心存不满的农民所实施的。 <text:line-break/><text:line-break/>事实上，在轰炸期间，金边对美国是俯首帖耳的，农村地区的人开始痛恨那些城市居民，将其视作通敌分子，而自己则是事实上的受害者。这与共产主义的意识形态几乎毫无关系。而且毫无疑问，美国对柬埔寨农村地区的轰炸造成的死亡数，要大于红色高棉的行动所造成的死亡数。 <text:line-break/><text:line-break/>然后，当这一切都结束，越南解放柬埔寨并将红色高棉从权力神坛上踹下来的时候，美国驻联合国大使却“要求合法政府（也就是红色高棉）回来”。美国作战的对象是作为苏联盟友的越南，而不是一些稀奇古怪的自我标榜的毛主义政权。 <text:line-break/><text:line-break/>但是，西方炮制虚假信息的行动是千真万确的:他们指控共产主义的意识形态，并将其与波尔布特的暴行联系起来。在我发自柬埔寨的报道的其中一篇里，我断言:即使波尔布特及其朋党以一个南美足球俱乐部或者什么慢跑鞋的名义鼓动农村居民去杀城市居民，西方也可以提出相同的指控。 <text:line-break/><text:line-break/><text:line-break/>诺姆·乔姆斯基: <text:line-break/><text:line-break/><text:line-break/>学者已经指出，在柬埔寨的整个历史中被研究最多的，就是红色高棉统治的三年。我们对这三年的认知比对这个国家其余全部历史的认知都要多。但在几年前，我们对这段时期也几乎一无所知。我们只知道红色高棉在1970年还是一个很边缘化的团体，但它却动员起一支由愤怒的农民所组成的庞大军队。这些农民当然是与那些被他们视作罪犯的城市精英作对的。 <text:line-break/><text:line-break/>他们没有看到，城市精英的背后是华盛顿这只手。这和东刚果以及钶钽铁矿的例子有点类似，你看不见杀你的是谁。我想这种事情在西方也很明显。我就举一个例子——虽然在规模上与前面那些差得多了，但这也是个严重事件。在威斯康辛州，共和党籍的州长下令取消了工会的集体谈判权。由此引发了大规模的抗议活动，抗议者要求重新选举州长并进行罢免投票。但共和党在投票中又获胜了。背后的原因很有趣。共和党一方开展了非常有效的宣传活动，他们使那些不幸的民众相信:造成他们不幸的根源就是他们的邻人，不是作为摧毁了我们经济的真正罪犯的银行—他们离我们太遥远了。你能看到的是身边境况比你好的人。比如说，你的邻人可能是一个消防员他有养老金，而你没有，所以你应该迁怒于他，而不是那些真正搞垮了经济的人，因为他们在别的地方呢；他们常常是在纽约的摩天大楼里边。当时的宣传活动规模庞大，其背后又有巨大的资金支持。纳粹将犹太人当作替罪羊，他们宣传说:“犹太人应该对你们遭受的饥饿和萧条负责。” <text:line-break/><text:line-break/><text:line-break/><text:line-break/>安德烈·弗尔切克: <text:line-break/><text:line-break/>没错，发生在东南亚的事情和发生在卢旺达、乌干达以及刚果民主共和国的事情非常相似。我们看到的是民兵的残杀行为和数百万人的死去。当地人则常常被描述成野蛮人，几乎与动物无异。而西方的政府和企业则远远地置身事外，几乎对此不承担任何责任。在欧洲和美国，人们对这些事件知之甚少。而欧洲又是一个以受教育程度高和见多识广自居的大洲。大多数非洲人知道的事情，为涉事其中的公司工作的欧洲人却几乎一无所知。或许是他们选择了一无所知吧。 <text:line-break/><text:line-break/>任何事情都是互相关联的。在西方人眼里，罗伯特·穆加贝大约是在参与阻止卢旺达军队第二次推翻刚果民主共和国的企图时变得“邪恶”起来的；而刚果民主共和国在现实中正是西方的代理人。在东非有种讽刺的说法，说南苏丹是西方给乌干达总统约韦里·穆塞韦尼的奖赏，表彰他在这一地区代表西方所做的“出色的工作”。 <text:line-break/><text:line-break/>在刚果发生的是难以想象的灾难和一场超级种族灭绝。它可以轻而易举地赶上一个世纪前利奥波德二世在刚果的暴行了。 <text:line-break/><text:line-break/>我不得不再次重复暴行导致的死亡数字，因为它们实在太可怕、太难以想象了。当我去年在华盛顿进行拍摄的时候，刚果民主共和国的一位总统候选人本·卡拉拉（ Ben Kalala）告诉我，死亡人数是600到800万。也有人说是1000万。他说:“你看，在卢旺达大约80万人死亡。我为他们感到难过，因为他们也是人，但整个世界都在讨论1994年的这场种族大屠杀。要知道在我们刚果，有600到800万人被杀害。” <text:line-break/><text:line-break/>这件事就发生在几年前，它和利奥波德二世统治时期非常相像，在这一时期也有大约1000万人被害。如果你在橡胶种植园里表现得不好，他们就会砍掉你的双手，也有人在自己的农舍里被活活烧死。这警告我们:西方的立宪君主制国家和多党制“民主国家”也是会做这种事的。当然，这不是发生在安特卫普（AntwerpBruges），而是在“黑暗的中心”，在调查的视野之外。所以，比利时人杀害的非洲人的数量比当时他们自己整个国家的人口都要多。 <text:line-break/><text:line-break/><text:line-break/><text:line-break/>诺姆·乔姆斯基: <text:line-break/><text:line-break/>我曾经出于好奇翻阅了《大不列颠百科全书》最著名的那个版本。我把时间定位到1910年前后，然后查找利奥波德二世这个词条。这个词条当然是有的，但讲的是他做的那些好的事情，讲他如何建立这个国家，等等。在结尾处，它说了些诸如“他有时候会残忍地对待他的人民”的话——没错，比如谋害了1000万人。 <text:line-break/><text:line-break/><text:line-break/>安德烈·弗尔切克: <text:line-break/><text:line-break/><text:line-break/>2011年，当我在布鲁塞尔（Brussels）的时候，无意中看到许许多多利奥波德二世的雕像。在比利时，他仍受到万众敬仰。所以尽管我们知道，即便以欧洲殖民主义的标准来衡量，利奥波德二世对刚果人的所作所为也是种族灭绝性质的，但是他仍被认为是比利时的民族英雄之一。 <text:line-break/>后来比利时政府将利奥波德二世的私人殖民地拿走并“国有化”。当然，这听上去像是一个笑话。在意识到1000万人被谋杀之后，比利时政府将这些殖民地从堕落的王室手中拿走并由自己来管理，而不是放任自流。我也确信，他们说服和再教育了许多刚果人民，使他们相信被殖民也没什么不好的。 <text:line-break/><text:line-break/>诺姆·乔姆斯基: <text:line-break/><text:line-break/>被殖民者常常接纳了自己被压迫的历史，甚至以此为荣，这算是一个有趣的现象。有一次在加尔各答（Kolkata），我参观了维多利亚纪念馆。当你抵达那里时，看到的第一个东西就是毁灭了印度的人之一——罗伯特·克莱夫爵士（Sir Robert Clive）的雕像。我跟着向导参观了一间又一间的绘画陈列室，这些令人不忍卒观的丑陋的画作表现的是英国人殴打和羞辱印度人之类的主题。随后我来到维多利亚女王的茶室，修缮后的这间茶室真像国家圣祠一样。所有这一切都是印度遭受破坏的象征，又有谁知道有多少人在其中被杀害呢。 <text:line-break/><text:line-break/><text:line-break/>安德烈·弗尔切克: <text:line-break/><text:line-break/>那个地方我也去过几次。它很可笑，但也很说明问题。我从未在印度看到一家博物馆能像维多利亚纪念馆一样，吸引如此多的参观者。每天都有数千参观者涌入。而且纪念馆的维护工作做得很好。显然，英帝国完成了对数百万臣民的教导。比如在马来西亚，精英们仍在尽其所能表现出比英国本土的人更英国化。所有帝国统治时代以来的历史遗迹都被一丝不苟地保存下来。在婆罗洲的沙巴州，人们甚至把曾经属于殖民者的英式茶室和修复后的大楼变成博物馆。受过教育的马来西亚青年的终极目标，就是到英国的一些知名大学求学，以求从本质上掩盖自己的马来西亚属性，并尽可能地向前殖民者靠拢。在肯尼亚，我们也能看到同样的趋势。那些代表他们的新殖民主义主子掠夺自己国家的当地精英，穿着打扮得就像几十年前的英国绅士一样。肯尼亚的法官穿着和他们的英国同事相同的袍子。此外，社会的高级阶层还模仿英国口音。 <text:line-break/><text:line-break/>在东南亚，许多人相信，殖民统治者对他们的统治是公正的。举个例子，在印度尼西亚、马来西亚和新加坡之间有一个关于马来西亚为什么比印度尼西亚先进这么多的争论。真可悲。他们中的很多人认为，原因在于英帝国在马来西亚实行的良好统治；而事实上很多印度尼西亚人则在抱怨荷兰人作为殖民统治者不及英国人出色！ <text:line-break/><text:line-break/>甚至在秘鲁，一直到最近，你还能够看到同样的情形。利马（Lima）曾是西班牙总督的首府，也是西方实施反人类罪行的中心之一。在位于总统官邸前的武装广场（Plaza de Armas）上，曾经坐落着一尊弗朗西斯科·皮萨罗（Francisco Pizzarro）的巨大雕像。直到几年前，这座雕像才被撤走。当然，现在他们有了一个新的政府；他们将雕像移到了公园里。雕像依然矗立，只不过不是在武装广场上了而已。即使是在今天相对社会主义和左翼的体制之下，他们也不会拆除这尊雕像。整个拉丁美洲遍布着这些征服的象征，仿佛社会中的一部分人对殖民主义的鞭子还心存怀恋似的。 <text:line-break/><text:line-break/>诺姆·乔姆斯基: <text:line-break/><text:line-break/>现在已经有一点反抗了。比如说，在1992年的多米尼加共和国，政府计划举行盛大的庆祝活动纪念哥伦布登陆，并为此矗立起一些巨大的纪念碑，但我想它们最后全都被民众给拆除了。 <text:line-break/><text:line-break/>除了政治上和经济上的殖民化，还有知识和道德上的殖民化。后者有着很深的根源，例子也有很多。我们就以女性的地位为例。几千年来，女性接受了自己作为父亲和丈夫的财产是一种自然秩序的观念:在美国，这种情况直到几十年前才受到严肃的挑战。比如，直到1975年，女性在联邦审判中担任陪审团成员的法律权利仍无法得到保证。假如你问我的祖母她是否受到了压迫，她可能甚至都不理解这个词的意思！这就是当时女性的角色:女性是为他人服务的。而且它还内化为女性自己的一种观念。等级制度和压迫的主要成就，就是让“非人”也相信，这一切都是符合自然的。 <text:line-break/><text:line-break/>欧洲人对殖民的历史有什么意识吗？ <text:line-break/><text:line-break/>安德烈·弗尔切克: <text:line-break/><text:line-break/>奇怪的是，他们对此几乎毫无意识，甚至在我的西班牙朋友中间也存在这种情况。要知道，这些人可是曾经在联合国和其他知名的国际组织中工作过的，他们是受教育程度相当高的一个群体。他们对自己的历史的认识是幼稚和无知的。我和我那些来自法国媒体和出版界的相对进步的朋友，还就法国的殖民主义问题发生过冲突。 <text:line-break/><text:line-break/>他们（甚至是中左派）对戴高乐将军无限崇拜，他们相信，和其他殖民者不同，法国从来不是一个真正的坏的殖民者。说得好像非洲或印度支那或加勒比地区从来不存在一样。这就是他们对殖民历史的认知程度。你知道吗，法国人在一些地方曾试图把当地人口赶尽杀绝，比如在格林纳达岛（Grenada）。那些死里逃生的人为了不落入法国人之手，从悬崖跳下。在波利尼西亚的复活节岛（Easter Island，今天是智利的领土），法国人离实现百分百“成功率”就差了一点点。 <text:line-break/><text:line-break/>同样，我也认为荷兰人对他们在印度尼西亚的殖民历史的观念是非常落伍、可怕和病态的。我在金边的一家酒吧里遇到一个刚从雅加达回来的人，他坐在那里，用手撑着脑袋，用醉醺醺的声音不断嘀咕着:“我们永远不该从那里撤离的。”我说的这个人可是一位欧盟官员！ <text:line-break/><text:line-break/>德国人对于自己在非洲的殖民历史的认知也几乎为零。在斯图加特和慕尼黑，除了雄伟的山丘和美丽的景色，我没有听到有谁谈论起纳米比亚。 <text:line-break/><text:line-break/>在智利，右翼人士认为皮诺切特做了很多好事，也做了很多坏事。这跟你在英国听到的关于殖民主义的说法如出一辙。他们对于印巴分治当然不会有任何深切的懊悔、悲伤或者负罪感。印巴分治基本就是由英帝国一手策划的，它所导致的可能是现代历史上最严重的一轮大屠杀，可能也只有1965年西方支持下在印度尼西亚发生的政变和今天在刚果民主共和国发生的种族灭绝可以与之相提并论。人们对非洲和中东在历史上的遭遇知道的也并不多。 <text:line-break/><text:line-break/><text:line-break/><text:line-break/>诺姆·乔姆斯基: <text:line-break/><text:line-break/>一群流亡的阿尔及利亚物理学家（其中一个就在麻省理工，所以我也得以认识他）一起对20世纪90年代发生在阿尔及利亚的暴行进行了细致的研究。他们的观点是，许多暴行被归咎于穆斯林，但暴行的实施者其实是以伊斯兰教为伪装的政府。他们梳理了一次次事件中的细节。一次标准的屠杀可能发生在一个贫穷地区，大约持续三天，其间没有人会来干涉，等到所有人都被杀死或者赶走以后，一个将军就会进入这个地区大捞一笔。像这样的例子还有很多。他们认为这些是由法国的情报部门策划的，并邀请我撰写导言。我调查了这个问题，并尽可能多地搜集了证据。证据相当充分，因此我也写了导言，语言虽然和缓，但读者可以读出其中的暗示。 <text:line-break/><text:line-break/>这本书最后得以出版。没有法国出版社愿意与他们合作，所以他们只能在瑞士出版了这本书。他们曾尝试在巴黎召开一次新闻发布会，但发布会当天没有法国记者愿意前来参加。所以，这本书在法国最终不为人所知。我和一位在巴黎的美国图书馆工作的朋友聊起过这本书。他为图书馆购置了一本。他告诉我，这是这本书在法国的唯一复本。这本书讲述的是最近所发生的事件，讲述的是发生在20世纪90年代的阿尔及利亚的暴行，法国极有可能涉事其中。 <text:line-break/><text:line-break/><text:line-break/>安德烈·弗尔切克: <text:line-break/><text:line-break/>你说的这些很能说明问题。还有一个问题:美国的知识分子认为欧洲人知道的比欧洲以外的人要多认为他们有更强的问题意识。但我发现，可能只有在涉及与美国直接相关的问题的时候，才是这样。对其他的问题，欧洲人的无知是令人震惊的。从总体上而言，我发现，受过教育的亚洲人、拉美人和非洲人对当前发生的事情，比同样受过教育的欧洲人知道得要多。我也发现，西方人（特别是欧洲人）在总体上对于自己的特殊性抱着极端教条的观念甚至为之着迷。许多人接受了片面的教育，依赖自己的媒体而不参考其他的消息来源，因此他们认为自己是上帝的选民。回到你问我的有关欧洲的情况以及他们对于殖民主义了解多少的问题上来，我想他们对此接近一无所知。我想，缺乏对这个问题的认知和兴趣是非常可耻的，也很能说明一些问题。欧洲人要确保他们对自己所犯下的可怕罪行和他们所实施并仍参与其中的种族灭绝行为是无知的。对于他们的政府和公司在刚果民主共和国做什么、做过什么，他们知道多少？他们一无所知，而原因仅仅是他们选择了一无所知。去抱怨穷国的腐败政府滥用外国援助是种安全得多的方式。 <text:line-break/><text:line-break/><text:line-break/>诺姆·乔姆斯基: <text:line-break/><text:line-break/><text:line-break/>那当你和他们谈论起这个话题的时候，他们的反应如何？ <text:line-break/><text:line-break/><text:line-break/>安德烈·弗尔切克: <text:line-break/><text:line-break/>他们常常防备甚严，不管是在法国、德国、西班牙还是在英国（尽管英国比其他欧洲国家有更庞大的持批评立场的人群，这可能和英国正在成为一个真正的多元文化的社会有关）。在欧洲，这种无知不仅仅体现在对其殖民历史的认知上，甚至还体现在对欧洲大陆自己的历史的认知上。 <text:line-break/><text:line-break/><text:line-break/>诺姆·乔姆斯基: <text:line-break/><text:line-break/>我在西班牙有过一段有趣的经历。1990年，也就是佛朗哥去世15年之后，我在巴塞罗那做讲座。我提到了许多1936年到1937年发生在巴塞罗那的事件。但年轻一点的人对内战没有什么概念。只有那些和我相同年纪的人知道我说的是什么。之后不久我碰巧去了西班牙的奥维耶多（Oviedo），并在当地做了几场演讲。1934年，在奥维耶多曾发生过一次左派的起义，接着部队进驻并将其镇压。军队占领了市政厅，将起义者杀害。我是在市政厅做的演讲，心想他们应该知道在这里所发生的事情，但听众对此没有什么反应。只有和我一个年纪的人知道我在说什么。其余的人，他们什么都不知道。 <text:line-break/><text:line-break/><text:line-break/>安德烈·弗尔切克: <text:line-break/><text:line-break/>是的，这正是西班牙人如何对待佛朗哥时期的一种表现。在南美洲（智利、阿根廷、乌拉圭），人们对于过去的历史的态度更为开放；那里的人们很勇敢。 <text:line-break/><text:line-break/><text:line-break/>诺姆·乔姆斯基: <text:line-break/><text:line-break/>你说的没错。我曾经和我的女儿在墨西哥待过，她曾经居住在尼加拉瓜。当我正翻阅《每日新闻报》（ La Jornada）（在我看来这是一份相当不错的报纸）的时候，我读到一篇关于一部新近由知名出版社西班牙学园（Spanish Academy）以西班牙文出版的国家人物传记辞典的报道。其中当然有佛朗哥这一词条，他被描述成一位为国家做了很多好事的保守的民族主义者。与之相反，领导人民阵线反对佛郎哥的内格林（Negrin）则被描述为一个罪人。 <text:line-break/><text:line-break/><text:line-break/><text:line-break/>下面对话的结尾，我希望这世界是第二种情况 <text:line-break/><text:line-break/>安德烈·弗尔切克: <text:line-break/><text:line-break/>诺姆，我想就此结束我们的对谈。我们讨论了第二次世界大战后美国、欧洲及其盟友犯下的反人类罪行。我们生活在一个动荡不安的年代。刚果和巴布亚（ Papua）正在发生大规模的战争。像索马里、苏丹、乌干达、利比亚和阿富汗，整个国家都遭到蹂躏。像叙利亚和伊朗这些国家也可能成为下一个袭击的目标。西方经常制造冲突，迫使其他国家之间互相对抗。菲律宾的学者向我解释了西方是如何在有争议领土的问题上将菲律宾和该地区其他国家置于和中国对抗的位置上的。短兵相接的战斗已经逐步被致命的导弹、轰炸和最新的致命武器无人机所取代。无人机与恐怖主义没有什么区别，而且使用无人机作战也绝不会受到惩罚——侵略国无须让本国士兵冒生命的危险。这是种单方面的战争:对一方而言，这就是一次电视游戏，而对另一方而言，则意味着毁灭的村庄、死亡的人和残破的尸体。 <text:line-break/><text:line-break/>西方似乎正试图强化自己对世界的控制。但其实挡道的并不多，只有一些坚定的国家和个人。但是，历史告诉我们，仅凭这些也可能足以制止这种恐怖，让人道主义占据上风。 <text:line-break/><text:line-break/>诺姆·乔姆斯基: <text:line-break/><text:line-break/>现在齐头并进的有两种趋势。一个外部观察者会说，主要的趋势是人类的自我毁灭，就像在悬崖上奔跑一样。但另一个趋势则是反对力量的不断增强，在这方面人类已经获得了一些成功。这种改变甚至在过去的三十和四十年中就已经出现，而且都是一些重大的改变。问题是，这两个趋势中的哪一个会占据主导地位。 <text:line-break/><text:line-break/>如果现实一点，你会看不到有什么希望，但我们只有两种选择:一种就是感叹“没有希望了，我们放弃吧”，然后认定最糟糕的事情将会发生。另一个是说“好吧，但我们还是希望让情况好起来，所以我们还会尝试”。如果第二种情况发生了，那一切就会好起来，如果第二种情况没有发生，我们就只能回到最糟糕的那个选项去。这是我们现在能够做出的选择。 </text:p>
      <text:p text:style-name="P2">穎芝   |  2020.05.13 07:43   |   <text:a xlink:type="simple" xlink:href="http://palinfo.habago.org/Entry?Command=Information_PrintForum&amp;#FORUM39213"><text:span text:style-name="T1">#</text:span></text:a></text:p>
      <text:p text:style-name="P3">新冠疫情早爆炸？去年10月武漢運動會後 多國選手傳確診 <text:line-break/>07:00 2020/05/12. 中時電子報 馮英志 <text:line-break/><text:line-break/>自曾參與武漢軍人運動會的法國女選手自爆可能當時染上新冠病毒後，愈來愈多外國選手也傳出當時確診。圖為武漢軍人運動會鐵人三項精英組女子個人賽決賽。（新華社） <text:line-break/><text:line-break/>自去年10月曾參與武漢軍人運動會的法國女選手自爆恐在當時就感染上新冠肺炎此一消息傳開後，愈來愈多當時出現病狀但以為是普通流感的外國選手也確認是確診，比大陸首度向WHO通報確診病例還早了2個月，讓外界重新審視病毒最初出現的時間點。 <text:line-break/><text:line-break/>據《每日郵報》先前報導，法國女子現代五項運動世界冠軍庫威爾（Elodie Clouvel）近日接受當地媒體訪問表示，她和男友去年10月赴武漢參加世界軍人運動會，法國代表團包括她在內許多運動員都病了，不過當時沒有人在意；而在詢問軍醫之後，才得知感染可新冠病毒，因為法國代表隊的許多人都曾經生病。 <text:line-break/><text:line-break/>而自由亞洲電台（RFA）10日報導指出，除了法國之外，義大利、瑞典、盧森堡等代表團選手也在此之後，確認當時就出現類似的病狀。義大利前奧運擊劍冠軍選手塔利亞里奧爾（Matteo Tagliariol）也表示，他參加武漢軍運會和5個同房的選手都出現類似新冠肺炎的症狀，很久才康復，回家一週後還發高燒，呼吸困難，「吃抗生素都沒用」，拖了3週才痊癒而且虛弱不堪，隨後兒子和伴侶也病了，數月後就爆發新冠病毒疫情。 <text:line-break/><text:line-break/>報導指出，瑞典代表團同樣有多人發病，包括游泳選手史塔克奇歐弟（Raphael Stacchiotti），盧森堡的游泳選手亨克斯（Julien Henx）表示，同團有兩人參賽期間就生病，而且「20萬名大陸志工，每晚都回家，很可能參賽者因此感染病毒」。 <text:line-break/><text:line-break/>去年10月武漢世界軍運會共有100個國家近1萬名運動員參賽，但如今愈來愈多當時參賽選手當時傳出新冠肺炎病症，引起外界關注。報導指出，本月5日，國際醫學期刊「感染、遺傳與演化」（Infection, Genetics and Evolution）在官網發表英國的研究指出，肺疫病毒大流行開始的時間，大概介於去年10月6日至2019年12月11日之間。 <text:line-break/><text:line-break/>另據美國國家廣播公司（NBC）報導，武漢P4實驗室，去年10月7日到10月24日期間完全沒有手機收發訊號的動態，報導引述英美情報人士指出，10月6日到10月11日之間，當地有可能發生了「危險事件」，而武漢則是在10月18日至27日舉行2019年世界軍人運動會。 <text:line-break/><text:line-break/><text:a xlink:type="simple" xlink:href="https://www.chinatimes.com/realtimenews/20200512000027-260408"><text:span text:style-name="T2">https://www.chinatimes.com/realtimenews/20200512000027-260408</text:span></text:a><text:s/></text:p>
      <text:p text:style-name="P2">若愚   |  2020.05.13 04:13   |   <text:a xlink:type="simple" xlink:href="http://palinfo.habago.org/Entry?Command=Information_PrintForum&amp;#FORUM39212"><text:span text:style-name="T1">#</text:span></text:a></text:p>
      <text:p text:style-name="P4">陈先生提到moral和intellectual这两个单词若是翻译成道德和智能，可能稍显牵强且容易带入些不必要的主观感受，不知事实和逻辑二词是否更符合先生的本意？ <text:line-break/>个人愚见，尊重事实者大多为“真”，遵守逻辑者大多为“慧”。多年来，在下的待人处事和省身律己基本就靠它俩了。 <text:line-break/><text:line-break/>哈，实在是有些唐突，先生莫怪。潜水多月，今日读了先生的话，实在没忍住。 :)</text:p>
      <text:p text:style-name="P2">陳真   |  2020.05.12 19:47   |   <text:a xlink:type="simple" xlink:href="http://palinfo.habago.org/Entry?Command=Information_PrintForum&amp;#FORUM39211"><text:span text:style-name="T1">#</text:span></text:a></text:p>
      <text:p text:style-name="P3">腦殘病理學 <text:line-break/><text:line-break/>陳真 <text:line-break/><text:line-break/>2020. 05. 12. <text:line-break/><text:line-break/><text:line-break/>偉梵，謝謝你問我問題。你的問題，可以有五百種回答方式，但我想，基本原因不外幾種。或者說，不同的人有他不同的看事情方式，某些人會比較欣賞某種說法，有些人則欣賞另外一些說法，沒法說個準。 <text:line-break/><text:line-break/>至於我自己，我習慣從 moral和 intellectual 這兩種層面來理解人們如何形成判斷。這兩個字，我比較喜歡使用英文，因為英文比較中性，若翻成中文，一是道德，一是智能，則感覺好像多了一些潛在且不必要的評價成份，而非那麼中性。 <text:line-break/><text:line-break/>而我想採用的則是它們的中性意涵，意即人的大腦與心靈產生各種認知與評價，就內在而言，無非就是這兩種成份。當然，外在因素就是比方說資訊本身的壟斷或其它個人利害關係等等等，講不完。但是，內在因素終究還是比外在因素更為根本。 <text:line-break/><text:line-break/>高中時，因為愛因斯坦的啟發，我赫然發現 moral和intellectual 這兩種成份並非各自獨立，甚至二而一，一而二，一體的兩面。當然，我並不是指蘇格拉底那樣一種想法，他認為，我們之所以做「錯」事 (moral)是因為我們還不夠聰明，還沒有「能力」(intellectual) 把事情想清楚；這似乎意味著道德能力終究是一種智能；「道德哲學」彷彿只是「知識論」的一個分支，彷彿前者可以「化約」(reduced to) 為後者。 <text:line-break/><text:line-break/>我並不是這樣一種想法，事實上，若要化約，我寧可相信道德能力更為根本，是後者化約為前者才對。 <text:line-break/><text:line-break/>這是插播，不用理會。姑且還是回到人類關乎道德與智能的這兩種能力。簡單這麼說，當一個人的某種判斷力非常可笑或偏向邪惡一方時，我將不可能相信這個人有多聰明，也不會相信他有多善良。 <text:line-break/><text:line-break/>我這個理論，至今還沒發現反例。我從未見過一個我認為非常聰明或非常善良的人，卻居然會在一個極其明顯的問題上做出腦殘判斷。 <text:line-break/><text:line-break/>我這理論事實上很容易理解，因為任何判斷都必然具有一種最基本的概念一致性，就比方說你如果懂得28 加 35 等於 63，沒理由說你不懂 2 加 3 等於5。你一定是在裝蒜。或者說，一定是其它因素起了作用，影響了你的判斷；亦即你若非很蠢，就是你的良心很可能被狗吃了。 <text:line-break/><text:line-break/>反之亦然，如果你連 2 加 3 等於 5 都不懂，那你就不可能懂得28 加35 等於63。如果你連人渣都會當成英雄膜拜；如果你連美國騙小孩的什麼民主自由的蠢話也會信，那麼，你要跟我說你有多聰明，我也只能呵呵。 <text:line-break/><text:line-break/>至於聰明與否當然跟學歷無關。學歷只需要一種最基本的智能，而非需要高智能。學歷跟一個東西倒是比較有關，那就是社經條件，簡單說就是錢。一個人，只要智商100，再加上銀行有七位數以上的存款，再加上家庭正常且無特別天災人禍，那麼，念個國內外名校學位肯定不會有任何問題。因此，以所謂學歷來理解人類的 intellectual 這項能力只是庸人之見，毫無解釋力。   <text:line-break/><text:line-break/>我常思考一個問題，單純與 intellectual (智能) 有關，大約有這樣一種發現就是：大的更大，小的更小。聽起來，很像 Friedrich Hölderlin 所寫的某一本小說上的卷頭語。在2020年3月1日的留言板上，我寫了一段話： <text:line-break/><text:line-break/>「2018年3月28日，維根斯坦最仰慕的詩人Friedrich Hölderlin 給我寄來一張卡片，上面引用一句他生平很喜歡的話，那是耶穌會創始人Ignacio de Loyola 的墓誌銘： <text:line-break/><text:line-break/>“Non coerceri maximo, contineri tamen a minimo, divinum est.” <text:line-break/><text:line-break/>翻譯成英文就是： <text:line-break/><text:line-break/>“To suffer no restriction from anything however great, and yet to be contained in the tiniest of things, that is divine.” <text:line-break/><text:line-break/>我給翻成中文如下： <text:line-break/><text:line-break/>"無礙於至大，有容於至小，是為神聖。" <text:line-break/><text:line-break/>活著，比最大還大，比最小還小。如是我聞。」 <text:line-break/><text:line-break/>這卡片其實是我自己寫給自己，我在卡片上引用了 Hölderlin 所引用的這句卷頭語。為什麼要自己寫卡片給自己呢？因為住家附近有間餐廳發給顧客空白卡片，憑著卡片上的郵戳，就可以換一杯很難喝咖啡。題外話。 <text:line-break/><text:line-break/>我對 intellectual (智能) 的發現是這樣：聰明似乎表現在兩方面，有些聰明人只有其一，有些人則一個也沒有，惟有極少數天才則兩者皆具，比方說維根斯坦。 <text:line-break/><text:line-break/>簡單這麼說，聰慧者「看」事情不但看大也看小，他能「看見」整個大範圍的座標意義，也能「看見」非常細膩的細節，細到比原子還小，極其幽微，一如詩的世界。 <text:line-break/><text:line-break/>回到偉梵的問題上，我想我應該已經回答得很清楚，至於其它四百九十九種回答，我就不多說了。 <text:line-break/><text:line-break/>許多時候，在一些特別重要或是難以言喻的事情上 (例如上帝、鬼神)，從負面(negative) 看事情會比從正面(positive) 看更深刻。看待智能與道德也一樣。比方說，在過去黨外年代，我若看到人們買中國時報或聯合報，看得津津有味，我就知道這應該是個傻蛋，至少不會是一個多麼聰明的人。 <text:line-break/><text:line-break/>同理，這年頭，如果你看到有人花錢買自由時報看得津津有味，你不用幫他做智力測驗也能知道，毫無疑問，這一定是個重度腦殘。回到上述的「概念一致性原理」，一個人如果連這樣低能齷齪的報紙都能讀得津津有味，難道你會相信他是個很聰明的人？當然，他還是一樣可以當醫師，一樣教書，一樣開火車，一樣當工程師，但你要說他有多聰明，那是絕對不可能的。 <text:line-break/><text:line-break/>同理，根據「道德內在一致性原理」，你要說這樣一個人有多麼善良敏感，那也是絕對不可能的事。因為，連那麼明顯而粗暴的普遍惡行，你都能讀得津津有味甚至蠢血沸騰，你怎麼可能有多善良？ <text:line-break/><text:line-break/>善良就跟聰慧一樣，是一種能力(faculty)，而非僅僅只是一種意向(intention)；我「想要」善良跟我很善良，基本上是不相干的兩回事。 <text:line-break/><text:line-break/>這也說明了比方說你看，那些綠油油的學者專家也好、或是什麼作家、導演也罷，全是庸才，抑或人品亦難以恭維，毫無例外。但是，你沒法想像一個頂尖的藝術家 (比方說侯孝賢) 會綠油油。 <text:line-break/><text:line-break/>當然，有些庸才不是真的蠢到嚇死人，而只是壞；明知是非善惡，卻偏要昧著良心，因為有利可圖，有權位可謀。不過，這倒也不是說他們「很聰明」而只是壞；他們也許不至於「蠢到爆」，但離聰慧仍然十萬八千里，即便他得了諾貝爾獎也一樣。 <text:line-break/><text:line-break/>人們常說綠營向來對任何人事物均採雙重標準，對此我不認同。事實上，他們只有一個標準就是「敵我二分」，只要是「我方」，什麼都對，醜事鳥事貪污舞弊狗皮倒灶低能敗德骯髒下流，一概視為美侖美奐。反之，只要是敵人，即便是人格者也一樣能抹黑得臭不可聞；再怎麼好再怎麼動人的人事物，都能說成臭不可聞 (不妨想想韓國瑜是如何被糟蹋)；再怎麼樣顛撲不破的事實，都能加以造謠扭曲成完全相反的意思。 <text:line-break/><text:line-break/>這不叫做雙重標準，這始終只有一套標準就是「敵我二分」。現代洗腦技術並非著墨於事實本身之扭曲與虛構，而是在人們腦子裏植入一個「敵我二分」的木馬程式，讓人們自動在敵我之間做出根本區隔。凡屬「我方」，一切事情都好商量，是非對錯根本無關緊要，就跟對待家人一樣。反之，凡屬「敵方」，一切人事物都會被視為有問題，邪惡的，不可信，有陰謀或不重要等等等。 <text:line-break/><text:line-break/>以上，大概就是人們對於是非善惡的「判斷」方式，其理性與道德能力其實往往就像紙糊的房子那般脆弱。不信，你讓我來掌控媒體，倘若我願意使壞，我相信我能夠讓各行各業的腦殘們相信我所要讓他們相信的一切說法。我甚至可以不編造任何謊言就能達成目標，因為洗腦並非著墨於所謂事實，而是著墨於讓他相信主流世界的一切說法，即便他知道那不是事實，他也一樣會 take it seriously。 <text:line-break/><text:line-break/>為什麼呢？因為一般人腦的運作內涵其實並不比 AI 高明，我要電腦相信什麼，它就會「信」。或者說，他或它均無所謂信或不信，只要他或它能持續接受指令照章行事就行；就跟茶壺一樣，茶壺並不需要「先」相信一些什麼，它根本無所謂信或不信，只要插上插頭，按下開關，一段時間後就會如你所願地沸騰。 <text:line-break/><text:line-break/>跟茶壺們一起生活在一個小島上，常讓我很緊張，光是接觸到茶壺們銳利的眼神，我彷彿就要立即見光死，化成一灘血水。我的「非典型社交恐懼症」應該就是這麼來的。茶壺們數量龐大，而且缺乏病識感，你說他腦殘，他說你才腦殘，而我們有多厲害呢。你不可能說服他們的，誰能說服茶壺呢？ <text:line-break/><text:line-break/>梭羅說，「我也許沒法說服你，但我有可能說服你的孫子。」我以前對這句話很感動，但我後來覺得，說服茶壺的關鍵無非就是插上插頭，找到開關，按下去就會沸騰了。因此，祖國別再傻了，你做千萬件好事都不會有用，一樣把你妖魔化，唯有想辦法掌握麥克風，掌握開關，才是改變現實事物的關鍵。 <text:line-break/><text:line-break/>至於你我一般個人，只能放棄現實作用，往「美」的方向去生活；留一點事蹟與傳說，給那屬於美的世界增加一兩個令人心碎的故事，如此而已。也許千百年後，茶壺們的孫子或孫子的孫子，將會認出我們孤獨的存在，從而灑下熱淚。</text:p>
      <text:p text:style-name="P2">鄭豐遠   |  2020.05.12 19:38   |   <text:a xlink:type="simple" xlink:href="http://palinfo.habago.org/Entry?Command=Information_PrintForum&amp;#FORUM39210"><text:span text:style-name="T1">#</text:span></text:a></text:p>
      <text:p text:style-name="P4">留言寫到一半，不小心電腦重開機不見了，懶得打原本要說的了，直接貼影片吧。受訪者就是之前在貼在留言版的俄裔美國記者 Andre Vltchek。這中文字幕翻譯有點小問題，不過總比沒有好。這影片貼給了兩個西方好朋友看，對方深受震動，宛如晴天霹靂。 <text:line-break/><text:line-break/>近十年來，我應該是巴勒網留言版上比較常留言的，不過光甩嘴皮子是沒有什麼意義的。有些人說的話具有力量，並不是因為他說了什麼，而是因為他做了些什麼，並為此付出了什麼代價。 <text:line-break/><text:line-break/><text:a xlink:type="simple" xlink:href="https://youtu.be/7CnSXBOrHMc"><text:span text:style-name="T2">https://youtu.be/7CnSXBOrHMc</text:span></text:a></text:p>
      <text:p text:style-name="P2">欧阳阳   |  2020.05.12 17:22   |   <text:a xlink:type="simple" xlink:href="http://palinfo.habago.org/Entry?Command=Information_PrintForum&amp;#FORUM39209"><text:span text:style-name="T1">#</text:span></text:a></text:p>
      <text:p text:style-name="P3">台灣現在社會氛圍感覺已經非常接近幾十年前中國大陸文化革命時期的社會氛圍，很多人被政治洗腦，已經失去了基本的社會理性。 <text:line-break/><text:line-break/>最典型的，最近中原大學教授在課堂歧視侮辱陸生事件，竟然被很多綠色媒體政客洗成台灣價值維護者，還有立委，教育部長公開站出來立挺，不以爲恥，反以爲榮，簡直匪夷所思。 <text:line-break/><text:line-break/>還有韓國瑜罷免事件，雖然我個人感覺韓國瑜算不上非常聰明，但是相比台灣一般政客而言，也算是非常勤勉，想做事情，努力做事情的政客，但是卻被台灣輿論各種侮辱打壓，說要罷免，好像做了什麽罪大惡極的事情，真是可歎可悲！！</text:p>
      <text:p text:style-name="P2">穎芝   |  2020.05.12 15:53   |   <text:a xlink:type="simple" xlink:href="http://palinfo.habago.org/Entry?Command=Information_PrintForum&amp;#FORUM39208"><text:span text:style-name="T1">#</text:span></text:a></text:p>
      <text:p text:style-name="P3">這些仇中反華的人渣，何時這麼關心「中華民國」了？ <text:line-break/><text:line-break/>中原大學某個叫獸（常常上綠媒）公然在課堂上，用歧視性言論當面羞辱（課堂上唯一一個）陸生⋯ <text:line-break/><text:a xlink:type="simple" xlink:href="https://youtu.be/4JM-suZ0c_g"><text:span text:style-name="T2">https://youtu.be/4JM-suZ0c_g</text:span></text:a><text:s/><text:line-break/><text:line-break/>我相信這種類似的情形普遍存在於各大學當中， <text:line-break/><text:line-break/>如果島內大學這麼需要陸生來台就讀，卻有另一方面在羞辱陸生， <text:line-break/><text:line-break/>這種一邊舔共，另一邊又仇中反華的心理，實在是有夠變態！ <text:line-break/><text:line-break/>最無恥的是綠媒還隨著這隻叫獸的謊言繼續混淆、誤導視聽，把事實真相給帶偏了⋯ <text:line-break/></text:p>
      <text:p text:style-name="P2">陳偉梵   |  2020.05.12 15:53   |   <text:a xlink:type="simple" xlink:href="http://palinfo.habago.org/Entry?Command=Information_PrintForum&amp;#FORUM39207"><text:span text:style-name="T1">#</text:span></text:a></text:p>
      <text:p text:style-name="P4">陳醫師您好 <text:line-break/><text:line-break/>非常同意您下列的論述!!而且, 這是淺而顯見的, 我不懂得是為什麼是台灣腦殘的人怎麼那麼多??支持蔡大嬸的親美政策的比例真得是很高?? <text:line-break/><text:line-break/>如果是屁小孩不懂事非, 沒有邏輯就罷了!! 很多高知識份子也非常親美, 敝人所在的單位, 都是建中+台大清大交大畢, 親美占8成以上, 連國共內戰的外省二代三代也親美!!真是匪夷所思! <text:line-break/><text:line-break/>請陳醫師解釋這個現象!! <text:line-break/><text:line-break/><text:line-break/><text:line-break/><text:line-break/><text:line-break/>陳真寫到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text:p>
      <text:p text:style-name="P2">陳真   |  2020.05.12 15:15   |   <text:a xlink:type="simple" xlink:href="http://palinfo.habago.org/Entry?Command=Information_PrintForum&amp;#FORUM39206"><text:span text:style-name="T1">#</text:span></text:a></text:p>
      <text:p text:style-name="P3">行家！</text:p>
      <text:p text:style-name="P2">乘風   |  2020.05.12 14:32   |   <text:a xlink:type="simple" xlink:href="http://palinfo.habago.org/Entry?Command=Information_PrintForum&amp;#FORUM39205"><text:span text:style-name="T1">#</text:span></text:a></text:p>
      <text:p text:style-name="P4">回應"喵" <text:line-break/>a2：中國核武數量只有美國1/20不到，如果美國把中國視為主要戰略對手，是否達成核威攝與核反擊的最低數量存在疑問。 <text:line-break/>b1：蘇聯垮台與共產主義破產沒有關聯，共產主義也沒有破產，相較之下，西方新自由主義與新保守主義早就破產數百次。關鍵在於國際輿論話語權。 <text:line-break/>b2：看不懂。台灣言論只會激化大陸對台灣的反感，另外竄改史料美化美國日本、醜化中國的是台灣一方，大陸若是要促進國內武統氣氛，只需放開國內台灣相關新聞的管制即可。何來高層睡不著覺之說。 <text:line-break/>b3：中共不需要民族主義來穩固統治，事實上，狹礙的漢人中心民族主義過去三十年一直是中共刻意壓制的對象。 <text:line-break/>c2：以國內二十倍以上價格賣給台灣二手過時且無助兩岸軍事平衡的武器，哪裡是施恩，明明是殖民地的壓榨與剝削。 <text:line-break/>c4：美國的「一中政策」與和平統一有何關係？和平統一是美國最不希望看到的結果。 <text:line-break/>d2：香港的特殊地位與美元霸權息息相關。 <text:line-break/>d4：同意。 <text:line-break/>e1：統一後自然就不必像從前給予台商與台灣藝人特殊待遇。他們應該自己努力贏得尊重，例如湖南旺旺醫院這次在疫情中的表現。 <text:line-break/>f2：台灣與芬蘭沒有可比性。而且雙方政治智慧如雲泥之別。 <text:line-break/>f3：事實會說話，從過去三十年兩岸的發展軌跡與扶貧力度來看，何者制度更加優秀，不是一目瞭然嗎。</text:p>
      <text:p text:style-name="P2">李宣樂   |  2020.05.12 14:08   |   <text:a xlink:type="simple" xlink:href="http://palinfo.habago.org/Entry?Command=Information_PrintForum&amp;#FORUM39204"><text:span text:style-name="T1">#</text:span></text:a></text:p>
      <text:p text:style-name="P3">一位新聞媒體人終於受不了這種洗腦文化辭職跳出來說真話 <text:line-break/><text:a xlink:type="simple" xlink:href="https://youtu.be/RJtrK6ABSjE"><text:span text:style-name="T2">https://youtu.be/RJtrK6ABSjE</text:span></text:a></text:p>
      <text:p text:style-name="P2">喵   |  2020.05.12 11:10   |   <text:a xlink:type="simple" xlink:href="http://palinfo.habago.org/Entry?Command=Information_PrintForum&amp;#FORUM39203"><text:span text:style-name="T1">#</text:span></text:a></text:p>
      <text:p text:style-name="P4">除了棄子與砲灰，還有一個角色是美國的魚鉤-bait and bleed戰略。 <text:line-break/>a. 美國方面 <text:line-break/>a1. 美國的主要目的是避免任何霸權有潛力威脅其地位。 <text:line-break/>a2. 美中都是核武大國，基於對彼此的恐懼，不會發生核戰或大規模常規戰爭。 <text:line-break/>b. 中國方面 <text:line-break/>b1. 基於蘇聯垮台，共產主義破產，中國取而代之的凝聚力量是民族主義。 <text:line-break/>b2. 台灣有中共的黑歷史，民族主義是「表」，要讓大陸居民沒有另一個比較的基準是「裡」。一天無法控制台灣的言論與史料證據，中共高層的對人民教育與言論的歷史壟斷一天沒有完成，一天睡不安穩。 <text:line-break/>b3. 中共高層最關心的是自己的統治的穩固性。所以中共高層不會放棄民族主義，也不會讓台灣逃出其民族論述。 <text:line-break/>c. 台灣方面 <text:line-break/>c1. 台灣恐懼自己的言論自由被中國管制 <text:line-break/>c2. 美國基於其實力，是唯一敢提供台灣必要的防禦性武器的國家。 <text:line-break/>c3. 中國近年來持續在經濟上、文化上崛起，讓台灣從自信到恐懼。 <text:line-break/>c4. 恐懼讓人選擇性相信對於自己有利的證據。例如對於美國的「一中政策」和平統一視而不見、台灣地位未定論、世界都支持台灣、台灣No.1、台灣不會被放棄...等等錯覺。 <text:line-break/>d. 香港方面 <text:line-break/>d1. 從1997回歸到今天50年不變的承諾已經接近一半，讓港人感到焦慮。 <text:line-break/>d2. 香港是中國大陸吸引外資，讓外資安心的重要窗口。中共高層基於經濟與民族主義的實質考量都不會放棄香港。 <text:line-break/>d3. 香港成為一個餌，年輕人以為街頭抗爭就能獨立。 <text:line-break/>d4. 「弱雞賽局」，中國大陸也不敢示弱退讓。因此出現去年延續半年的香港事件。抗議者為了吸引國際媒體的目光，不斷採取激進手段，打、砸、燒，要引發港府的激烈反擊，樹立中國政權的負面形象。抗議者開出的條件是港府不可能接受的條件，符合bait and bleed策略，咬上鉤的目的是不停的失血，時間越久越好。西方基於自己的核心利益，僅對魚餌表示人道的同情與關注。既不費一兵一卒，也達到給中國找麻煩的地步。至於魚餌的生活好不好，並不是西方陣營關心的重點。在魚鉤上扭動是魚餌的自由意識選擇。他們只會說，希望你們和平解決。 <text:line-break/>E. 台灣若是被武力統一，台商與香港都將唇亡齒寒。 <text:line-break/>e1. 台商以及台灣藝人的地位將不保。從尊重、平等地位，會被轉移為懷疑、歧視地位，如同新疆人不是每個旅館都可以住一樣。 <text:line-break/>e2. 中國收復台灣的目的達到，香港的一國兩制門面沒有再維持的必要。中國對於香港教育與資訊的掌控力度將毫無保留。 <text:line-break/>F. 親中親美之外的第三條路 <text:line-break/>f1. 中國隨著經濟發展，鄉村教育的普及，民眾逐漸對於法治、財產、言論自由的保障的需求度與力量有提升的趨勢。 <text:line-break/>f2. 芬蘭對於前蘇聯同樣處於芒刺在背的位置。芬蘭位於俄國重要城鎮聖彼得堡的邊界。俄國拼命想擴張國界往北推以維護聖彼得堡的戰略安全。芬蘭的反擊有所節制，沒有超過原有的邊界。芬蘭意識到自己其實不是東西方陣營的主要矛盾。芬蘭看到了自己的安全，但是也看到了蘇聯大白熊的恐懼。於是芬蘭採取的是同時親近北約與華沙公約，消除蘇聯的恐懼。這個舉動被當時的美國與北約盟國嘲笑，但是赫爾辛基卻成為兩陣營談判時的首選之一。最後，蘇聯垮台，芬蘭不做馬前卒、砲灰、魚鉤。蘇聯自己和平演變，轉換意識形態。 <text:line-break/>f3. 如果我們的制度是更好的，那麼中國底層的人民也會同樣需要。時間絕對站在更好的制度的一方。反而是恐懼讓我們焦急，情緒掩蓋了我們的理性認知與判斷。我們越害怕，就越給對方可趁之機。知彼知己，百戰不怠。了解對岸的內在矛盾與歷史演進動力，好好利用這一股能量，為兩岸三地以及全人類做出貢獻。 </text:p>
      <text:p text:style-name="P2">陳真   |  2020.05.12 01:13   |   <text:a xlink:type="simple" xlink:href="http://palinfo.habago.org/Entry?Command=Information_PrintForum&amp;#FORUM39202"><text:span text:style-name="T1">#</text:span></text:a></text:p>
      <text:p text:style-name="P3">台獨根本不存在 <text:line-break/><text:line-break/>陳真 <text:line-break/><text:line-break/>2020. 05. 12. <text:line-break/><text:line-break/>雖然不知道康同學是誰，但我想他不是來亂的，只是我當然也不會認同他的說法。中共又不是自虐狂或打算自殺，怎麼會血洗台灣？那不就是自殘嗎？這種政治判斷，屬外星等級，離現實太遠。 <text:line-break/><text:line-break/>至於古時候，四、五零年代，血洗台灣之威脅，倒是甚囂塵上。這不用找什麼證據，只要年紀在四、五十歲以上，相信都經歷過那個彷彿隨時就要被共匪血洗的軍事化年代。 <text:line-break/><text:line-break/>我痛恨美國走狗，痛恨漢奸台奸，但我也一直很不喜歡兩岸一些「武統派」那種一副有解放軍當靠山的心態，動不動就擺出一副「哪天我叫解放軍來收拾你」的囂張態度；特別是台灣的許多「武統派」或「有中共當靠山派」，更是讓人反感 。難道殺自己的骨肉同胞是很光采很神氣的事嗎？ <text:line-break/><text:line-break/>重點不在於武統與否，而在於他們所展現的那種蔑視台灣人、彷彿自己是什麼「高等中國人」或「高貴外省人」或是「跟中國關係有多好」的那種態度。「態度」這東西說不清楚，卻能清楚感受到。 <text:line-break/><text:line-break/>言歸正傳：我相信，中共治理下的台灣，發展潛力無窮。台灣人被洗腦得很不喜歡聽到任何有關祖國正面的看法，但我想，我這項預估應該八九不離十。不過，前提是和平統一，或是儘可能在低度傷害下所完成的武統。倘若把台灣打成一片廢墟，那麼，硬體與精神上的重建就不只是三、五年的事。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 <text:line-break/><text:line-break/>因此，與其說反台獨，不如說反侵略，反對美國之侵門踏戶及製造內部分裂與仇恨。 <text:line-break/><text:line-break/>假設，台獨是真正意義上的獨立，而不是給魔鬼當狗當炸彈，而且不含敵意與惡意，而是友善的，理性的，中立的，那麼，台灣對於中國而言，並無舉足輕重的決定性價值。 <text:line-break/><text:line-break/>假設，世界上真有這樣一種台獨，那麼，台獨與否就不是也不可能是那麼重要的一件事。 <text:line-break/><text:line-break/>但是，以上純粹只是假設，現實之中根本不存在這樣一種可能性。台獨之所以具有挑起中美戰爭或世界大戰的充份誘因，不是因為台獨與否很重要，而是因為台獨是假，侵略是真。台獨的意思就是讓美國實質佔領台灣，變成中國大陸大門口的一座充滿絕對敵意與仇恨、完全為美國所控制的美軍基地。如果這不叫做侵略，什麼是侵略？ <text:line-break/><text:line-break/>截至目前為止，我不曾見過一個真正意義上的台獨份子。這年頭，絕大部份高喊臺獨者全是假的，撈錢是真，奪權至上，台獨只是一種撈錢奪權的生意台詞。至於極少數台獨人士，例如史明，例如林義雄，我絲毫不懷疑其心，並高度景仰其人格，但他們同樣不是台獨；他們只是毫無是非地依附美國，聽命於美國，充當美國傷害中國的工具。 <text:line-break/><text:line-break/>這樣一種走狗式的台獨，殖民式的台獨，存心為虎作倀，給魔鬼當狗、當炸彈，有何一絲獨立意義可言？就如同誰會允許自己的子女說要獨立成家，但其獨立的意思卻是加入黑幫，充當傷害自己親人的工具?誰會允許黑幫每天來家裡造謠抹黑，鼓吹對於自己骨肉同胞的仇恨?然後說這是民主自由。 <text:line-break/><text:line-break/>美國或任何一個西方國家願不願意也讓人在自己的國度如此民主自由一番?願不願意也讓人在自己的國家販賣軍火，教導與鼓吹自己的同胞如何破壞自己的民生設施、如何鎖定人口稠密進行轟炸、如何製造最大的傷亡? <text:line-break/><text:line-break/>我從來不曾說過一句「反台獨」，因為台獨根本不存在。</text:p>
      <text:p text:style-name="P2">邹子恒   |  2020.05.11 23:56   |   <text:a xlink:type="simple" xlink:href="http://palinfo.habago.org/Entry?Command=Information_PrintForum&amp;#FORUM39201"><text:span text:style-name="T1">#</text:span></text:a></text:p>
      <text:p text:style-name="P4">康先生/女士： <text:line-break/><text:line-break/>您所提供的中共“血洗台湾”宣传来源网站上，未提供任何实物共产党宣传材料，或某某共产党会议文件记录，仅有数份旧国民党人物回忆录为证，很难使人信服。在该网站讨论中，已有网友提出此类质疑。希望您以更坚实的证据作为立论基础。</text:p>
      <text:p text:style-name="P2">林書楷   |  2020.05.11 15:12   |   <text:a xlink:type="simple" xlink:href="http://palinfo.habago.org/Entry?Command=Information_PrintForum&amp;#FORUM39200"><text:span text:style-name="T1">#</text:span></text:a></text:p>
      <text:p text:style-name="P3">康， <text:line-break/><text:line-break/>『信仰會讓人處在同溫層 <text:line-break/>只看符合信仰的訊息 <text:line-break/>凡是不符合的 都是宣傳 洗腦 欺騙 <text:line-break/>但你知道 和你持想法立場的人 <text:line-break/>也是這樣覺得你欸』 <text:line-break/><text:line-break/>金庸小說裡面常有橋段是某人不願使看家本領而被看出身份，故意運用別派武功；但一旦遇上功力更高的武者卻往往被看破手腳。這裡多的是目光如炬的高手⋯⋯換句話說，常回來逛這個網站的都知道這個網站的資料可信度。或許當你講到美帝也會搞破壞再花錢建設時，你的信仰就暴露無遺了。</text:p>
      <text:p text:style-name="P2">許世勤   |  2020.05.11 14:54   |   <text:a xlink:type="simple" xlink:href="http://palinfo.habago.org/Entry?Command=Information_PrintForum&amp;#FORUM39199"><text:span text:style-name="T1">#</text:span></text:a></text:p>
      <text:p text:style-name="P4">中共現階段一定不想武統，因為代價還太大， <text:line-break/>但是美國一定希望中共趕快武統，因為他需要「重返亞太」的戰略優勢。 <text:line-break/>說到底拳腳無眼，一旦動武很難保證沒有死傷， <text:line-break/>但動武與否，也得看動武後收到的利益與損害何者為大。 <text:line-break/>今天中國的百年國恥，是亡於列強淪作殖民地的歷史， <text:line-break/>其中又最為深刻的是日軍侵華，台灣包括現在的皇民化台獨， <text:line-break/>很多是二戰歷史的遺留。 <text:line-break/>打狗應該要看狗主人，一旦打趴狗主人，狗就嚇尿了。 <text:line-break/>要打，就應該打敗美國、日本， <text:line-break/>中國大陸只要擊敗美日，那台灣人基本上就「回歸」了。 <text:line-break/>徹底解決「靠山」，這樣統一後的治理問題也就少了一些擎肘。 <text:line-break/>只是還需要一點時間，所以現在這盤棋局， <text:line-break/>中國爭取「和平發展」的時間，美國設法「攪亂」並追求「重新開局」。 </text:p>
      <text:p text:style-name="P2">天天   |  2020.05.11 11:41   |   <text:a xlink:type="simple" xlink:href="http://palinfo.habago.org/Entry?Command=Information_PrintForum&amp;#FORUM39198"><text:span text:style-name="T1">#</text:span></text:a></text:p>
      <text:p text:style-name="P3">中共从无“血洗台湾”一说，这更像国民党污蔑共产党的宣传口号。 <text:line-break/>中共以解放者而不是以占领者自居，怎会以血洗XX省作为宣传口号？ <text:line-break/>在国民党宣传里，国民党都是爱民如子，一心为公的；共党就是嗜血成性，杀人如麻。若共产真如此，何以能得到民心？ <text:line-break/>国民党的宣传要是能当真，它也不至于短短数年，在全歼共党后，却在大陆丢失政权躲到台湾。</text:p>
      <text:p text:style-name="P2">康   |  2020.05.11 09:54   |   <text:a xlink:type="simple" xlink:href="http://palinfo.habago.org/Entry?Command=Information_PrintForum&amp;#FORUM39197"><text:span text:style-name="T1">#</text:span></text:a></text:p>
      <text:p text:style-name="P4">（（欧阳阳））注意你的口德 <text:line-break/>腦子進水似乎不是理性人討論時的用語 <text:line-break/>所以我一開始就說會有人破口大罵 <text:line-break/><text:line-break/>你可能信仰偉大華夏 英明的黨 <text:line-break/>但我只信仰盡量有品格的活下去 <text:line-break/><text:line-break/>信仰會讓人處在同溫層 <text:line-break/>只看符合信仰的訊息 <text:line-break/>凡是不符合的 都是宣傳 洗腦 欺騙 <text:line-break/>但你知道 和你持想法立場的人 <text:line-break/>也是這樣覺得你欸 <text:line-break/><text:line-break/>我不是美帝 共黨 台獨 天皇的信徒 <text:line-break/>我知道他們都有好有壞 <text:line-break/>凡存在必有理由 <text:line-break/>很難有一個萬惡無善的統治階級長久存在 <text:line-break/>也幾乎不可能有一個萬善無惡的政府 <text:line-break/><text:line-break/>希望各位到時能好好活下來 <text:line-break/></text:p>
      <text:p text:style-name="P2">欧阳阳   |  2020.05.11 09:40   |   <text:a xlink:type="simple" xlink:href="http://palinfo.habago.org/Entry?Command=Information_PrintForum&amp;#FORUM39196"><text:span text:style-name="T1">#</text:span></text:a></text:p>
      <text:p text:style-name="P3">有些人有點笨，有些人都點壞，有些人又笨又壞。 <text:line-break/>中共對台灣問題的定位與文宣就是內戰，對台灣人的定位就是同胞，以前還有小學課本教台灣寶島，還經常唱“阿裏山的姑娘美如水呀，阿裏山的少年壯如山唉。”，然後有人說要“血洗台灣”，拿“日本皇軍”來類比，是不是腦袋進水了？ <text:line-break/><text:line-break/>這種論調出資西方政客文人及其在台灣的代理人可能性比較大。 <text:line-break/><text:line-break/>中共早期受馬克思主義思想影響比較大，強調你死我活的階級鬥爭，不過這早已成爲曆史!現在儒家中庸思維依然是社會的主流.(馬克思主義也是一種出自西方的典型排他性思維）</text:p>
      <text:p text:style-name="P2">陳真   |  2020.05.11 08:58   |   <text:a xlink:type="simple" xlink:href="http://palinfo.habago.org/Entry?Command=Information_PrintForum&amp;#FORUM39195"><text:span text:style-name="T1">#</text:span></text:a></text:p>
      <text:p text:style-name="P3">中共如果被迫武統，倘若他能有所選擇，應該會錢洗台灣不是血洗台灣；他會花大錢買通綠營，花大錢為台灣人民做出各種承諾，換取不抵抗，減少傷亡。戰後會花更多錢，建設台灣。沒有房子的戰後趕緊買一棟，以免很快就會買不起。這是劇本的part 1。 <text:line-break/><text:line-break/>part2 則是美國會傾全力擴大內部動亂，媒體掌握在他們手上，能夠渲染到何種程度，那就不好說了。美國會要求台軍攻擊大陸本土各項民生設施與人口稠密處，擴大雙方仇恨。這套劇本不是我瞎掰，而是美國十多年來不斷指導台灣應該怎麼打台海戰爭的一套固定教材，例如攻擊上海商圈，攻擊三峽大壩等等，一旦台灣這麼做，後果就更難預料。 <text:line-break/><text:line-break/>中美雙方，一個想大事化小，小事化無，一個想小事無限擴大。宣傳戰會起作用，因此，在戰爭中，媒體會遭受攻擊，一如美國侵略伊拉克，首先就打半島電視台。Emir Kusturica說，第三次大戰的一個初始訊號就是RT遭到美軍襲擊。 <text:line-break/><text:line-break/>劇本part1或2會成主流，得看台灣人的智慧。台灣因為盛產腦殘，一般沒什麼智慧。智慧之餘，還得看個性。台灣人大多溫和，灑口水居多，通常不會有真實的激烈反應。</text:p>
      <text:p text:style-name="P2">穎芝   |  2020.05.11 08:27   |   <text:a xlink:type="simple" xlink:href="http://palinfo.habago.org/Entry?Command=Information_PrintForum&amp;#FORUM39193"><text:span text:style-name="T1">#</text:span></text:a></text:p>
      <text:p text:style-name="P4">今年 2020 年，拿超過半世紀以上的 1949 的中共文宣來說嘴，你不覺得很可笑嗎？ <text:line-break/><text:line-break/>難道中共對兩岸情勢的政策還停留在 1949 年？ <text:line-break/><text:line-break/>更扯的是拿小粉紅出沒的軍事論壇來說嘴，就好像拿鬼島綠油油的批踢踢這種腦殘論壇來說事一樣， <text:line-break/><text:line-break/>難道網路上的論壇可以代表一個政府的政策或言論？ <text:line-break/><text:line-break/>如果是這樣的話，還需要政府幹嘛？養網軍治國不就好了？ <text:line-break/><text:line-break/>還繳這麼多納稅錢，卻養一大批狗雜碎政客來亂政，搞得天怒人怨，實在是莫名其妙！ <text:line-break/><text:line-break/>談到紓困，也搞的百姓人仰馬翻、大為光火，明明是在折騰人，錢領不到不說，還惹得一肚子鳥氣， <text:line-break/><text:line-break/>尤其某個只會說幹話的狗官，要人民『忍一忍就過去了』？ <text:line-break/><text:line-break/>說這幹話的狗官，你是否可以先暫停領國家給你的薪資，一同與人民忍一忍就過去了？</text:p>
      <text:p text:style-name="P2">林書楷   |  2020.05.11 06:41   |   <text:a xlink:type="simple" xlink:href="http://palinfo.habago.org/Entry?Command=Information_PrintForum&amp;iPage=1#FORUM39192"><text:span text:style-name="T1">#</text:span></text:a></text:p>
      <text:p text:style-name="P3">康， <text:line-break/><text:line-break/>『我認為日本必不會血洗台灣。皇軍來台已是不得已的選項，血洗台灣只會更落人口舌。眼下最急迫的也並不是統一，而是大東亞競爭。』 <text:line-break/><text:line-break/>依樣造句也要有個邏輯，台灣是割讓給日本，「皇軍」哪來的不得已？「皇軍」侵略大陸佔領台灣，現今兩岸局勢也能類比？別說侵略和內戰根本不同，當時與現今的整體大環境更是完全不一樣。 <text:line-break/><text:line-break/>會以「皇軍」類比中共、把共和國繼承自民國時期的國土影射為到處侵略，我想也沒什麼好辯論的，尤其是你說你兩種都有看，講出來的話卻明顯在玩修辭、意圖貶低中共時。</text:p>
      <text:p text:style-name="P2">康   |  2020.05.10 22:38   |   <text:a xlink:type="simple" xlink:href="http://palinfo.habago.org/Entry?Command=Information_PrintForum&amp;iPage=1#FORUM39189"><text:span text:style-name="T1">#</text:span></text:a></text:p>
      <text:p text:style-name="P4">（（欧阳阳 ）） <text:line-break/>您說沒看過有大陸人抱持血洗台灣的想法 <text:line-break/>可能是您平常都待在您的政治同溫層吧 <text:line-break/>網路的一大優點 就是分眾 <text:line-break/>讓不同意見的人 在不同的網站聚集 <text:line-break/>如果您去看看比較偏激的軍武論壇 <text:line-break/>或是 小粉紅出沒的網站 <text:line-break/>應該就能認識很多想血洗台灣的人 <text:line-break/><text:line-break/>這裡提到中共當年的血洗台灣文宣<text:a xlink:type="simple" xlink:href="http://city.udn.com/3011/4922013"><text:span text:style-name="T2">http://city.udn.com/3011/4922013</text:span></text:a><text:s/><text:line-break/><text:line-break/>只看中共官媒會覺得中國完全沒矛盾 <text:line-break/>只看反中媒體會覺得中國完全是矛盾 <text:line-break/>我是兩種都看啦 <text:line-break/>比對歷史的規律 就會知道五年內是混亂高鋒期 <text:line-break/><text:line-break/>發起外戰轉移國內矛盾的例子太多了 <text:line-break/>甚至很多人說 朝鮮戰爭 越戰 珍寶島 對印 對越 戰爭 <text:line-break/>都是老共用來轉移矛盾的手段 <text:line-break/><text:line-break/>常常在中國的論壇看到這樣的對話 <text:line-break/>A:(中國人愛好和平 不喜戰爭) <text:line-break/>B:（你當中國九百六十萬平方里國土是 <text:line-break/>手機充話費送的阿） <text:line-break/><text:line-break/>PS:講這些不是要來辯論 <text:line-break/>純粹是覺得 這裡都是追求真善美的人才會的地方 <text:line-break/>如果不幸真的戰爭 希望大家事前準備好都能活下去</text:p>
      <text:p text:style-name="P2">康   |  2020.05.10 22:00   |   <text:a xlink:type="simple" xlink:href="http://palinfo.habago.org/Entry?Command=Information_PrintForum&amp;iPage=1#FORUM39188"><text:span text:style-name="T1">#</text:span></text:a></text:p>
      <text:p text:style-name="P3">(林書楷) <text:line-break/><text:line-break/>（（我認為大陸必不會血洗台灣。武統已是不得已的選項，血洗台灣只會更落人口舌。眼下最急迫的也並不是統一，而是大兩岸競爭。）） <text:line-break/><text:line-break/>（（我認為日本必不會血洗台灣。皇軍來台已是不得已的選項，血洗台灣只會更落人口舌。眼下最急迫的也並不是統一，而是大東亞競爭。））當初台灣被割讓時 會不會有台灣士紳這樣想呢？ <text:line-break/><text:line-break/>我希望 想要 和 現實 人性 常常是不相符合的 <text:line-break/>這網站的讀者應該多數都是比較有道德良知 學養高尚之人 <text:line-break/>但國家的領導卻常常不是這類型的理想主義者 <text:line-break/>他們更多是崇尚權謀 為了自己一人安危 寧可犧牲千萬人 </text:p>
      <text:p text:style-name="P2">欧阳阳   |  2020.05.10 21:30   |   <text:a xlink:type="simple" xlink:href="http://palinfo.habago.org/Entry?Command=Information_PrintForum&amp;iPage=1#FORUM39187"><text:span text:style-name="T1">#</text:span></text:a></text:p>
      <text:p text:style-name="P4">康， <text:line-break/><text:line-break/>“血洗台灣”，“爲了轉移國內矛盾，所以要武統台灣”.........，我不知道這樣的觀念出自哪裏？我覺得出自西方文人政客及其在台灣的代理人的可能性最大，其目的無非是爲了挑撥兩岸的仇恨。 <text:line-break/><text:line-break/>據我所知，即使是最激進的大陸學者文人也沒有發現有這種觀念，而且大多數大陸人受儒家中庸文化的影響，講究以和爲貴、和而不同、中庸等思維方式，與西方的以自我爲中心的個人排他性思維是不同的</text:p>
      <text:p text:style-name="P2">欧阳阳   |  2020.05.10 20:41   |   <text:a xlink:type="simple" xlink:href="http://palinfo.habago.org/Entry?Command=Information_PrintForum&amp;iPage=1#FORUM39186"><text:span text:style-name="T1">#</text:span></text:a></text:p>
      <text:p text:style-name="P3">康， <text:line-break/>在我看來，從你的思維看，你應該是台灣人或者香港人吧？我所知道的大陸人很少有這種觀點！ <text:line-break/><text:line-break/>所謂的“血洗台灣”思維，和那些小綠粉的思維其實在本質上一樣的，台灣有一些極端笨人，大陸當然也是有的，孫子兵法講““上兵伐謀，其次伐交，其次伐兵，其下攻城”，你這種思維連最下等的攻城都算不上。 <text:line-break/><text:line-break/>中國官方從來沒有說要“血洗台灣”，主體觀點是“一國兩制，和平統一”，即使民進黨鬧的很凶，也只是威懾說要用“非和平手段”。 <text:line-break/><text:line-break/>現階段，中國社會沒有什麽重大的解決不了的矛盾，更沒有什麽爲了“轉移國內矛盾”，所以要武統台灣。 <text:line-break/><text:line-break/>一個社會的偏執信仰可以形成，自然也是可以改變的，只是需要時間和方法罷了。</text:p>
      <text:p text:style-name="P2">張萬康   |  2020.05.10 16:28   |   <text:a xlink:type="simple" xlink:href="http://palinfo.habago.org/Entry?Command=Information_PrintForum&amp;iPage=1#FORUM39185"><text:span text:style-name="T1">#</text:span></text:a></text:p>
      <text:p text:style-name="P4">插播：台灣南波萬？ <text:line-break/><text:line-break/><text:a xlink:type="simple" xlink:href="https://www.youtube.com/watch?v=o4KQPla8zyA"><text:span text:style-name="T2">https://www.youtube.com/watch?v=o4KQPla8zyA</text:span></text:a><text:s/><text:line-break/>5/7東森。民眾撕毀紓困申請表。我看了大笑，解氣。（大笑不是沒同情心或同理心的意思。） <text:line-break/><text:line-break/><text:a xlink:type="simple" xlink:href="https://news.cts.com.tw/cts/life/202005/202005071999604.html"><text:span text:style-name="T2">https://news.cts.com.tw/cts/life/202005/202005071999604.html</text:span></text:a><text:s/><text:line-break/>5/7華視。我起初誤認這位民眾Cosplay喬裝成警察的打扮。 <text:line-break/><text:line-break/><text:a xlink:type="simple" xlink:href="https://www.youtube.com/watch?v=wIaUu0MOQj0"><text:span text:style-name="T2">https://www.youtube.com/watch?v=wIaUu0MOQj0</text:span></text:a><text:s/><text:line-break/>5/8東森。多位民眾在現場受訪。 <text:line-break/><text:line-break/>這些都是基層、底層的人，勞碌滄桑的臉。但「覺醒青年」都看不見，成天只吹台灣南波萬。</text:p>
      <text:p text:style-name="P2">林書楷   |  2020.05.10 13:40   |   <text:a xlink:type="simple" xlink:href="http://palinfo.habago.org/Entry?Command=Information_PrintForum&amp;iPage=1#FORUM39184"><text:span text:style-name="T1">#</text:span></text:a></text:p>
      <text:p text:style-name="P3">康， <text:line-break/><text:line-break/>建議看一下告台灣同胞書和反分裂國家法。不只台獨出兵，台灣出現嚴重內亂也會派兵彌平。所以外部干預勢力在策動法理台獨的前一步應該是進一步煽動台灣的統獨之爭、製造如香江一樣的動亂。更不排除再次製造台灣價值生死檢定。 <text:line-break/><text:line-break/>我認為大陸必不會血洗台灣。武統已是不得已的選項，血洗台灣只會更落人口舌。眼下最急迫的也並不是統一，而是大兩岸競爭。這次疫情不但讓一帶一路項目停滯、各國退回城邦時代、還可能讓川建國下台，可說一石多鳥。對手在各領域全面開戰，大陸一旦血洗台灣那本就處下風的輿論戰不就一塌糊塗？ <text:line-break/><text:line-break/>大陸一直強調「王權」，要走「王道」。我覺得旅居國外的人需要有作為「橋樑」的準備，華僑、華裔在未來的日子裡會更艱難，每一個入外邦的中國人都要有「和番」的心理準備以因應之後的挑戰。講和番好像具有歧視的味道，但看過「與狼共舞」且長住國外的人應該能理解我在講什麼。 <text:line-break/><text:line-break/>Dances With Wolves - The John Dunbar Theme <text:line-break/><text:a xlink:type="simple" xlink:href="https://www.youtube.com/watch?v=KHvKviaeulg"><text:span text:style-name="T2">https://www.youtube.com/watch?v=KHvKviaeulg</text:span></text:a></text:p>
      <text:p text:style-name="P2">康   |  2020.05.10 12:17   |   <text:a xlink:type="simple" xlink:href="http://palinfo.habago.org/Entry?Command=Information_PrintForum&amp;iPage=1#FORUM39183"><text:span text:style-name="T1">#</text:span></text:a></text:p>
      <text:p text:style-name="P4">（（欧阳阳 ）） <text:line-break/>（（武统必然要求登島，即使美軍不參與，登島必然伴隨的是大規模的轟炸配合，這種方式對台灣民生的傷害是非常大的。）） <text:line-break/><text:line-break/>在這裡講這個 應該很多人會因此暴怒 <text:line-break/>因為他們覺得這不符合 (偉大祖國)的信仰 <text:line-break/>但我還是希望大家能思考這個可能性 <text:line-break/>好提前做好準備 <text:line-break/><text:line-break/>““有沒有可能 中共之後攻臺的戰術 <text:line-break/>是希望造成台灣最大的傷亡呢？”” <text:line-break/><text:line-break/>現在中國民意 已經從原本的（兩岸是血濃於水的同胞） <text:line-break/>變成（台灣人怎麼樣我們不在乎 留島不留人也比台獨好） <text:line-break/>其實更早在毛時代對中國人民提到台灣就是（血洗台灣）了 <text:line-break/><text:line-break/><text:line-break/>老共攻台的原因 個人覺得有三種 <text:line-break/>一台獨 <text:line-break/>二台灣有足以強力攻擊中國的能力 <text:line-break/>三中國國內有大型矛盾 <text:line-break/>需要對外戰爭轉移焦點 <text:line-break/><text:line-break/>如果是台獨 <text:line-break/>代表台灣人如太平天國信仰天父天兄一樣信仰台獨 <text:line-break/>活人的信仰要改變需要很長時間 <text:line-break/>湘軍這漢儒文化的捍衛者 對付 天父天兄的方法 <text:line-break/>就是殺光光 <text:line-break/><text:line-break/>如果台灣擁有核武 <text:line-break/>或讓美國駐軍 <text:line-break/>迎來的必是毀滅性打擊 <text:line-break/><text:line-break/>如果中國要轉移國內矛盾 <text:line-break/>戰後必然要加強經濟 <text:line-break/>最後能讓中國過剩的基建能力能發揮 <text:line-break/>這如何辦到呢 <text:line-break/>簡單 打爛台灣然後讓中國重建就好拉 <text:line-break/>不要覺得只有萬惡的美帝會搞這種打爛你 <text:line-break/>再用重建賺錢的手段 <text:line-break/><text:line-break/>中國逐步成為地球上的霸權 <text:line-break/>而歷史上的各霸權 荷蘭 西班牙 葡萄牙 英國德國 俄羅斯美國法國 無一例外崛起後都四處侵略 <text:line-break/><text:line-break/></text:p>
      <text:p text:style-name="P2">穎芝   |  2020.05.10 10:55   |   <text:a xlink:type="simple" xlink:href="http://palinfo.habago.org/Entry?Command=Information_PrintForum&amp;iPage=1#FORUM39182"><text:span text:style-name="T1">#</text:span></text:a></text:p>
      <text:p text:style-name="P3">今年台灣無法參與 WHA 大會簡直是人渣黨自找的！ <text:line-break/><text:a xlink:type="simple" xlink:href="https://youtu.be/H50DH9NHVA0"><text:span text:style-name="T2">https://youtu.be/H50DH9NHVA0</text:span></text:a><text:s/><text:line-break/><text:line-break/>從防疫開始，人渣黨就動用網軍到處出征，包含ＷＨＯ、譚德塞、星國夫人、扯謊向ＷＨＯ暗示「人傳人」的鬼話、送口罩不答謝的國家以及被認定親中舔共的國家及名人等等無法無天的愚蠢作為，得到這樣的結果簡直是不意外，世界各國都被人渣黨的網軍得罪光了，誰還會替台灣說話？？？</text:p>
      <text:p text:style-name="P2">潘建尊   |  2020.05.10 06:24   |   <text:a xlink:type="simple" xlink:href="http://palinfo.habago.org/Entry?Command=Information_PrintForum&amp;iPage=1#FORUM39181"><text:span text:style-name="T1">#</text:span></text:a></text:p>
      <text:p text:style-name="P4">文章連結:<text:a xlink:type="simple" xlink:href="https://mp.weixin.qq.com/s/BMs2-4BC76rRjX3IXmvEVg?fbclid=IwAR059i8BbiaUlEDetyD2yGXU2YD-dToX6GUpNlMxKT_llgTSWGTUm9r1CIU"><text:span text:style-name="T2">https://mp.weixin.qq.com/s/BMs2-4BC76rRjX3IXmvEVg?fbclid=IwAR059i8BbiaUlEDetyD2yGXU2YD-dToX6GUpNlMxKT_llgTSWGTUm9r1CIU</text:span></text:a><text:s/><text:line-break/><text:line-break/>汉学家包华石：18世纪欧洲启蒙思想的源头在中国吗？ <text:line-break/><text:line-break/>個人感想: <text:line-break/>西方學者能夠有此省思，相對是不容易的。 <text:line-break/>包華石終究是漢學家，對中國傳統文化與思想會相對有興趣，但他總算還是不會抱持著西方中心的思維批判，這已經是了不得的勇氣了。問題在於，他選擇用中文發表這些觀點，卻不以他的母語發表在英文期刊，大概是懼怕西方正統學術勢力鋪天蓋地的攻擊吧 <text:line-break/>另外一個我覺得很有意思的作品，是海德堡大學Susan Richter的"Pflug und Steuerruder躬耕治國",作為一個無論在學術背景或經歷都能夠代表西方正統的學者,她也以非常委婉的方式，提出了與包華石類似的想法. <text:line-break/><text:line-break/>無論怎麼看，中國在十八世紀以前，無論是政治制度，文化體系，哲學思想等人文科學領域，甚至在部份科學的領域（例如醫學），相對於當代的西方，都具有絕對領先的地位。這樣的客觀事實，也使得當代西方啟蒙學者更加崇拜中國，甚至是過度美化了中國（就如同我們目前主流對西方的溢美一樣）。 <text:line-break/><text:line-break/>他們在儒家思想中學到了民本思想，在法家那學到了法治觀念，從道家那汲取了自由的思想，大量的翻譯與引進，隨著十八世紀初以來蓬勃的印刷業，成為一種基礎的社會氛圍（很抱歉，我不能認同十八世紀江南地區出版業能與歐洲地區比肩的說法，會這樣說的人或許很懂中國史，但肯定不懂歐洲史）。甚至連革命這玩意兒，都是他們在研讀古代中國經典扭曲譯作後得出的結論。更甚之，他們樂於用中國古代思想的驚人發現，與自己當代的研究成果相驗證。萊伯尼茨就是很好的例子，雖然二進位法為他在歐洲的獨創，但是在朋友交換的書信中對於八卦的討論中，並且為此感到欣喜萬分，讓他更加確定自己走上了一條正確的道路，更堅定的將二進位的內涵推到極致。 <text:line-break/><text:line-break/>二進位法在西方人的進一步發展下，成為現代計算機的理論基礎。 <text:line-break/><text:line-break/>在這個階段的歐洲人，在討論到政治，文化，歷史，藝術等人文議題時，希臘與羅馬反置於次要的地位，甚至少有提及。一直到十九世紀（鴉片戰爭可以視為一個節點），才開始大量使用希臘與羅馬的資料。這也造成西方人在談歷史時，從西元５００年到１０００年總是存在一個明顯空白的漏洞。 <text:line-break/>因為，這是硬接上去的，是史學家穿針引線下的結果。 <text:line-break/><text:line-break/>真正的希臘與羅馬，則明顯具有強烈的近東與遠東色彩，說他們是西亞文化的分支也不為過。 <text:line-break/><text:line-break/>儘管如此， <text:line-break/>工業革命仍舊是西方在人類歷史上的重要成就 <text:line-break/>十八世紀的工業革命就算不發生在英國 <text:line-break/>也絕對不可能發生在中國的長江三角洲 <text:line-break/>而是以某種形式發生在十九世紀初的德語地區 <text:line-break/><text:line-break/>這是一個歷史的必然，也是中國在文明史上無法逃脫的時代。畢竟，沒有一個文明能夠永遠站在世界頂端，光是三千年以來都在牌桌上爭霸的過往，就已經是其他文明難以企及的成就了 <text:line-break/><text:line-break/>但是，我真的很高興，在這近兩百年看似永無止盡的，名為屈辱的黑暗隧道中，我已經清楚看到了隧道末的曙光。 <text:line-break/><text:line-break/>在數位化的前提下，二十一世紀中後葉與二十二世紀，肯定是屬於中國人的時代。 <text:line-break/><text:line-break/>那台灣人該如何自處？？ <text:line-break/>我的回答是： <text:line-break/>在這個時候還對西方文明死心塌地，無異於１９１１年１０月９日淨身當太監。</text:p>
      <text:p text:style-name="P2">陳真   |  2020.05.10 02:37   |   <text:a xlink:type="simple" xlink:href="http://palinfo.habago.org/Entry?Command=Information_PrintForum&amp;iPage=1#FORUM39180"><text:span text:style-name="T1">#</text:span></text:a></text:p>
      <text:p text:style-name="P3">關於喬良話題的幾點回應 <text:line-break/><text:line-break/>陳真 <text:line-break/><text:line-break/>2020. 05. 09. <text:line-break/><text:line-break/><text:line-break/>綜合回應一下大家的想法： <text:line-break/><text:line-break/>狗除了聽主人的話，狗當然也有狗自己的事情要忙，比方說選舉。選舉一到，各種政治操弄、造謠抹黑等等等，就會一一登場，無所不用其極。 <text:line-break/><text:line-break/>但是，過去只要選舉一結束，特別是當權力騙到手之後，通常馬上就會把選舉期間信誓旦旦所講的一切，拋諸腦後，關機重來；即便是兩岸事務也一樣，往往會恢復務實常態，甚至在許多有關兩岸交流的所謂「賣台」指控上，綠營其實經常幹得比藍營還更多，更入骨，「親中賣台」得更起勁 (因為有私利可圖)。 <text:line-break/><text:line-break/>也就是說： <text:line-break/><text:line-break/>一，台灣仇中反華及造謠抹黑的各種政治操弄，通常在非選舉期間並不顯著，但是，這回卻是個例外，跡近瘋狂。 <text:line-break/><text:line-break/>二，選後回歸務實的政治習性，這回也例外。 <text:line-break/><text:line-break/>目前並無重大選舉，但是，各種仇中反華的政治操弄與抹黑，卻反而來到前所未有的歷史新高。這意味著這已經不僅僅是走狗自己的事，而是主人有令。此其一。 <text:line-break/><text:line-break/>各位看過教父第二集吧，裏頭有位參議員對教父很不客氣，後來卻乖得像龜孫子似的，為什麼呢？因為有把柄落在教父手裏。 <text:line-break/><text:line-break/>這個故事告訴我們，你沒法以一般人的心態去理解政治人物以及給走狗當走狗的各路文人。也許你會納悶，為什麼他們要當狗？為什麼他們要這麼聽話？除了利益因素之外，也有黑資料的問題。 <text:line-break/><text:line-break/>你看，當初李登輝生病住院期間，阿扁表面上去探病，其實是拿著一些李登輝貪污的黑資料去「請教」李登輝的意見，意思是說，你的把柄在我手裏，你最好給我小心點。李登輝當場差點氣死。但是政治就是這樣，很狠，很陰險，不擇手段。 <text:line-break/><text:line-break/>這也說明了為何情治勢力往往在政治上能夠呼風喚雨，威懾各方勢力，例如美國就是一例。真正的掌權者-deep state的主要成份之一，除了軍工複合體之外，就是情治勢力。它足以控制許多政治人物或其走狗，一手給好處，另一手用黑資料掐緊你的脖子，就跟狗鍊一樣，看你往哪跑，看你敢不聽話試試；隨便抖出一個黑資料，就能把你給繩之以法或讓你身敗名裂，阿扁就是一例。 <text:line-break/><text:line-break/>當然，大多時候並非如此具體，而往往是一種共犯結構起了根本的威嚇作用。在這共犯結構中，誰都不敢輕易背叛，就跟黑幫一樣，私下大家很多話都敢講，但是，一出了大門就統統噤聲了。 <text:line-break/><text:line-break/>私底下，我所知道的真實政治，遠遠比我所能說出來的還要骯髒邪惡貪婪一百倍一千倍。但我沒法說，因為我不是幫派裏頭的人，我沒法爆料，我沒有確切證據，我不清楚細節，爆了也只是「空包彈」，講不出個具體的所以然，但我確切知道其骯髒邪惡的程度。 <text:line-break/><text:line-break/>剛上大學時，第一次被調查局約談，對方告訴我一些黨外大老們醜陋的私生活與貪婪行徑，說我太「單純」，以為大家都是懷抱著赤血熱忱的理想來參與黨外。那時候我根本不相信，還當場回了對方一句話說「你們不要講我朋友的壞話。你們作惡多端，根本輪不到你們來講，我也不想聽。」 <text:line-break/><text:line-break/>這麼多年過去了，還好我並沒有一直很「單純」。單純和愚蠢往往只是一線之隔。腦殘的主要症狀之一就是「單純」。我自己曾經腦殘過，所以我多少能站在腦殘的立場上想事情；他們並不壞，他們只是「太」單純。單純是好的，但是「太」單純就很容易被奸人所騙。 <text:line-break/><text:line-break/>幫派份子之所以這麼聽話，原因無它，因為他們隸屬某種黑幫，不聽話不行。因此，如果你以為政治人物或文人走狗在關鍵時刻會良心發現，會有分寸，那你真的就「太」單純了。他們畢竟不是你我一般人，他們並沒有多少自由意志。此其二。 <text:line-break/><text:line-break/>台灣人個性講好聽是溫和，講難聽就是窩囊膽小。比方說，綠蛆們隔著鍵盤很「勇猛」，但在現實中卻非常窩囊，很沒出息。你根本不用期待他們會去打共匪，他們絕對躲得比誰都快。 <text:line-break/><text:line-break/>但是，你要知道，仍然有一些蠢血沸騰的腦殘們，他們其實很容易「沸騰」，很容易被煽動。尤其是，各位千萬別低估台灣每天造謠抹黑的綠媒之洗腦威力。我相信，兩岸一旦有戰事，只要媒體每天二十四小時洗腦煽動，仍然會有很多腦殘會馬上沸騰起來，變成台獨聖戰士。 <text:line-break/><text:line-break/>腦殘們不一定有機會拿起武器上戰場，但是，如果你清楚了解美國在世界各地製造動亂的手法，你就會明白，真正可怕的，真正摧毀一整個家園的，絕不是拿槍或開飛機出去打仗，而是內部自相殘殺與暴亂失序。 <text:line-break/><text:line-break/>你應該很容易就能想像，只要媒體每天不斷煽情炒作某個悲慘血腥畫面或事件，無數腦殘一定會群情激憤尋找發洩仇恨的內部目標，藍營的人會倒霉，親中人士會倒霉，陸籍配偶與子女會倒霉，誓死支持祖國的巴勒網會倒霉...等等等。 <text:line-break/><text:line-break/>我再說一遍，如果你清楚了解美國在世界各地製造動亂的手法，你就會明白，真正可怕的，真正摧毀一整個家園的，絕不是拿槍或開飛機出去打仗，而是內部自相殘殺與暴亂失序。 <text:line-break/><text:line-break/>前一陣子CIA一手主導的香港暴亂，只是一個微不足道的例子，但你同樣從中能看得出來，腦殘群眾是如何容易被煽動。而且，大多時候是特務帶頭，煽動更大的暴亂。 <text:line-break/><text:line-break/>我一直無法想像比方說南斯拉夫內戰那樣一種手足相殘，真是很可悲，也很殘忍，原本友好相處的鄰居、友人、同學與同事甚至教師與牧師等等等，突然雙方見人就砍，姦殺擄掠樣樣來。 <text:line-break/><text:line-break/>烏克蘭也一樣，類似的恐怖血腥悲劇一再重演。你根本沒法想像，原本和睦相處的親友鄰居，在媒體的洗腦與煽動下，在內部政治人物與外部美國及西方媒體的集體抹黑與妖魔化底下，手足同胞突然成為血海深仇的敵人。 <text:line-break/><text:line-break/>我不是說台灣一定會這樣，而是說，如果你了解真實的政治，如果你了解美國半個多世紀來之無數所作所為，你就會明白，世界上所有那些被美國「民主輸出」、一直仍在不斷發生且持續進行之各種恐怖內亂或內戰，同樣是在一開始是被認為不可思議、不可能發生的，但它們卻都一一發生了。台灣人若不警惕，如何避免這樣一種長年蓄意深化之仇中反華浪潮所可能帶來的動亂？ <text:line-break/><text:line-break/>善意很容易被掩蓋被抹黑，但仇恨卻是政治動員的最佳利器。而且，只要透過一點點血腥與衝突，媒體與政客及走狗文人再煽動一下，仇恨往往就能像滾雪球那樣無限蔓延擴大。 <text:line-break/><text:line-break/>衡諸其過往無數類似作為，我相信美國人想要製造的就是這樣一種局面，然後看能不能在無可收拾的血腥內亂與兩岸衝突之中，一舉讓台灣獨立，亦即一舉讓台灣正式劃歸為美國的軍事勢力範圍，那等於是在中國的自家後院裏頭，建立起一座火藥庫。此其三。 <text:line-break/><text:line-break/>結論： <text:line-break/><text:line-break/>政治變化之快與惡劣，超乎想像，曾幾何時，我們居然得討論這樣一種即便在過去兩岸軍事對峙的蔣家年代都無須掛懷之事。過去頂多只是反共，反對共產黨的制度與行徑，但是對大陸同胞充滿感情。現在卻被炒作成仇中反華，妖魔化中國人，煽動對於中國及中國人的仇恨。 <text:line-break/><text:line-break/>美國半個多世紀來在世界各地就是專門幹這樣一些事，藉以製造動亂，發動侵略戰爭，或實質佔領，或培植各地殖民傀儡政權。 <text:line-break/><text:line-break/>沒有兩岸問題，只有中美問題。重點是，中美鬥爭這盤棋誰攻誰守？毫無疑問，是戰是和不是由大陸決定，而是美國決定。因此，呼籲所謂台灣當局應該這樣應該那樣，其實是沒有多大意義的。你呼籲狗沒有用，狗不是聽你的，而是聽牠主人的。你得思考狗主人到底是想幹什麼。這恐怕才是一切問題的核心。</text:p>
      <text:p text:style-name="P2">穎芝   |  2020.05.10 00:20   |   <text:a xlink:type="simple" xlink:href="http://palinfo.habago.org/Entry?Command=Information_PrintForum&amp;iPage=2#FORUM39179"><text:span text:style-name="T1">#</text:span></text:a></text:p>
      <text:p text:style-name="P3">鬼島充斥這類假裝精神障礙的暴徒⋯？？？ <text:line-break/><text:line-break/>館長教唆（暗示）他的支持者如何用「精障」殺村長? <text:line-break/><text:a xlink:type="simple" xlink:href="https://tinyurl.com/yanb43dw"><text:span text:style-name="T2">https://tinyurl.com/yanb43dw</text:span></text:a><text:s/>（影片從 2:09:46 到 02:23:04） <text:line-break/><text:line-break/>生活在這鬼島上，就算不弱智，也會被這些人渣、垃圾搞到精神耗弱、憂鬱症纏身⋯</text:p>
      <text:p text:style-name="P2">欧阳阳   |  2020.05.09 11:17   |   <text:a xlink:type="simple" xlink:href="http://palinfo.habago.org/Entry?Command=Information_PrintForum&amp;iPage=2#FORUM39178"><text:span text:style-name="T1">#</text:span></text:a></text:p>
      <text:p text:style-name="P4">現階段搞武統，我本人是不贊同的，因爲武统必然要求登島，即使美軍不參與，登島必然伴隨的是大規模的轟炸配合，這種方式對台灣民生的傷害是非常大的。 <text:line-break/>美國可以轟炸伊拉克，可以轟炸南斯拉夫，但是台灣不是伊拉克，不是南斯拉夫，中國必然要在堅持原則的基礎上照顧台灣民間的利益，中國要統一的不是一個破爛的台灣島。 <text:line-break/><text:line-break/>如果美軍參與，支持台灣國軍，那戰爭可能會持續更久，傷害可能會演變爲比較長久的戰爭，那麽對台灣的傷害會更大。 <text:line-break/><text:line-break/>台灣問題最佳的解決方式就是兩岸暫時擱置統獨政治爭議，民間友好和平交流，留待時間來解決問題。 <text:line-break/><text:line-break/>但是，民進黨當局顯然不是這麽想的，而且經過20年政治洗腦，拉攏了一批反中粉絲，“擱置統獨政治爭議，民間友好和平交流”已經變得越來越不可能，中國要怎麽辦？ <text:line-break/><text:line-break/>首先，當然是中國自身要強大，最少要在台海周圍，第一島鏈對美軍構成強力的威懾，讓美軍不敢戰，要戰也要做到最少在台海周圍能夠擊敗美軍。解放軍只要通過一次實質的行動，讓台獨勢力，台灣民衆看到，有能力控制台海周邊領域，他們那種投靠美國的那種心理是會減弱的。 <text:line-break/><text:line-break/>前面說了，台灣問題最佳的解決方式就是兩岸暫時擱置統獨政治爭議，民間友好和平交流，留待時間來解決問題，那中國現階段當然是盡量避免戰爭，而且中國正處于高速提升階段，無論是科技還是軍事；美國已經在衰退的路上，所以美國可能等不及了！！也希望台灣當局也能夠聰明一些。</text:p>
      <text:p text:style-name="P2">何德明   |  2020.05.09 09:51   |   <text:a xlink:type="simple" xlink:href="http://palinfo.habago.org/Entry?Command=Information_PrintForum&amp;iPage=2#FORUM39177"><text:span text:style-name="T1">#</text:span></text:a></text:p>
      <text:p text:style-name="P3">我認為臺灣人很難變成有破壞性的人肉炸彈或瘋狗，多數支持臺獨的人以為世界的遊戲規則下可以靠小動作吵吵鬧鬧改變什麼，對於臺海發生戰爭，不單是平民百姓，甚至掌權人渣們都遠遠低估它發生的可行性及帶來的痛苦，若中國動了武，臺灣人嘗過苦頭，還會不會有前仆後繼，爭相拋頭顱灑熱血為了臺獨參戰的熱血青年，我個人非常懷疑，所以我認為動武是測試臺獨分子真有意願及能力當有破壞力的人肉炸彈或瘋狗的手段，可能有效地翻轉整個臺獨綁架臺灣的現況，美國可以給臺獨再多武器，但臺灣沒有本拉登般的人物，也沒有願意為臺獨一死的軍隊。</text:p>
      <text:p text:style-name="P2">欧阳阳   |  2020.05.09 02:13   |   <text:a xlink:type="simple" xlink:href="http://palinfo.habago.org/Entry?Command=Information_PrintForum&amp;iPage=2#FORUM39176"><text:span text:style-name="T1">#</text:span></text:a></text:p>
      <text:p text:style-name="P4">我認爲有限戰爭當然是有可能的，以美國政客龌龊無恥個性，爲了阻礙中國的崛起，台灣就是它手裏一張可以利用的牌，如果台獨勢力配合搞台獨，中國怎麽辦？ <text:line-break/><text:line-break/>很可能就是在台海附近發動有限戰爭，這個地方離中國本土近，是最有可能戰勝美國的地方，中國也爲此准備了幾十年，發展了一系列射程2000公裏左右的飛彈，就是爲了威懾美國航母靠近台灣。 <text:line-break/><text:line-break/>至于什麽時候打，中國當然是時間盡量往後拖，不過這個時間恐怕不取決于中國。 <text:line-break/><text:line-break/>打掉軍事設施，就等于拔掉了台獨勢力的牙齒，那些人雖然無恥，但是我相信他們也不願意過苦日子，也是怕死的,雖然不能完全解決台灣問題，但是通過有限戰勝逼使談判擱置爭議是有可能，後面的事情再慢慢圖之。 <text:line-break/><text:line-break/><text:line-break/>當然了，如果中國在台海附近都打不贏美國，那就沒什麽好說的了，說明中國還不具備挑戰美國的實力</text:p>
      <text:p text:style-name="P2">陳真   |  2020.05.09 01:31   |   <text:a xlink:type="simple" xlink:href="http://palinfo.habago.org/Entry?Command=Information_PrintForum&amp;iPage=2#FORUM39175"><text:span text:style-name="T1">#</text:span></text:a></text:p>
      <text:p text:style-name="P3">照片請看：<text:a xlink:type="simple" xlink:href="https://www.setn.com/News.aspx?NewsID=739633"><text:span text:style-name="T2">https://www.setn.com/News.aspx?NewsID=739633</text:span></text:a><text:s/><text:line-break/><text:line-break/>18歲到45歲才能捐造血幹細胞。 <text:line-break/><text:line-break/>一些說明：<text:a xlink:type="simple" xlink:href="https://bit.ly/3chPmyC"><text:span text:style-name="T2">https://bit.ly/3chPmyC</text:span></text:a><text:s/><text:line-break/><text:line-break/>慈濟血幹細胞捐贈行動表單：<text:a xlink:type="simple" xlink:href="https://ppt.cc/fMBtJx"><text:span text:style-name="T2">https://ppt.cc/fMBtJx</text:span></text:a>   <text:line-break/><text:line-break/>陳真 <text:line-break/><text:line-break/>2020. 05. 09. <text:line-break/><text:line-break/>=================  <text:line-break/>獨／等骨髓救命　5歲血癌女童曝心願：想長大照顧爸爸媽媽 <text:line-break/><text:line-break/>2020/05/08  <text:line-break/>三立新聞 <text:line-break/><text:line-break/><text:line-break/>記者張雅筑／採訪報導 <text:line-break/><text:line-break/>「媽媽，我好想長大，等我長大換我照顧你和爸爸...」這是5歲女童Bubu對媽媽說出的願望之一，一個該是無憂無慮長大、盡情吃著美食的年紀，但卻很多東西不能吃，很大一部分時間都在醫院度過，全因被白血病給找上。 <text:line-break/><text:line-break/>Bubu媽受訪時哽咽地說，女兒2歲時在除夕夜確診罹患急性淋巴白血病，原本療程快要結束，豈料在治療過程中復發，醫師表示只能靠骨髓移植才有機會治癒，但至今等不到「好消息」。 <text:line-break/><text:line-break/>懂事的Bubu雖然在意自己的頭髮，但她反安慰媽媽，「我不看鏡子就好了。」（圖／家屬提供） <text:line-break/><text:line-break/>「妹妹她從原本的害怕打針到現在的勇敢，其實都讓我們好心疼，這不是一個5歲小孩該有的其實。這一次復發住進醫院，她打針、注射藥劑都沒哭過，我問她：『妳還好嗎？會不會痛啊？』她說，『會啊，會痛，但沒關係，我可以忍耐。』她甚至還會跟我和爸爸道歉，說：『媽媽對不起，因為我不舒服，所以都要麻煩你和爸爸照顧我，幫我拿東西。』她很懂事，懂事到我覺得她才5歲耶，其實只是個小孩...」 <text:line-break/><text:line-break/>尤太太講到最後難掩不捨情緒。尤先生也說，就他的記憶裡，女兒從未因為生病哭鬧，印象深刻的一次是，有天晚上女兒竟看著睡著的他們偷偷落淚，「我們那時候晚上在病房裡陪她，然後睡著了，然後我睜開眼竟看到她看著我們哭，真的嚇到，也恍然大悟，其實小孩什麼都懂。」 <text:line-break/><text:line-break/>談及Bubu的願望和讓他們當父母最深刻、不捨的事情，尤先生說，Bubu雖然比較內向，但想法很天馬行空，因為很多東西不能吃、化療關係會掉頭髮等，「她曾說等長大一定要吃很多很多冰淇淋，把整個頭埋進冰淇淋桶裡，還有好好吃一塊生日蛋糕，和冰雪奇緣的艾莎公主一樣留漂亮的長頭髮。」 <text:line-break/><text:line-break/>尤太太則說，其實Bubu願望真的超級多，吃奶油蛋糕、盡情的游泳等，而頭髮確實是她很在意的部分，「因為之前好不容易留到及肩，但這一次住進醫院有得剪掉。我跟她說得把頭髮剪掉，她雖然有哀求說不要，不想再變回小光頭，說自己喜歡長頭髮，但後來還是很懂事的說，『沒關係...我不要看鏡子就不會難過了。』」 <text:line-break/><text:line-break/>▲Bubu曾跟媽媽說，自己很想長大，以後長大換她照顧爸爸、媽媽。（圖／家屬提供） <text:line-break/><text:line-break/>最後尤太太哽咽地告訴記者，其實再多的願望，Bubu最想最想實現也最讓她心痛的是，「她真的很想長大，她說希望自己長大後可以照顧爸爸、媽媽，而且她還跟我約定好永遠不分開，她跟我說，『媽媽妳去哪我就去哪。』我們約定好了...」 <text:line-break/><text:line-break/>尤太太說，目前全台就只有慈濟有骨髓資料檔案庫，日前有5位和妹妹配對成功，但有4位表示沒意願、1位聯繫不上。 <text:line-break/><text:line-break/>「真的希望大家給我們機會，給女兒長大的機會，我們真的很愛她。」 <text:line-break/><text:line-break/>記者詢問慈濟骨髓幹細胞中心了解後，確定現今的骨髓移植方式已進步很多，不需要從腰椎抽取骨髓，只要透過類似捐血的方式，就可分離出有用的骨髓幹細胞。 <text:line-break/><text:line-break/>慈濟血幹細胞捐贈行動表單：<text:a xlink:type="simple" xlink:href="https://ppt.cc/fMBtJx"><text:span text:style-name="T2">https://ppt.cc/fMBtJx</text:span></text:a><text:s/><text:line-break/><text:line-break/>血幹細胞捐贈洽詢：03-8561825#3217、3517</text:p>
      <text:p text:style-name="P2">林炤育   |  2020.05.09 01:26   |   <text:a xlink:type="simple" xlink:href="http://palinfo.habago.org/Entry?Command=Information_PrintForum&amp;iPage=2#FORUM39174"><text:span text:style-name="T1">#</text:span></text:a></text:p>
      <text:p text:style-name="P4">台灣被一群嗜血惡魔盤據。 <text:line-break/>這群惡魔，除了土產的及海外反華份子外，我懷疑有CIA的爪牙混在其中作祟。 <text:line-break/><text:line-break/><text:line-break/>台北故宮的文物，如果賣給全世界的博物館呢？ <text:line-break/>2020-05-08 20:26 <text:line-break/><text:line-break/>反正那些來自中國的文物 <text:line-break/>拿去賣到歐美 <text:line-break/>應該賣不少錢 <text:line-break/>賣故宮文物，不就可以廣發紓困金</text:p>
      <text:p text:style-name="P2">陳真   |  2020.05.09 00:46   |   <text:a xlink:type="simple" xlink:href="http://palinfo.habago.org/Entry?Command=Information_PrintForum&amp;iPage=2#FORUM39173"><text:span text:style-name="T1">#</text:span></text:a></text:p>
      <text:p text:style-name="P3">台灣被一群嗜血惡魔盤據。 <text:line-break/><text:line-break/>陳真 2020. 05. 09. <text:line-break/><text:line-break/>===================== <text:line-break/><text:line-break/>AIT處長建議中職Chinese改Taiwan <text:line-break/><text:line-break/>今日新聞NOWnews <text:line-break/><text:line-break/>記者鄭宏斌/台北報導 <text:line-break/><text:line-break/>最近因為新冠肺炎（COVID-19）疫情影響，掀起華航和護照的正名討論，許多民眾認同國名應改為「台灣（Taiwan）」。 <text:line-break/><text:line-break/>《NOWnews》掌握消息，上週五、5月1日晚間，美國在台協會（AIT）處長酈英傑（William Brent Christensen）至桃園棒球場考察中華職棒的防疫工作時，曾當面向桃園市長鄭文燦建議，中職應改為台職，把Chinese改成Taiwan。鄭文燦則微笑回應，可將此建議提供給中職。 <text:line-break/><text:line-break/>據了解，酈英傑其實不只一次向鄭文燦詢問中職改名的可能性。過去酈英傑就曾在一次會面中私下問鄭文燦，中職有沒有可能改名為台職？</text:p>
      <text:p text:style-name="P2">穎芝   |  2020.05.08 17:25   |   <text:a xlink:type="simple" xlink:href="http://palinfo.habago.org/Entry?Command=Information_PrintForum&amp;iPage=2#FORUM39172"><text:span text:style-name="T1">#</text:span></text:a></text:p>
      <text:p text:style-name="P4">台灣是美國的一條狗，但不是美國豢養的： <text:line-break/><text:line-break/>台灣是一隻「自備狗糧」的走狗， <text:line-break/><text:line-break/>當走狗的還要給主人銀子來買狗糧（美帝的垃圾武器）！ <text:line-break/><text:line-break/>當年美帝「誤炸」中國駐南斯拉夫大使館，中國人民在政府默許下，以眼還眼，以牙還牙⋯ <text:line-break/><text:line-break/>⋯美國在巴爾幹戰爭時誤炸中國駐南斯拉夫大使館，建築物受損，死亡三人，中國政府向美國求償三億美元，美國以戰爭時期誤炸建築物不賠償為理由，並以越戰期間曾經誤炸河內的法國大使館未賠為判例，拒絕賠償。中國政府認為這是故意轟炸，不是誤炸，繼續要求賠償，但沒有結果。 <text:line-break/><text:line-break/>後來中國發起學生群眾以鵝卵石、磚瓦打砸北京的美國大使館，歷經數週，把美國大使館的建築物、門窗玻璃、汽車、圍牆、花木….砸得一踏糊塗，但是在一旁的專家估價，修復費用未達三億美元。於是學生群眾開始打砸廣州成都的美國領事館，一直破壞到專家估價總修復費用差不多三億美元。 <text:line-break/><text:line-break/>這時美國提出抗議，中國暴民破壞了美國在華的財產，損失多少億多少億，要求中國政府賠償。中國政府說你先賠中國的南斯拉夫大使館，我再賠美國的使領館。結果兩相抵消。⋯ <text:line-break/><text:line-break/><text:a xlink:type="simple" xlink:href="https://reurl.cc/kdMMD3"><text:span text:style-name="T2">https://reurl.cc/kdMMD3</text:span></text:a><text:s/></text:p>
      <text:p text:style-name="P2">陳真   |  2020.05.08 16:01   |   <text:a xlink:type="simple" xlink:href="http://palinfo.habago.org/Entry?Command=Information_PrintForum&amp;iPage=1#FORUM39171"><text:span text:style-name="T1">#</text:span></text:a></text:p>
      <text:p text:style-name="P3">(續喬良) <text:line-break/><text:line-break/>喬良提出所謂既戰非戰的第三條路，亦即使用武力卻不引發戰爭。但我看不出這條路存在的可能性。 <text:line-break/><text:line-break/>他舉了美國當年轟炸中國駐南斯拉夫使館及以無人機暗殺伊朗指揮官為例。這兩個例子都不適用於台海。前者美國一再賠不是，說是誤炸，說是地圖過期所致。大家都知道明明就是故意炸，目的也許是要測試中國的反應，也許是要警告中國勿插手干涉南斯拉夫變局，也許更是為了「懲罰」中國之反戰反侵略態度。 <text:line-break/><text:line-break/>總之，意圖不是很明確。中國內部群情激憤一陣子，也就沒事了，中國當然不可能為此與美國宣戰，美國更不希望中國介入。 <text:line-break/><text:line-break/>至於暗殺伊朗指揮官，更只是一種軍事上的「小動作」，你打我一下，我打你一下，美伊之間並無更大的戰爭誘因。美國先前指控美軍駐伊拉克的空軍基地遭到親伊朗民兵襲擊，類似指控打從2003年開始，屢見不鮮。空軍基地遇襲後，連美國駐伊拉克大使館都被親伊朗民兵入侵，殺害一位美軍文官。美方隨即做出暗殺伊朗指揮官的決定，多少是一種報復性質，美伊雙方並無全面開戰的根本因素。 <text:line-break/><text:line-break/>但台灣不一樣。台灣是美國養的一條狗，一顆人肉炸彈，沒法拿來和伊朗及當年的中國相提並論。 <text:line-break/><text:line-break/>有個前提倘若成立，那麼，第三條路就不成立。這個前提有兩個子題： <text:line-break/><text:line-break/>一是兩岸統一究竟是否大陸的根本利益或神聖使命？倘若是，那麼，只要輕啟戰火，就會一路延燒，直至全面開戰；哪怕是斬首或定點攻擊軍事目標等等，必然都會有此效果，不可能打完就沒事。 <text:line-break/><text:line-break/>二是，促使兩岸開戰是否合乎美國利益？倘若是，那麼，台灣這條狗就會被煽動成一隻瘋狗，台灣這顆人肉炸彈就會在美國的指令下引爆。 <text:line-break/><text:line-break/>這兩個條件我認為都是肯定的。為什麼呢？原因有二： <text:line-break/><text:line-break/>A，大陸人民在情感上或理性上恐怕都很難同意讓台灣藉機走向台獨。 <text:line-break/><text:line-break/>B， 兩岸統一當然不是中華民族復興的必要步驟或前提要件，你可以等中國已完成所謂民族全面復興再來統一也不遲。但是，統一雖非必要步驟，台獨卻是致命傷，因此，大陸絕不可能不全力開戰來防止這項致命傷造成既成事實。 <text:line-break/><text:line-break/>這話怎麼說呢？你知道，根本沒有所謂台獨這回事。台獨的真正意涵就是台灣正式成為美軍的勢力範圍，美國愛怎麼幹就能怎麼幹，美國想要在台灣部署一千顆瞄準大陸的飛彈或核彈，就部署一千顆飛彈或核彈，完全隨他高興。這豈不等於說整個中國大陸從此讓美軍當靶場當狩獵場嗎？ <text:line-break/><text:line-break/>想像一下，如果古巴不是古巴，不是一個獨立國家，而只是大陸養的一條狗，一顆人肉炸彈，你想，美國會不會拼死命把古巴毀了？那就好像有個黑幫集團想方設法讓你家的院子宣布「獨立」，納入黑幫的勢力範圍，把機關槍大砲全擺到院子裏對著你家瞄準一樣。任何一個稍微有點國防能力的國家，這種事都是絕不可能讓它發生的。 <text:line-break/><text:line-break/>因此，統一確實不是大陸鴻圖大展之際的根本要務，但是台獨卻是致命傷。美國就是抓準這一點致命要害來興風作浪予取予求。 <text:line-break/><text:line-break/>至於子題二，促使兩岸開戰是否合乎美國利益？這題需要有些但書。目前看來答案是肯定的，但它並非固著不變。 <text:line-break/><text:line-break/>簡單可以這麼說，美國雖然很壞，但他算盤打得特別精準厲害，付出多少成本，獲得多少利益，算得一清二楚。今天，如果美國認為兩岸烽火漫天，死傷慘烈，自己將可一石多鳥，坐收漁翁之利，那麼，他就會毫不遲疑地推動最可怕的狀況，讓你們中國人自己去拼命互相殘殺，他在一旁負責煽風點火就行。 <text:line-break/><text:line-break/>可是，如果這麼做將會把美國拖下水，讓中美之間直接對幹，讓美國本土也成為烽火漫天的戰場，那麼，美國就會算盤重新打，考慮這樣做到底划不划算。 <text:line-break/><text:line-break/>講白了就是我常說的，大陸要打，拜託請先打美國，先打漢奸走狗，不要把台灣或台灣人當成你的首要敵人。台灣只是一條狗，沒有絲毫自由意志；打狗是沒有任何意義的，要打就要打主人。如此一來，狗主人才會考慮縱狗咬人到底划不划算。 <text:line-break/><text:line-break/>壞人再怎麼瘋狂，他做壞事一定會考慮兩點，一是我會得到什麼好處？二是我會付出何種代價？如果你讓壞人以為他將一本萬利，怎麼幹都賺，穩賺不賠，毫無風險，那他必然就會使壞。島內漢奸成群，大權在握，只要美國能保證人渣漢奸們的安全，他們就會聽命行事。人渣黨史無前例地一再叫戰，甚至還說台灣已經準備好戰爭，準備好接受大陸的「第一擊」，種種跡象就是一個警訊。 <text:line-break/><text:line-break/>一般人也許不像我這麼了解這個人渣黨，這些人其實大多沒有政治意識，他們只是生意人，愛當官，想污錢，滿腦子榮華富貴，仇中反華並不是他們的思想，而是他們從事政治這門生意的招牌口號以及充當台奸漢奸取得榮華富貴的通關密語。至於什麼雞雞黨，什麼屎袋力量等等等，猥瑣貪婪程度就更不用說了。 <text:line-break/><text:line-break/>狗無權力決定整個兩岸關係的調整，就連媒體、學界或部會官員的人事任命等等等各種內政小事，統統都還是得經過美國主子的批准。因此，若非主子授意，狗不可能自己有任何主張，更不可能擅自叫戰；你有看過哪一條狗自己決定要對哪個人宣戰的嗎？當然還是有，阿扁就是一例，不過卻是特例，不能算數。阿扁當初不聽美國主子的話，擅自搞什麼防禦性公投，馬上被布希公開罵「狗娘養的」，卸任後還馬上爆他的貪污黑資料，抓去坐牢，讓阿扁一再具狀向主子求饒。 <text:line-break/><text:line-break/>現在的局面卻是，美國及其西方同盟，動輒極度誇張地刻意抬舉台灣，居心顯著，無可懷疑，無非就是步步進逼中國大陸，看你能忍到幾時。 <text:line-break/><text:line-break/>中美開戰，鹿死誰手很難說。論軍事、經濟各項實力，美國也許會贏，但一樣會遭到毀滅性的打擊。至於中國，民族復興夢恐怕得再等到下一個世紀。不管怎麼樣，中美開戰，無非就是世界末日。任何正常人都不會想要走到這一步，但你應該知道，美國有一票擁有很大影響力的瘋狂嗜血之徒，例如我常提起的Richard Perle；殺盡全世界之餘，日思夢想就是要消滅中國這個唯一能威脅美國霸權的國度，而台灣恰恰是他們手上最為致命的一項武器。 <text:line-break/><text:line-break/>金燦榮認為中美開戰，大陸必勝，而美國和台灣將會遭到毀滅性的打擊。金這個說法，叫做走夜路吹哨壯膽，沒法當真。但他倒是說對了一件事：兩岸之間是否開戰，不是由大陸決定，而是由美國和台灣決定。 <text:line-break/><text:line-break/>台灣如果把自己當人看，自然會有決定權，毫無疑問可以立即走向一條繁榮富足和平安定的陽光道。可是，台灣不想當人，卻偏要給惡魔撒旦當條狗，當一顆人肉炸彈，傷害自己的親人同胞。 <text:line-break/><text:line-break/>我當然不希望台灣人遭到報應，包括對美國人也一樣，但人們應該想清楚自己的所作所為，究竟是善或惡、是福是禍。兩岸儘快透過政治談判尋求統一，兩岸一家親，闔家慶團圓，才是避免這場世紀災禍的唯一出路。 <text:line-break/><text:line-break/>過去從南斯拉夫到烏克蘭，有太多太多類似的例子，全是美國一手主導，災禍明明白白清清楚楚就在眼前，後來卻都沒有躲過悲劇。也許吾友柏楊先生說得對，歷史給我們的教訓就是：我們無法從歷史中學到教訓。</text:p>
      <text:p text:style-name="P2">許世勤   |  2020.05.08 13:32   |   <text:a xlink:type="simple" xlink:href="http://palinfo.habago.org/Entry?Command=Information_PrintForum&amp;iPage=1#FORUM39170"><text:span text:style-name="T1">#</text:span></text:a></text:p>
      <text:p text:style-name="P3">喬良將軍的這一篇文章寫得很好， <text:line-break/>有些觀點讀來讓人有種豁然開朗的感覺。 <text:line-break/>台灣有些媒體把他的觀點解讀為「意味著中共放棄統一」「台獨可以坐下來談」， <text:line-break/>這我就覺得有些一廂情願了。 <text:line-break/>現在中美之間恐怕即將走到攤牌的階段， <text:line-break/>愈是接近這個階段就愈要保持冷靜的頭腦。 <text:line-break/>如果喬良將軍的觀點多少代表大陸官方， <text:line-break/>那表示大陸方面在看待中美攤牌一事上是老練深沉的。 <text:line-break/>這篇文章讀起來，卻也有一種暴風雨前的寧靜， <text:line-break/>猶如枕戈待旦，山雨欲來的感覺。 </text:p>
      <text:p text:style-name="P2">衛思燕   |  2020.05.08 11:25   |   <text:a xlink:type="simple" xlink:href="http://palinfo.habago.org/Entry?Command=Information_PrintForum#FORUM39169"><text:span text:style-name="T1">#</text:span></text:a></text:p>
      <text:p text:style-name="P3">喬良以下兩段話，頗耐人尋味: <text:line-break/><text:line-break/>「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所謂“既不開戰，但又可能適度動用武力”，他舉了兩個例子，一是美國炸中國駐南使館，另一是美國對伊朗指揮官斬首行動，兩者都是“用非戰爭軍事行動解決問題”。如果這種思維成為往後“遏制台獨”的方針，那麼小規模動武的可能性便升高。 <text:line-break/><text:line-break/>我講一件往事。以前研究所畢業，直接當預官，有點年紀的應該知道。台灣北中南，各有一個重裝師。1996年台海危機時，我在南部的重裝師基層當預官排長。三月的某一天，旅長臉色凝重，突然招集我們部隊裡的軍官講兩件事，要我們有心理準備。一、情報顯示，共軍可能會佔領某一小島，研判亮島可能性最高。駐地守軍已槍不離身，遺書也寫好了。二、海軍陸戰隊已經前往左營，如果他們上船，我們就要準備接棒。當時已經管制放假一段時間，軍中基層完全不清楚外界情況，只知道對岸軍事演習，情勢緊繃。後來，何以佔領某一小島的舉動並未發生，原因就不得而知了。 <text:line-break/><text:line-break/>我在想像，未來民進黨如果不斷在紅線邊緣挑釁，共軍佔領台灣控制下的某一離島，會不會成為“遏制台獨”的選項? 如果發生，島內的人渣和腦殘又會有什麼反應呢?</text:p>
      <text:p text:style-name="P2">欧阳阳   |  2020.05.08 09:52   |   <text:a xlink:type="simple" xlink:href="http://palinfo.habago.org/Entry?Command=Information_PrintForum#FORUM39168"><text:span text:style-name="T1">#</text:span></text:a></text:p>
      <text:p text:style-name="P4">喬良文章中表達的觀點，雖然表面上好像是更軟弱，但是實質上是更強硬。以前中共的官方口頭表達雖然強硬，但是有點脫離實際，基本處于嘴炮階段，也就是實質作爲很有限。 <text:line-break/><text:line-break/>“上兵伐謀，其次伐交，其次伐兵，其下攻城”，伐交與伐謀成效不佳，所以有些激進派就主張武統，實質上最下等的“攻城”，喬良所表達的觀點，就是不贊成現階段“攻城”，他的主張是“伐兵”。 <text:line-break/><text:line-break/>孫子崇尚的是軍事謀略，而不是喋血殺伐，因面提出“上兵伐謀，其次伐交，其次伐兵，下攻城”的軍事理論。 <text:line-break/>上等的用兵之道是憑借謀略達成目的，其次就是用外交達成目的（也就是所謂的和平統一），再次是用武力擊敗或者威懾對方的軍事實力來達成目的，最下之策是通過攻打城池占領來達成目的。攻城，是不得已而爲之，是沒有辦法的辦法。</text:p>
      <text:p text:style-name="P2">欧阳阳   |  2020.05.08 09:23   |   <text:a xlink:type="simple" xlink:href="http://palinfo.habago.org/Entry?Command=Information_PrintForum#FORUM39167"><text:span text:style-name="T1">#</text:span></text:a></text:p>
      <text:p text:style-name="P3">其實喬良的文章，關鍵在這一段， <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 <text:line-break/><text:line-break/>目前和平統一顯然行不通，武力統一傷害太大，那怎麽辦？就是上面這一段，“中國只需要用一次實際行動（什麽行動，可以讓美國及臺灣當局去猜），向臺灣民眾也向世界做一次鄭重宣示：臺灣在中國的"大炮"射程之內，這就是最後的真理，台獨之心必須死掉。這就夠了” <text:line-break/><text:line-break/>比如說飛彈穿越台灣上空，圍繞台灣島進行軍事演習，更進一步，可能對台灣一些軍事設施進行有限攻擊，但是不登島，不攻擊民生設施和工業設施，圍而不攻，對台獨勢力産生實質威懾。 <text:line-break/>也就是《孫子兵法》裏面講的，“上兵伐謀，其次伐交，其次伐兵，其下攻城”</text:p>
      <text:p text:style-name="P2">老羊   |  2020.05.08 04:01   |   <text:a xlink:type="simple" xlink:href="http://palinfo.habago.org/Entry?Command=Information_PrintForum#FORUM39166"><text:span text:style-name="T1">#</text:span></text:a></text:p>
      <text:p text:style-name="P4">這裡分享一段金燦榮談台灣問題的視頻；一個多月前公布的，角度和喬良有所不同。金政委說得非常直白，我也就不多講別的，網友請自行觀看。作為金政委視頻長期的觀眾，我唯一可以指出的是他在這段視頻裡的態度是非常少見的「正經」（或說是嚴肅），還有就是開頭的「自我介紹」，以他的知名度自我介紹算是多餘的，但他還是正經八百的說起目前的職位，這自然也是有象徵意義的。 <text:line-break/><text:a xlink:type="simple" xlink:href="https://youtu.be/3S_Sx5n2Vjw"><text:span text:style-name="T2">https://youtu.be/3S_Sx5n2Vjw</text:span></text:a></text:p>
      <text:p text:style-name="P2">孫從輔   |  2020.05.08 03:13   |   <text:a xlink:type="simple" xlink:href="http://palinfo.habago.org/Entry?Command=Information_PrintForum#FORUM39165"><text:span text:style-name="T1">#</text:span></text:a></text:p>
      <text:p text:style-name="P3">我認為中共領導層非常不希望進行台海戰爭，但又清楚知道美國非常想讓台海戰爭發生 (發生的形式當然是純粹讓兩岸相殺，美國不參與)。因此中共可能的一種應對策略是把戰爭底線變得愈模糊愈好，比如放風聲說要考慮「綜合主權」、「各方面的利益」之類的。不然的話，一旦把底線設定得太清楚、太僵硬，等於是把主動權交到美國手上，讓美國決定引發戰爭的時機。但我也同意對主權的態度變化會有很高風險，因此可以走的路其實很窄。</text:p>
      <text:p text:style-name="P2">陳真   |  2020.05.08 00:49   |   <text:a xlink:type="simple" xlink:href="http://palinfo.habago.org/Entry?Command=Information_PrintForum#FORUM39164"><text:span text:style-name="T1">#</text:span></text:a></text:p>
      <text:p text:style-name="P4">阿遠轉貼的底下這文章，我看了好幾遍，很感動，打算把它貼到首頁，最好是可以列為學校基本教材。 <text:line-break/><text:line-break/>其實何止感動，講起這個，真是百感交集，未語淚先流。為什麼呢？因為，作者所講的只是一些最簡單明顯的基本事實，但是，世上能夠認識這樣一些普通常識的人卻如此稀少，宛如鳳毛麟角；絕大部份人完完全全顛倒了最基本的是非善惡，把一個人類歷史上最偉大、對人類的和平、幸福與發展及種種精神文明與深刻道德理念做出最大貢獻的中國給當成惡魔，對他百般打擊與傷害，卻反而擁抱一個人類歷史上最為血腥殘暴邪惡野蠻殺害數千萬人幾乎毫無人性的美國，甚至去當他的狗。 <text:line-break/><text:line-break/>究竟要等到什麼時候，基本是非善惡才能獲得它們應有的評價？我常為此感到痛苦不已。要不是對於未來依舊還懷抱著希望，我真的很不想活在這樣一個完全顛倒是非善惡的世界中。 <text:line-break/><text:line-break/>我平常不跟人談政治，因為沒啥好談；萬一被迫談起，總覺得很無言，很想乾脆咬舌自盡算了。為什麼呢？因為，一個人如果連這樣的基本認識都沒有，我不知道還能跟他談什麼？談論任何一種事情或知識，你總得先具備最基本的相關常識或基礎知識，否則無法談，只能教，就像教三歲小孩識字那樣，一點一滴、一個字一個字慢慢教。 <text:line-break/><text:line-break/>有句庸俗句型說道：「我以XXX為榮」，我生平沒有什麼感到光榮之事，但我確實以身為中國人為榮；並非因為他的強大，而是因為他的美麗與良善。一如Andre Vltchek 的願望，我希望中國永遠是我現在心目中的中國，促進整個世界的福祉。 <text:line-break/><text:line-break/>陳真 <text:line-break/><text:line-break/>2020. 05. 07. <text:line-break/><text:line-break/>================= <text:line-break/><text:line-break/>美作家安德列·弗爾切克：中國應讀懂西方強盜邏輯 必須自強鬥爭 <text:line-break/><text:line-break/>原題：當今國際政治結構下的大國博弈——對話安德列•弗爾切克先生 <text:line-break/><text:line-break/>作者：張玉城(北京航空航太大學 人文社會科學學院) <text:line-break/><text:line-break/>2015年10月23日 <text:line-break/><text:line-break/>出處：<text:a xlink:type="simple" xlink:href="https://reurl.cc/1xb6V8"><text:span text:style-name="T2">https://reurl.cc/1xb6V8</text:span></text:a><text:s/><text:line-break/><text:line-break/>編者按：中國經常受到西方的指責，但也有一些西方的知識份子，他們對中國卻予以高度的讚揚和支援。知名的美國作家、國際社會活動家、時政評論家、電影製作人和戰地記者，安德列•弗爾切克 (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 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地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 <text:line-break/><text:line-break/>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 “中國威脅論” 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會更加變本加厲而不是友好相處。偶爾表面上的講道理，也是一種權宜之計，只是為了迷惑或欺騙。 <text:line-break/><text:line-break/>其次，不要僅僅聽西方是怎麼說的，一定要看清楚西方是怎麼做的。西方總是講 “民主、自由、平等、人權” 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我還要特別指出，中國、俄羅斯兩個大國也要深刻反省。大國要獨立自主，就必須自尊自強，具有大國精神。面對西方的強盜霸權，中國被西方軍事禁運，俄羅斯被西方軍事和經濟制裁。中國和俄羅斯應該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 “世界秩序”，其實就是西方控制和掠奪世界的霸權秩序，世界各國都要受西方的統治，維護西方為中心的等級世界秩序。否則，就要被西方批評或被歸為 “邪惡國家”。這對華盛頓、倫敦和巴黎的 “統治者” 們來說才是其心裡所認為的 “世界秩序”。 <text:line-break/><text:line-break/>對基辛格先生，不僅要看他在《世界秩序》中怎麼寫的，還要看他是怎麼做的。基辛格參與了智利1973年的軍事政變，顛覆了智利的民選政府，扶植了 “親美” 的傀儡政府，並對大批左派社會人士展開屠殺，很多左派知識份子秘密失蹤並被秘密殺害。因此，正如西方過去幾個世紀所做的，建立和維護西方控制和掠奪世界的 “世界秩序”，這應該才是他新作《世界秩序》的本意。這樣才能讀懂西方，才不會被其《世界秩序》裡的文字所蒙蔽和洗腦。 <text:line-break/><text:line-break/>同樣，對於他和中國的交往，以及就中美關係的展望，更要警惕，可能其目的恰恰是設置一個巨大的陷阱以方便洗劫中國，字面上的支援態度，那只是反映了表面意思。 <text:line-break/><text:line-break/>作者：中國領導人提出中美 “新型大國關係” 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所面對的，可不是類似中國的國家，而是信奉叢林法則與弱肉強食、奉行雙重標準的霸權國家。美國內心才沒有想要什麼雙贏。你要知道，整個世界，都被視為它的乳酪，它只想單贏，只想維護它的霸權。所以，任何雙贏都被視為動了它的乳酪，都是它所要真心打擊與消滅的，它心裡根本不想雙贏。 <text:line-break/><text:line-break/>所以，中國的願望很美好，但現實卻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 “修昔底德陷阱 (Thucydides's trap)” 之說，也稱 “安全悖論(Security dilemma)”，是說一個崛起的大國和一個守成的大國之間幾乎必然爆發戰爭。並有統計資料指出，近代大國崛起，挑戰現存大國15例，發生戰爭11例，幾乎被視為是國際關係的 “鐵律”。您認為中國宣導的 “合作雙贏” 會超越 “修昔底德陷阱” 嗎? <text:line-break/><text:line-break/>弗爾切克先生：如剛才所說，與狼共舞很危險。當然，它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 <text:line-break/><text:line-break/>我認為中國領導人非常清楚世界上正在發生什麼，中國領導人要保衛中國人民和保衛人類。現在，除了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將會有智慧、有能力且巧妙地避免中美陷入 “修昔底德陷阱” 式的戰爭，成為第五例例外，實現中國和平崛起的夙願。 <text:line-break/><text:line-break/>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 <text:line-break/><text:line-break/>這正暴露出了西方熱衷抹黑中國的動機，試圖造成中國崩潰，從而顛覆洗劫中國；其甚至可能發動各種戰爭，把最有可能挑戰其霸權的中國給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 “修昔底德陷阱” 式的中美大戰。 <text:line-break/><text:line-break/>作者：說到未來，中國還提出另一個涉及到全人類的政治理念，就是建立 “人類命運共同體”。您覺得這將對世界大國博弈有何影響？ <text:line-break/><text:line-break/>弗爾切克先生：無與倫比！這是中國面向未來，向全世界回答了 “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 首先應該是一個反對霸權、各國各族人民相互尊重，友好相處的 ，“命運共同體”。當前中國可以先建立 “中俄命運共同體”、“中非命運共同體”、“亞洲命運共同體” 等。 <text:line-break/><text:line-break/>不過，任何偉大理念的提出只是第一步，還要中國和世界各族人民的共同努力，還要有中國等國家強大的軍事、經濟實力和智慧，以及始終如一的堅定態度來保證，才有可能一步一步實現 (人類命運共同體)；要始終有決心、有能力地堅定維護中國人民、世界各族人民的利益，才能贏得世界各族人民心靈上的共鳴與熱愛。 <text:line-break/><text:line-break/>“人類命運共同體” 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發揚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資源，建立起美國世界級的媒體宣傳集團體系；研究這一體系是如何宣傳其意識精神，如何為其控制世界來服務。做好對美國體系和歷史的研究，有助於中國有選擇的學習西方媒體體系，控制媒體資訊，控制世界話語權的理念和技術精華，從而植入中國的宣傳資訊，為中國所用，為實現偉大的 “人類命運共同體” 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或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瞭若指掌，振奮中國的大國精神，使中國實力全面超越西方，太親西方的觀念自然就會減弱直至消失。 <text:line-break/><text:line-break/>反過來說可能更容易理解些。中國太親西方而失去自我，就不會做些什麼呢？我想列舉幾條，一是不會大力整頓各種不良媒體，任由它們興風作浪破壞中國社會團結的根基；二是極可能逐漸失去自己原有的國家媒體陣地，若不警醒，將會像前蘇聯一樣崩潰；三是讓很多中國人民被西方洗腦和蠱惑，達到一定程度後，中國就有被顛覆的危險；四是會讓國際或國內敢於抗衡西方的一部分正直的力量處於艱難困苦的境地。而事實上，不幸的是，中國和世界正處在這樣一種境地。所以，上面這些都是應該具體去做的，當然肯定不止這些了。 <text:line-break/><text:line-break/>更坦白講，中國不應再允許那些連做夢都想顛覆中國的西方所扶植的親西方個人和媒體，不應該讓他們在中國國內肆意詆毀中國，詆毀中國的制度、歷史和英雄，妖言惑眾。這對中國的自身安全非常危險。其中，尤其要監控乃至驅逐打著光明正大的幌子，形形色色，居心不良的 NGO 們。這方面，可以研究和採用俄羅斯的經驗。 <text:line-break/><text:line-break/>最後，應創建和鼓勵不親西方的自主媒體發展壯大，走向世界；投入鉅資，持續扶植和指導中國國內不親西方的、正直的個人和媒體，以及國際上親中國的、正直的外國個人和媒體發展壯大，以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 NGO、大學、智庫等各種角色；內容方面，新聞報導、娛樂影視、乃至人文社會科學研究等各個方面；在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竿瞄準。中國應該重視、指導和鼓勵不親西方有著民族自豪感的中國人、親中國的外國人、政府和民間媒體及智庫，瞄準他們展開宣傳競爭，通過學習和追趕，用西方的方式、方法，投入資金，採取有效的競爭機制，系統全面地建立起秉持中國精神的強大媒體集團，以及覆蓋全世界的媒體資訊宣傳管道來宣傳中國，一定能夠逐漸掌握相當的世界話語權。 <text:line-break/><text:line-break/>最後，中國一定要防範西方洗腦。美國一直對國內以及全世界的人們洗腦 (brainwash)，植入西方的思想意識。西方普通民眾受到的影響是中國人所無法想像的，世界其它國家的普通民眾受到的洗腦，甚至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所想像的那樣獨立與客觀。 <text:line-break/><text:line-break/>西方媒體一般都受過各種 “專業訓練”。美國和英國的媒體等機構還會定期給其它地區的某些記者進行免費 “培訓” 和旅行，提供大筆津貼及各種贊助。對東南亞國家，也有類似且更隱蔽的培訓和資助，使某些記者知道哪些該寫，哪些不該寫，哪些是西方喜歡可以在西方獲獎的，哪些是西方不喜歡而不能碰的，否則就會被西方給邊緣化。而且，這也同樣實行於學術界。 <text:line-break/><text:line-break/>西方對烏克蘭洗腦，顏色 (革命) 顛覆了烏克蘭政府，製造了烏克蘭政變，扶植了聽命於美國的政府，已經將烏克蘭推入深淵不能自拔。這種殘酷，讓正直有見識的人們非常難以接受。 <text:line-break/><text:line-break/>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 <text:line-break/><text:line-break/>可是，西方媒體反而對中國進行系統性的攻擊，顛倒是非，用西方的宣傳策略，天天極力抹黑中國做的一切好事。在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 <text:line-break/><text:line-break/>在媒體和學術領域，中國應細緻入微地將話語權延伸到世界各個地方。另外，還可以參考 “今日俄羅斯” 的做法，現在越來越多的人從英國 BBC 轉向“今日俄羅斯 (Russia Today，縮寫為 RT)”，甚至在網上觀看 “今日俄羅斯” 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到目前為止，中國並沒能很好地宣傳展示自己，尤其在世界各地所做的更少。這樣的話，不僅僅非洲等世界各地民眾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 <text:line-break/><text:line-break/>我認為，中國在不斷努力，在為中國人民的福祉奮鬥，為世界被壓迫的人民的利益奮鬥。但我不得不承認，由於西方媒體對世界話語權的壟斷和對西方人民的不斷洗腦，和我一樣清醒、持有同樣客觀觀點的人在西方只是少數，在非洲等其它地方也不多。因此，中國的媒體負有不可推卸的重大責任，應該盡力去擴大中國在世界各個地方上的話語權，乃至獲得和西方平等的話語權！ <text:line-break/><text:line-break/>只有中國和中國的媒體變得強大，才有可能獲得和西方平等的話語權，抗衡西方，向世界展示真實的中國，並告訴世界中國的變化，告訴世界 “人類命運共同體” 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 “有理有據” 的回應，現在看來是遠遠不夠的。我認為，只有雙方都抱有良好的心願，“有理有據” 的回應才能得到尊重。然而，西方在內心深處並沒有想跟你講理，“謊言重複千遍就是真理”，“真理只在大炮的射程之內”，面對這樣的邏輯，“有理有據” 從來都是不適用的。 <text:line-break/><text:line-break/>作為曾經被西方侵略過的受害者、今天已經強大了的中國，仍然總是強調 “有理有據” 而不是 “弱肉強食” 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 “人類命運共同體”；必須警惕和防範西方，尤其美國，雖然現在美國沒有侵略中國和俄羅斯，但是美國侵略了很多的國家和地區，如果一旦有機會，美國也會侵略中國和俄羅斯。借此機會，也推薦一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 <text:line-break/><text:line-break/>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能過上中國老百姓一樣的幸福生活！ <text:line-break/><text:line-break/>作者：謝謝弗爾切克先生以直率的語言和我們分享了您在西方的生活工作感悟，感謝您精彩的觀點。 <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更加警惕和防範美國霸權。他的很多觀點和建議，也會啟發我們更多的思考。弗爾切克先生身處廬山之外的觀感，對身處廬山中的我們，也許會很有啟迪。 <text:line-break/><text:line-break/>《舊唐書》中記載，唐太宗李世民流淚歎曰：“夫，以銅為鏡，可以正衣冠；以史為鏡，可以知興替；以人為鏡，可以知得失。魏徵沒，朕亡一鏡矣！”。唐太宗深諳 “兼聽則明，偏聽則暗” 之妙，我們要實現中華民族的偉大復興，和諧世界各族人民，重現漢唐盛世，察納雅言，當有超越古人的胸懷和智慧。</text:p>
      <text:p text:style-name="P2">蔡亦鸣   |  2020.05.08 00:00   |   <text:a xlink:type="simple" xlink:href="http://palinfo.habago.org/Entry?Command=Information_PrintForum#FORUM39163"><text:span text:style-name="T1">#</text:span></text:a></text:p>
      <text:p text:style-name="P3">在来到巴勒网前，我对台湾其实有一种想法，这想法很邪门，即便产生病识感前，我都能知晓那想法邪门，没怎么跟人说起过，又因为两岸统一在大陆是政治正确。我也没怎么见人提过。反倒是连胜文16年时提起过，不同的是连胜文认为台湾正在被蔡英文变成‘古巴’。 <text:line-break/><text:line-break/>我当时的想的是，随着台湾在经济上越来越不重要，大陆主动把台湾变古巴。取台湾的一座港口城市作为军事基地，然后封锁台湾，这想法非常的美国，驱动出这想法靠的仇恨，远在温家宝时期我就已经相当仇视台湾网友了，因为早年间翻墙是一件挺麻烦的事，做这种麻烦事的驱动力主要是好奇，打个比方就是我对隔壁分开的亲戚，很好奇，然后某一天我偷偷去了亲戚家院子里瞄了一眼，被发现后立刻被泼了一身屎，这比方很低俗，但我的确就是这种感受。 <text:line-break/><text:line-break/>然后就像巴勒网一直说的一样，仇中换来的只会是同样强度的仇台，支那贱畜还有426以及完全无法就事论事的言论简单有效迅速的把共产党的‘洗脑’（台湾人是同胞，两岸一家亲，台独只是台湾岛上一小撮）给粉碎了，顺带着连民主自由的神圣光环也直接消失（就像王孟源所说的台湾是民主之耻一样，我的第一反应就是民主自由就养出了这种玩意？），所以邪门的想法很快就出现在了脑中，我想我是这样，那么绝大部分大陆人也可能转变成这样。我不是膨胀到自认为能代表中国人的意思，而是说作为一个普通的大众，其实也就是陈真口中的脑残，我应该是属于多数的。 <text:line-break/><text:line-break/>大陆这些年已经不怎么屏蔽台湾的声音了。一但统一的神主牌被抛弃，共产党也是能发动大电视改变民意的。大陆现在武统之外的另一种声音也很大，也就是所谓困台穷台，我的台湾=古巴的想法和困台穷台在思路上是一致的，与‘留岛不留人’相比，我当时的恶意更盛，因为恨人所以连岛也不想要了，心中也对神主牌很不敬（当然对我而言这种不敬是从智人非洲起源论而来，先祖居住的土地如果如此神圣，不可分割，不可改变，那么我们今天应该全住在非洲）。 <text:line-break/><text:line-break/>来到巴勒网之后我不这么想了，恶意被陈真的文字一点一点磨灭了，人有了一点病识感后，反到痛苦许多，心中的怒火不在沸腾，越来越下沉，埋进了心底。 <text:line-break/><text:line-break/>台湾今年疫情的种种操作都在逼着大陆民间恶意更盛。唉</text:p>
      <text:p text:style-name="P2">陳真   |  2020.05.07 17:35   |   <text:a xlink:type="simple" xlink:href="http://palinfo.habago.org/Entry?Command=Information_PrintForum#FORUM39162"><text:span text:style-name="T1">#</text:span></text:a></text:p>
      <text:p text:style-name="P4">(再續) <text:line-break/><text:line-break/>底下是喬良訪談後寫的文章，給原先的訪談內容進一步定了調。 <text:line-break/><text:line-break/>但這調子事實上很曖昧，比方說他一再強調「臺灣問題並非陸台兩家的內部事務」 ，「不管我們怎麽強調它屬於中國內政，但本質上仍是中美問題」。他還進一步否決統一問題的根本重要性。他說：「臺灣問題並非我復興大業的全部內容，甚至連主要內容都談不上」。 <text:line-break/><text:line-break/>這些話相當不可思議，與中共過往說法截然不同。過去的單一句型是「台灣問題是我中國的內政問題，不容他人說三道四」。所謂內政就是「我家的事」，不是一種需要與外人討論協商的事，就如同家中兒女嫁娶不需要找隔壁的黑道大哥討論一樣，它是一種「不須談、不應談、不可談」的家務事。 <text:line-break/><text:line-break/>重點是：現在說法改變了，變成「並非陸台兩家的內部事務」，變成復興大業的次要問題，那是不是意味著這不再是一種無可談論、必須堅持到底的民族大義、神聖使命與家務事，而是一種可議論協商、非使命性質的國際事務？ <text:line-break/><text:line-break/>我不知道人們會怎麼解讀，但是聽起來就是一種重大調整。當然，喬良雖有一點官方色彩，但終究是個人言論。從其言論約略也能進一步看清中美鬥爭這盤棋雙方的盤算，一個攻，一個守，守到不行，守到無路可退，就棄車保帥，有那樣一種味道。 <text:line-break/><text:line-break/>喬良的想法也差不多就是我的想法。下棋是要贏整盤棋，而非只是要吃掉對方的某個棋子，因此，所謂統獨，始終就不是一個獨立性的目標，而是從屬於更大的目標。美國的目標是打垮中國，而非僅僅阻礙兩岸統一。中國所要追求的則是民族復興，不再仰人鼻息，不再任人宰割，而非僅僅兩岸統一。當你這個卑微願望，面臨現實中有個長年以暴力掌控一切的黑幫老大時，它就不再卑微，而是個艱難使命了，因為這意味著你必須打倒黑幫老大，才有可能不再任人宰割。 <text:line-break/><text:line-break/>在這個博弈的過程中，究竟美國打算如何運用台灣這顆卒子、這個人肉炸彈？也許是迫在眉睫必須弄清楚的一個問題。我的看法一直是：美國會把台灣這顆棋子對於大陸的殺傷力發揮到極致，不會絲毫留情的。所謂極致當然就是讓兩岸之間發生長年內戰或動亂，一如美國在世界各地所做的，促使敵國內部血腥相殘，進而坐收漁利或侵略佔領之。 <text:line-break/><text:line-break/>喬良發出警告說，切切不可隨之起舞。問題是，當美國的陽謀如此明顯時，你只有兩條路可走，一是打仗，一是政治協商，把放棄統一列為選項 (至少在目前放棄統一)。我看不出喬良所指的第三條路。喬良說，這條既戰非戰的路不能明說，好讓美國去猜。但我認為根本沒有這條路的存在，因為不管哪一條路，最終都得翻牌，而翻牌就僅僅是上述選項二選一。大陸其實絕對不可能選第二條路，所以結論就是戰爭。 <text:line-break/><text:line-break/>我不知道我的判斷對不對，但我畢竟不是空口白話，而是長年觀察與思索所得，僅供參考。 <text:line-break/><text:line-break/>台灣人為虎作倀，選擇邪惡的一方，甘為惡魔走狗，自然就會發展出這樣一種局面。今天，如果美國是一個良善的國家，你給他當狗、當炸彈，以追求一個更大的良善目標，那也許還說得通。但事實上，台灣人卻是在給人類歷史上最為殘暴血腥、千百倍於納粹的一個與惡魔無異的國家恐怖主義集團充當武器，傷害自己的善良同胞，傷害一個歷史上對於人類整體和平與發展做出最大貢獻的偉大國度。 <text:line-break/><text:line-break/>陳真 <text:line-break/>2020. 05. 07. <text:line-break/><text:line-break/>============== <text:line-break/>臺灣問題攸關國運不可輕率急進 <text:line-break/><text:line-break/>作者：喬良   <text:line-break/><text:line-break/>來源：中美印象 <text:line-break/><text:line-break/>2020年05月04日 <text:line-break/><text:line-break/>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編者按：昨天，《中美印象》轉發了喬良將軍發表在《紫荊》2020年第5期的訪談《我們不應該跟著美國的節奏跳舞》。之後，有一位讀者提出商榷（附在喬良將軍訪談之後）。今天喬良將軍對這一商榷做了回覆。喬良將軍對如何、怎樣與何時解決台海問題的論述可能是最近一段時間以來我們所看到的對這一重大問題最為精彩和精闢的分析與解讀。我們歡迎讀者繼續參與對這一重大命題的討論。來稿請寄<text:a xlink:type="simple" xlink:href="http://uscnpm2019@gmail.com"><text:span text:style-name="T2">uscnpm2019@gmail.com</text:span></text:a>。】 <text:line-break/><text:line-break/>隨著特朗普批准《臺北法案》，美國政府在臺灣問題上，又給中國擰緊了一道鏍扣，使臺灣下一步的走向，再次成了國人熱議的話題，這種熱議做為民意，不可能不影響到決策。但任何一項決策，都不是只根據輿情做出的，而是必須先考慮約束條件。決策者的決心或信心，取決於對如何打破約束條件的考慮，而不僅僅是迎合民意。 <text:line-break/><text:line-break/>從網路輿論看，不少國人的思維方式，還是習慣或喜歡籠而統之甚至大而華之看問題、談問題。如對美與中國開打貿易戰，一些人上來就是“打的一拳開，擋的百拳來"，"不打則已，打就打疼"。但怎麽打，用什麽打，打的結果是什麽？卻很少有人觸及。對臺灣問題也如是，張口就是“不入虎穴，焉得虎子"？"眼下不統，更待何時"？但你問他今夕何夕？如何深入虎穴得虎子？就語焉不詳了。這種不考慮自身或外部約束條件，只憑決心或信心（更多的是頭腦發熱）就拍腦袋做決策的主張，名曰愛國，實為害國。 <text:line-break/><text:line-break/>什麽是對決策的約束條件？讓我們以臺灣問題為例來探討一下： <text:line-break/><text:line-break/>其一，做為中國軍人，我想讓世界知道，經過20多年厲兵秣馬，我們已做好了隨時武力解決臺灣問題的準備，這一點，請世界包括美國不必懷疑。但為什麽還不動手？因為要計算成本和收益，所以要選擇時機。 <text:line-break/><text:line-break/>不可否認，大疫之下，美國手忙腳亂，軍力收縮，的確貌似出現了我武力解決臺灣問題的短暫窗口期，但除非此後的疫情發展使美國就此倒地不起，否則，僅僅抓住一個戰術窗口，還不足以解決我們日後將面臨的戰略困境。所以，如何判斷時機，選擇時機，就必須通觀全局。 <text:line-break/><text:line-break/>首先是要弄清楚，中國當下處於什麽時刻，什麽階段？一句話：千年復興，機遇難得，將強未強，將成未成之際。雖已是全球製造業第一大國，且是唯一全要素生產國，但同時又是自身資源不足以支撐製造業需求，自身市場亦不能完全消化製造業産品的國家。這時，外部的約束條件，將在很大程度上制約中國的興起。 <text:line-break/><text:line-break/>何況全球經濟包括中國經濟，都還處在美元體系之下，雖然中國是全球外匯儲備第一，高達三萬多億外儲，但如果你注意到了今年大疫爆發，美國為擺脫困境，一次就超發美元6萬億，就不難明白，我們與美國的不同，表現在什麽地方。 <text:line-break/><text:line-break/>當中國經濟和人民幣還未擺脫美元約束的情況下，或全球經濟與金融還處在美元體系中時，中國的任何決策（無論是政治的，經濟的還是軍事的），都不能不考慮這一首要外部約束。這並非怕不怕美國的問題，而是要考慮它對我的每一決策的傷害方式和傷害程度的問題，只有掂量清楚這兩點，才會懂得如何趨利避害，或如何兩害相權取其輕，確保中國自身利益最大化。 <text:line-break/><text:line-break/>其次，既然眼下是中國千年復興，將成未成之際，收復臺灣，是否是當務之急？如眼下不收臺灣，中國復興就無法繼續，甚至前功盡棄，那當然就只能果斷出手，畢全功於一役，志在必得。但如眼下收台，可能欲速不達，反被其累呢？是否還要橫下心來，不計得失，非收不可？ <text:line-break/><text:line-break/>因為從島內情勢看，文統無望，只能武統，但臺灣問題並非陸台兩家的內部事務，美國明擺著要插手其間且也有此實力。雖然我們判斷美基本不會直接武力干預我攻台，但間接干預呢，不是有可能，也不是很大可能，而是肯定會。 <text:line-break/><text:line-break/>按美軍設想，一旦發生台海之戰，美軍應不是直接對華開戰，而是聯合西方國家封鎖制裁中國，特別是用其海空優勢，掐斷中國海上生命線，使中國製造業所需資源無法輸入，所產商品無法輸出，同時通過紐約倫敦兩大金融中心，掐斷中國的資本鏈，必須看到，眼下雖遭大疫，加上金融危機在即，美國實力大減，但傾其全力走出上述步驟，還是做得到的。 <text:line-break/><text:line-break/>邏輯推演到這一步，收台與復興的輕與重，就不難掂量出來了。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我不止一次說過，臺灣問題，不管我們怎麽強調它屬於中國內政，但本質上仍是中美問題。如果沒有美國的深度介入，“台獨”就是個偽命題。但有了美國的背後撐腰，"台獨"就成了威脅中國主權完整的真問題。 <text:line-break/><text:line-break/>因此，解決臺灣問題的關鍵不在於如何解決台獨勢力，而在於要先解決中美實力對比。也就是說，在中美掰手腕未分勝負之前，臺灣問題不可能徹底解決。硬著頭皮解決，也只能做成一鍋夾生飯，讓臺灣成為我們背上的沈重包袱。因為台海一旦開戰，資金全部撤空，企業全都關門，人員全都失業的孤島，將讓我們注多少資金去重振其經濟，投多少人力去管理其社會？二千多萬不認同甚至敵視你的人口，用什麽方式管？難道一直軍管下去不成？這是多大的代價，多高的成本？這代價和成本難道不拖累甚至不拖垮復興大業？ <text:line-break/><text:line-break/>在復興之路上，中國是儘量輕裝前進好，還是在外有美西壓力，內有臺灣重負下前進好？而一旦完成復興大業，回頭解決臺灣問題不是更易如反掌麽？那些一味主張現在就動手的人，真的連這筆賬也算不過來？ <text:line-break/><text:line-break/>其三，有人會問，你說機會不對，在不正確的時間做正確的事也是錯誤的，那麽，什麽時間做這件事才是正確的？我前面說了：在中美角力分出高下之時。有人等不及，說那得等到猴年馬月？我說，等到猴年馬月也得等，但決不是乾等，乾等永遠等不來這一天。 <text:line-break/><text:line-break/>那麽，要怎麽等？要用美國擔心什麽你就幹什麽的方式等，如：要毫不猶豫地繼續擴大中國的全要素製造業優勢；要堅定推進人民幣國際化以抵銷美元大量注水對中國財富的稀釋和洗劫；要以支援華為為代表的中國新興產業為抓手，把中國優先打造成數位化社會；要通過軍工産業的長尾鏈效應，既拉動中國經濟，又加快軍力提升；要找到最捷徑最有效的境外資源獲取方式，最大限度地降低中國的資源瓶頸一一還有很多，不一一窮舉，一言蔽之，就是要不斷提高和增強中國掰手腕的力度，也最大程度上壓縮外部約束中國崛起的因素，讓見高下的那一天提早到來，那時，沒有了（或大大降低）美國因素，收復臺灣，如探囊取物，遇佛殺佛，見僧殺僧，試看誰敢做絆腳石！？ <text:line-break/><text:line-break/>以上問題，都不是僅僅靠做好單一軍事鬥爭準備就可以迎刃而解的，需要起碼做好政治的經濟的鬥爭準備，才可高懸戰旗。對此，顯然美國的決策者們一直看得很清楚，而我們中有些人則未必清楚。每逢台海風吹草動，必義憤群起，與論洶洶，造成決策壓力，完全不知這正中美國人下懷。因為這正是美國人想要的效果，也是美國人想讓臺灣問題成為問題的原因。有了這個抓手，美國政府就可以一次次設計各種涉台話題，給我們挖坑，而我們也不假思索，一次次往裏跳。這結果對誰有利，還用說嗎？ <text:line-break/><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這樣，我們才能從美國人強加給中國的解決臺灣問題的約束條件下擺脫出來。 <text:line-break/><text:line-break/>本來，單單解決臺灣問題並不難，難的就是如何解決那些約束條件。如果我們的思路，能從這些"約束條件“的約束下跳出來，即使這些約束條件還在，但我們卻不再被其約束，形勢就會發生有利於我方的轉變，主動權就會王車易位，逐漸轉向中國一邊。這種思路，才應是我們決策的依據和出發點。 <text:line-break/><text:line-break/>在這一攸關國運的嚴肅課題面前，一切只憑熱情或熱血就下斷言的說辭，都是輕率甚至輕浮的。中國的答卷上，只能有冷峻的，清醒的，不容置疑的實力，沒有其他。</text:p>
      <text:p text:style-name="P2">老羊   |  2020.05.07 11:56   |   <text:a xlink:type="simple" xlink:href="http://palinfo.habago.org/Entry?Command=Information_PrintForum&amp;#FORUM39161"><text:span text:style-name="T1">#</text:span></text:a></text:p>
      <text:p text:style-name="P3">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2">陳真   |  2020.05.07 10:55   |   <text:a xlink:type="simple" xlink:href="http://palinfo.habago.org/Entry?Command=Information_PrintForum&amp;#FORUM39160"><text:span text:style-name="T1">#</text:span></text:a></text:p>
      <text:p text:style-name="P4">(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2">鄭豐遠   |  2020.05.07 09:05   |   <text:a xlink:type="simple" xlink:href="http://palinfo.habago.org/Entry?Command=Information_PrintForum&amp;#FORUM39159"><text:span text:style-name="T1">#</text:span></text:a></text:p>
      <text:p text:style-name="P3">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2">鄭豐遠   |  2020.05.07 08:57   |   <text:a xlink:type="simple" xlink:href="http://palinfo.habago.org/Entry?Command=Information_PrintForum&amp;#FORUM39158"><text:span text:style-name="T1">#</text:span></text:a></text:p>
      <text:p text:style-name="P4">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2">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2">老羊   |  2020.05.07 08:44   |   <text:a xlink:type="simple" xlink:href="http://palinfo.habago.org/Entry?Command=Information_PrintForum&amp;#FORUM39157"><text:span text:style-name="T1">#</text:span></text:a></text:p>
      <text:p text:style-name="P3">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2">https://youtu.be/pWMOROuvFm4</text:span></text:a><text:s/><text:line-break/><text:line-break/>再看這個 <text:line-break/><text:a xlink:type="simple" xlink:href="https://youtu.be/cv-lpwvvllc"><text:span text:style-name="T2">https://youtu.be/cv-lpwvvllc</text:span></text:a><text:s/><text:line-break/><text:line-break/>看完如果有興趣，不妨再去觀視頻多挖些翟教授的視頻，可以學到不少好料。</text:p>
      <text:p text:style-name="P2">鄭豐遠   |  2020.05.07 07:26   |   <text:a xlink:type="simple" xlink:href="http://palinfo.habago.org/Entry?Command=Information_PrintForum&amp;#FORUM39156"><text:span text:style-name="T1">#</text:span></text:a></text:p>
      <text:p text:style-name="P4">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2">陳真   |  2020.05.06 20:58   |   <text:a xlink:type="simple" xlink:href="http://palinfo.habago.org/Entry?Command=Information_PrintForum&amp;#FORUM39155"><text:span text:style-name="T1">#</text:span></text:a></text:p>
      <text:p text:style-name="P3"><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2">陳真   |  2020.05.06 19:07   |   <text:a xlink:type="simple" xlink:href="http://palinfo.habago.org/Entry?Command=Information_PrintForum&amp;#FORUM39154"><text:span text:style-name="T1">#</text:span></text:a></text:p>
      <text:p text:style-name="P4">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2">陳真   |  2020.05.06 19:01   |   <text:a xlink:type="simple" xlink:href="http://palinfo.habago.org/Entry?Command=Information_PrintForum&amp;#FORUM39153"><text:span text:style-name="T1">#</text:span></text:a></text:p>
      <text:p text:style-name="P3">(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2">懷軒   |  2020.05.06 18:08   |   <text:a xlink:type="simple" xlink:href="http://palinfo.habago.org/Entry?Command=Information_PrintForum&amp;#FORUM39152"><text:span text:style-name="T1">#</text:span></text:a></text:p>
      <text:p text:style-name="P4">剛剛看到這新聞，太誇張了，這麼巧？肯定有鬼，根本就是滅口吧！ <text:line-break/><text:a xlink:type="simple" xlink:href="https://reurl.cc/8GXxbb"><text:span text:style-name="T2">https://reurl.cc/8GXxbb</text:span></text:a><text:s/><text:line-break/><text:line-break/>懷軒</text:p>
      <text:p text:style-name="P2">陳真   |  2020.05.06 16:33   |   <text:a xlink:type="simple" xlink:href="http://palinfo.habago.org/Entry?Command=Information_PrintForum&amp;#FORUM39151"><text:span text:style-name="T1">#</text:span></text:a></text:p>
      <text:p text:style-name="P3">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2">穎芝   |  2020.05.06 13:33   |   <text:a xlink:type="simple" xlink:href="http://palinfo.habago.org/Entry?Command=Information_PrintForum&amp;#FORUM39150"><text:span text:style-name="T1">#</text:span></text:a></text:p>
      <text:p text:style-name="P5"><text:span text:style-name="T3">該咎責的是立法委員，而不是法官⋯ <text:line-break/></text:span><text:a xlink:type="simple" xlink:href="https://youtu.be/LqWmNPqnLK8"><text:span text:style-name="T4">https://youtu.be/LqWmNPqnLK8</text:span></text:a></text:p>
      <text:p text:style-name="P2">張欲為   |  2020.05.06 12:59   |   <text:a xlink:type="simple" xlink:href="http://palinfo.habago.org/Entry?Command=Information_PrintForum&amp;iPage=1#FORUM39149"><text:span text:style-name="T1">#</text:span></text:a></text:p>
      <text:p text:style-name="P3">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2">陳真   |  2020.05.06 10:21   |   <text:a xlink:type="simple" xlink:href="http://palinfo.habago.org/Entry?Command=Information_PrintForum&amp;iPage=1#FORUM39148"><text:span text:style-name="T1">#</text:span></text:a></text:p>
      <text:p text:style-name="P6"><text:a xlink:type="simple" xlink:href="https://bit.ly/2WrBcnQ"><text:span text:style-name="T4">https://bit.ly/2WrBcnQ</text:span></text:a></text:p>
      <text:p text:style-name="P2">陳真   |  2020.05.06 03:40   |   <text:a xlink:type="simple" xlink:href="http://palinfo.habago.org/Entry?Command=Information_PrintForum&amp;iPage=1#FORUM39147"><text:span text:style-name="T1">#</text:span></text:a></text:p>
      <text:p text:style-name="P3">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2">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2">陳真   |  2020.05.05 20:58   |   <text:a xlink:type="simple" xlink:href="http://palinfo.habago.org/Entry?Command=Information_PrintForum&amp;iPage=1#FORUM39146"><text:span text:style-name="T1">#</text:span></text:a></text:p>
      <text:p text:style-name="P4">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2">陳真   |  2020.05.05 10:54   |   <text:a xlink:type="simple" xlink:href="http://palinfo.habago.org/Entry?Command=Information_PrintForum&amp;#FORUM39145"><text:span text:style-name="T1">#</text:span></text:a></text:p>
      <text:p text:style-name="P3">我看了一下內容： <text:line-break/><text:line-break/><text:a xlink:type="simple" xlink:href="https://bit.ly/3dcb3ju"><text:span text:style-name="T2">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2">穎芝   |  2020.05.05 10:38   |   <text:a xlink:type="simple" xlink:href="http://palinfo.habago.org/Entry?Command=Information_PrintForum&amp;#FORUM39144"><text:span text:style-name="T1">#</text:span></text:a></text:p>
      <text:p text:style-name="P4">科學人最新一期導讀：《2020年5月號《科學人》雜誌－透視新冠病毒》 <text:line-break/><text:a xlink:type="simple" xlink:href="https://youtu.be/fM5xmrlIk5w"><text:span text:style-name="T2">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2">https://sa.ylib.com/Catalog.aspx?id=292</text:span></text:a><text:s/><text:line-break/><text:line-break/></text:p>
      <text:p text:style-name="P2">衛思燕   |  2020.05.05 01:14   |   <text:a xlink:type="simple" xlink:href="http://palinfo.habago.org/Entry?Command=Information_PrintForum&amp;iPage=1#FORUM39143"><text:span text:style-name="T1">#</text:span></text:a></text:p>
      <text:p text:style-name="P3">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2">https://www.youtube.com/watch?v=iKcWu0tsiZM</text:span></text:a><text:s/><text:line-break/><text:line-break/>要看中文字幕的在底下: <text:line-break/><text:a xlink:type="simple" xlink:href="https://www.youtube.com/watch?v=lt7AD6f8y2o"><text:span text:style-name="T2">https://www.youtube.com/watch?v=lt7AD6f8y2o</text:span></text:a></text:p>
      <text:p text:style-name="P2">陳真   |  2020.05.04 20:25   |   <text:a xlink:type="simple" xlink:href="http://palinfo.habago.org/Entry?Command=Information_PrintForum&amp;iPage=1#FORUM39142"><text:span text:style-name="T1">#</text:span></text:a></text:p>
      <text:p text:style-name="P4">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2">孫從輔   |  2020.05.04 12:56   |   <text:a xlink:type="simple" xlink:href="http://palinfo.habago.org/Entry?Command=Information_PrintForum&amp;iPage=1#FORUM39141"><text:span text:style-name="T1">#</text:span></text:a></text:p>
      <text:p text:style-name="P3">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2">陳真   |  2020.05.04 12:42   |   <text:a xlink:type="simple" xlink:href="http://palinfo.habago.org/Entry?Command=Information_PrintForum&amp;iPage=1#FORUM39140"><text:span text:style-name="T1">#</text:span></text:a></text:p>
      <text:p text:style-name="P4">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2">陳真   |  2020.05.04 11:55   |   <text:a xlink:type="simple" xlink:href="http://palinfo.habago.org/Entry?Command=Information_PrintForum&amp;iPage=1#FORUM39139"><text:span text:style-name="T1">#</text:span></text:a></text:p>
      <text:p text:style-name="P3">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2">陳真   |  2020.05.04 01:09   |   <text:a xlink:type="simple" xlink:href="http://palinfo.habago.org/Entry?Command=Information_PrintForum&amp;iPage=1#FORUM39138"><text:span text:style-name="T1">#</text:span></text:a></text:p>
      <text:p text:style-name="P4">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2">陳真   |  2020.05.04 01:03   |   <text:a xlink:type="simple" xlink:href="http://palinfo.habago.org/Entry?Command=Information_PrintForum&amp;iPage=1#FORUM39137"><text:span text:style-name="T1">#</text:span></text:a></text:p>
      <text:p text:style-name="P3">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2">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2">孫從輔   |  2020.05.03 10:05   |   <text:a xlink:type="simple" xlink:href="http://palinfo.habago.org/Entry?Command=Information_PrintForum&amp;iPage=1#FORUM39134"><text:span text:style-name="T1">#</text:span></text:a></text:p>
      <text:p text:style-name="P4">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2">穎芝   |  2020.05.02 23:23   |   <text:a xlink:type="simple" xlink:href="http://palinfo.habago.org/Entry?Command=Information_PrintForum&amp;iPage=1#FORUM39133"><text:span text:style-name="T1">#</text:span></text:a></text:p>
      <text:p text:style-name="P3">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2">https://tinyurl.com/y8yo2ora</text:span></text:a><text:s/><text:line-break/><text:line-break/></text:p>
      <text:p text:style-name="P2">鄭豐遠   |  2020.05.01 15:19   |   <text:a xlink:type="simple" xlink:href="http://palinfo.habago.org/Entry?Command=Information_PrintForum&amp;iPage=1#FORUM39132"><text:span text:style-name="T1">#</text:span></text:a></text:p>
      <text:p text:style-name="P4">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2">衛思燕   |  2020.05.01 12:12   |   <text:a xlink:type="simple" xlink:href="http://palinfo.habago.org/Entry?Command=Information_PrintForum&amp;iPage=1#FORUM39131"><text:span text:style-name="T1">#</text:span></text:a></text:p>
      <text:p text:style-name="P3">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2">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7">穎芝   |  2020.05.01 11:53   |   </text:p>
      <text:p text:style-name="P3">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2">https://youtu.be/4bg_XQ7m0Es</text:span></text:a></text:p>
      <text:p text:style-name="P2">林炤育   |  2020.05.01 10:51   |   <text:a xlink:type="simple" xlink:href="http://palinfo.habago.org/Entry?Command=Information_PrintForum&amp;iPage=2#FORUM39129"><text:span text:style-name="T1">#</text:span></text:a></text:p>
      <text:p text:style-name="P4">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2">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2">邹子恒   |  2020.05.01 09:34   |   <text:a xlink:type="simple" xlink:href="http://palinfo.habago.org/Entry?Command=Information_PrintForum&amp;iPage=2#FORUM39128"><text:span text:style-name="T1">#</text:span></text:a></text:p>
      <text:p text:style-name="P3">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2">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